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9.45pt"/>
    </style:style>
    <style:style style:name="co6" style:family="table-column">
      <style:table-column-properties fo:break-before="auto" style:column-width="60.46pt"/>
    </style:style>
    <style:style style:name="co7" style:family="table-column">
      <style:table-column-properties fo:break-before="auto" style:column-width="64.6pt"/>
    </style:style>
    <style:style style:name="co8" style:family="table-column">
      <style:table-column-properties fo:break-before="auto" style:column-width="659.11pt"/>
    </style:style>
    <style:style style:name="co9" style:family="table-column">
      <style:table-column-properties fo:break-before="auto" style:column-width="70.16pt"/>
    </style:style>
    <style:style style:name="co10" style:family="table-column">
      <style:table-column-properties fo:break-before="auto" style:column-width="100.01pt"/>
    </style:style>
    <style:style style:name="co11" style:family="table-column">
      <style:table-column-properties fo:break-before="auto" style:column-width="68.74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Current">
      <style:table-properties table:display="true" style:writing-mode="lr-tb"/>
    </style:style>
    <style:style style:name="ta2" style:family="table" style:master-page-name="PageStyle_5f_Archive">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4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Current.E2"/>
        <table:content-validation table:name="val2" table:condition="of: and cell-content-is-between(OR(NOT(ISERROR(DATEVALUE([.F2]))); AND(ISNUMBER([.F2]); LEFT(CELL(&quot;format&quot;; [.F2]))=&quot;D&quot;)),0)" table:allow-empty-cell="true" table:base-cell-address="Current.F2"/>
        <table:content-validation table:name="val3" table:condition="of:cell-content-is-in-list(&quot;Probability&quot;;&quot;Analysis&quot;;&quot;Dynamical Systems&quot;;&quot;Theoretical Computer Science&quot;;&quot;ORIE&quot;)" table:allow-empty-cell="true" table:display-list="unsorted" table:base-cell-address="Archive.E2"/>
        <table:content-validation table:name="val4" table:condition="of: and cell-content-is-between(OR(NOT(ISERROR(DATEVALUE([.F2]))); AND(ISNUMBER([.F2]); LEFT(CELL(&quot;format&quot;; [.F2]))=&quot;D&quot;)),0)" table:allow-empty-cell="true" table:base-cell-address="Archive.F2"/>
      </table:content-validations>
      <table:table table:name="Curr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2" office:value-type="string" calcext:value-type="string">
            <text:p>The logic of floor division</text:p>
          </table:table-cell>
          <table:table-cell table:style-name="ce2"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4"/>
        </table:table-row>
        <table:table-row table:style-name="ro1">
          <table:table-cell table:style-name="ce2" office:value-type="string" calcext:value-type="string">
            <text:p>Pseudo-Maximum Likelihood Theory for High-Dimensional Rank-One Inference</text:p>
          </table:table-cell>
          <table:table-cell table:style-name="ce2"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2" office:value-type="string" calcext:value-type="string">
            <text:p>Syracuse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4"/>
        </table:table-row>
        <table:table-row table:style-name="ro1">
          <table:table-cell table:style-name="ce2" office:value-type="string" calcext:value-type="string">
            <text:p>Fast relaxation of the random field Ising dynamic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4"/>
        </table:table-row>
        <table:table-row table:style-name="ro1">
          <table:table-cell table:style-name="ce2" office:value-type="string" calcext:value-type="string">
            <text:p>Fundamental Limits of Low-Rank Matrix Estimation: Information-Theoretic and Computational Perspectives</text:p>
          </table:table-cell>
          <table:table-cell table:style-name="ce2"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7" table:formula="of:=FALSE()" office:value-type="float" office:value="0" calcext:value-type="float">
            <text:p>0</text:p>
          </table:table-cell>
          <table:table-cell table:style-name="ce8" office:value-type="time" office:time-value="PT16H30M00S" calcext:value-type="time">
            <text:p>16:30</text:p>
          </table:table-cell>
          <table:table-cell table:style-name="ce2" office:value-type="string" calcext:value-type="string">
            <text:p>Mallot 406</text:p>
          </table:table-cell>
          <table:table-cell table:style-name="ce4"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4"/>
        </table:table-row>
        <table:table-row table:style-name="ro1">
          <table:table-cell table:style-name="ce2" office:value-type="string" calcext:value-type="string">
            <text:p>(Cancelled)</text:p>
          </table:table-cell>
          <table:table-cell table:style-name="ce2"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3" office:value-type="string" calcext:value-type="string">
            <text:p>Spectrum of Lévy-Ornstein-Uhlenbeck semigroups on $\mathbb{R}^d$</text:p>
          </table:table-cell>
          <table:table-cell table:style-name="ce2"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2" office:value-type="string" calcext:value-type="string">
            <text:p>Binghamt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4"/>
        </table:table-row>
        <table:table-row table:style-name="ro1">
          <table:table-cell table:style-name="ce4" office:value-type="string" calcext:value-type="string">
            <text:p>Schrodinger bridge problem: large deviations and statistical applications</text:p>
          </table:table-cell>
          <table:table-cell table:style-name="ce2"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4"/>
        </table:table-row>
        <table:table-row table:style-name="ro1">
          <table:table-cell table:style-name="ce4" office:value-type="string" calcext:value-type="string">
            <text:p>Phase transitions for the 2D two-component Coulomb gas</text:p>
          </table:table-cell>
          <table:table-cell table:style-name="ce2"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2" office:value-type="string" calcext:value-type="string">
            <text:p>Columbia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 &lt;br/&gt;&lt;/br&gt;</text:p>
            <text:p>I will discuss joint work with Sylvia Serfaty which establishes these transitions rigorously. Our proof develops a new framework based on adaptive cluster expansions and electrostatic estimates.</text:p>
          </table:table-cell>
          <table:table-cell table:number-columns-repeated="1014"/>
        </table:table-row>
        <table:table-row table:style-name="ro1">
          <table:table-cell table:style-name="ce4" office:value-type="string" calcext:value-type="string">
            <text:p>Maker-Breaker percolation games on random boards</text:p>
          </table:table-cell>
          <table:table-cell table:style-name="ce2" office:value-type="string" calcext:value-type="string">
            <text:p>Victor Souza</text:p>
          </table:table-cell>
          <table:table-cell table:style-name="ce5" office:value-type="string" calcext:value-type="string">
            <text:p><text:a xlink:href="https://souza.id/" xlink:type="simple">https://souza.id/</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4"/>
        </table:table-row>
        <table:table-row table:style-name="ro1">
          <table:table-cell table:style-name="ce4" office:value-type="string" calcext:value-type="string">
            <text:p>All-something-nothing phase transition in planted subgraph recovery</text:p>
          </table:table-cell>
          <table:table-cell table:style-name="ce2"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4"/>
        </table:table-row>
        <table:table-row table:style-name="ro1">
          <table:table-cell table:style-name="ce4" office:value-type="string" calcext:value-type="string">
            <text:p>The Compensated Coupling</text:p>
          </table:table-cell>
          <table:table-cell table:style-name="ce2"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able:table-cell>
          <table:table-cell table:number-columns-repeated="1014"/>
        </table:table-row>
        <table:table-row table:style-name="ro1">
          <table:table-cell table:style-name="ce4" office:value-type="string" calcext:value-type="string">
            <text:p>One-arm exponents of the high-dimensional Ising model</text:p>
          </table:table-cell>
          <table:table-cell table:style-name="ce2"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2" office:value-type="string" calcext:value-type="string">
            <text:p>University of Lyon &amp; New York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4"/>
        </table:table-row>
        <table:table-row table:style-name="ro1">
          <table:table-cell table:style-name="ce4" office:value-type="string" calcext:value-type="string">
            <text:p>The chemical distance in high dimensional critical percolation</text:p>
          </table:table-cell>
          <table:table-cell table:style-name="ce2"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2" office:value-type="string" calcext:value-type="string">
            <text:p>City University of New York</text:p>
          </table:table-cell>
          <table:table-cell table:style-name="ce2"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9"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4"/>
        </table:table-row>
        <table:table-row table:style-name="ro1">
          <table:table-cell table:style-name="ce4" office:value-type="string" calcext:value-type="string">
            <text:p>Approaching moving targets</text:p>
          </table:table-cell>
          <table:table-cell table:style-name="ce2"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lassical Blackwell asks whether a fixed target can be hit; we ask whether a moving target, one that adjusts to realized conditions, can be tracked, and show that the answer is governed by a Lipschitz condition: the target must not move faster than the decision maker can adjust.</text:p>
          </table:table-cell>
          <table:table-cell table:number-columns-repeated="1014"/>
        </table:table-row>
        <table:table-row table:style-name="ro1">
          <table:table-cell table:style-name="ce4" office:value-type="string" calcext:value-type="string">
            <text:p>Pinning in symmetrized geometric last passage percolation</text:p>
          </table:table-cell>
          <table:table-cell table:style-name="ce2"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2" office:value-type="string" calcext:value-type="string">
            <text:p>University of Southern California</text:p>
          </table:table-cell>
          <table:table-cell table:style-name="ce2"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 (Streaming in Mallot 406)</text:p>
          </table:table-cell>
          <table:table-cell table:style-name="ce4" office:value-type="string" calcext:value-type="string">
            <text:p>In this talk, I will discuss symmetrized geometric last passage percolation. This is a prototypical model in the half-space KPZ universality class that has a natural interpretation as a line ensemble (a collection of random continuous functions). The model depends on parameters , which control the background noise strength away from and at the boundary of the model, respectively. Depending on whether $c &lt; 1$ (subcritical), $c = 1$ (critical), or $c &gt; 1$ (supercritical), the model exhibits different asymptotic behavior, and I will discuss some recent progress in understanding this from a line ensemble perspective. Based on joint works with Das, Serio, Yang, and Zhou.</text:p>
          </table:table-cell>
          <table:table-cell table:number-columns-repeated="1014"/>
        </table:table-row>
        <table:table-row table:style-name="ro1">
          <table:table-cell table:style-name="ce2" office:value-type="string" calcext:value-type="string">
            <text:p>Sharp thresholds and random integer programming</text:p>
          </table:table-cell>
          <table:table-cell table:style-name="ce2"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How many integer points lie in a random polytope? How are they spaced? What is their typical profile? Equivalently, how many solutions does a "typical" integer program have, and what is their geometry? &lt;br/&gt;&lt;br/&gt;</text:p>
            <text:p/>
            <text:p>Consider the canonical (symmetric) model in which the polytope is generated by intersecting independent, randomly oriented slabs. In joint work with Ruben Ascoli and Will Perkins, we give an essentially complete description of this model when the slabs have sufficient width (e.g., at least 4). Our methods introduce a suite of new information-theoretic ideas bridging this model with statistical physics and probabilistic combinatorics.</text:p>
          </table:table-cell>
          <table:table-cell table:number-columns-repeated="1014"/>
        </table:table-row>
        <table:table-row table:style-name="ro1">
          <table:table-cell table:style-name="ce4" office:value-type="string" calcext:value-type="string">
            <text:p>LLMs Learn Physical Rules Governing Dynamical Systems: A Geometric Investigation of Emergent Algorithms</text:p>
          </table:table-cell>
          <table:table-cell table:style-name="ce2"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Large Language Models (LLMs) can exhibit surprising, emergent (and undesigned for) abilities such as in context learning. We explore the ability of unprompted LLMs to autoregressively continue numerical time series data that emanate from well understood physical processes; whose governing transition probabilities are known to us. We find LLMs are able to discern the underlying probabilities, in context (on-the-fly), and achieve polynomial decay in ground truth error, as context length grows. &lt;br/&gt;&lt;br/&gt;</text:p>
            <text:p/>
            <text:p>This leads us to also wonder how it is that LLMs in-context-reason about stochastic time series, in general. Using tools from information geometry, we are able to uncover, quantify, and then describe some interesting LLM behaviors that arise in such in context learning. If we switch from LLMs, to small transformer-based toy models, we notice when such behaviors are nascent.</text:p>
          </table:table-cell>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2" table:number-rows-repeated="1048555">
          <table:table-cell table:number-columns-repeated="1024"/>
        </table:table-row>
        <table:table-row table:style-name="ro2">
          <table:table-cell table:number-columns-repeated="1024"/>
        </table:table-row>
      </table:table>
      <table:table table:name="Archive"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10" table:default-cell-style-name="Default"/>
        <table:table-column table:style-name="co11"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1" office:value-type="string" calcext:value-type="string">
            <text:p>Branching with a single point catalyst</text:p>
          </table:table-cell>
          <table:table-cell table:style-name="ce1" office:value-type="string" calcext:value-type="string">
            <text:p>Eugene Dynkin</text:p>
          </table:table-cell>
          <table:table-cell/>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07" calcext:value-type="date">
            <text:p>07/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Optimal drift for diffusions on $[0,1]$</text:p>
          </table:table-cell>
          <table:table-cell table:style-name="ce1" office:value-type="string" calcext:value-type="string">
            <text:p>Susan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14" calcext:value-type="date">
            <text:p>14/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oisson approximations to continuous security market models</text:p>
          </table:table-cell>
          <table:table-cell table:style-name="ce1" office:value-type="string" calcext:value-type="string">
            <text:p>Heike Dengler</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1" calcext:value-type="date">
            <text:p>21/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Finite and infinite systems of interacting diffusions</text:p>
          </table:table-cell>
          <table:table-cell table:style-name="ce1" office:value-type="string" calcext:value-type="string">
            <text:p>Ted Cox</text:p>
          </table:table-cell>
          <table:table-cell table:style-name="ce1"/>
          <table:table-cell table:style-name="ce1" office:value-type="string" calcext:value-type="string">
            <text:p>Syracus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8" calcext:value-type="date">
            <text:p>28/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symptotic behavior of basic contact process with rapid stirring</text:p>
          </table:table-cell>
          <table:table-cell table:style-name="ce1" office:value-type="string" calcext:value-type="string">
            <text:p>Norio Konno</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3-10-05" calcext:value-type="date">
            <text:p>05/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artingales, arbitrage and completeness</text:p>
          </table:table-cell>
          <table:table-cell table:style-name="ce1" office:value-type="string" calcext:value-type="string">
            <text:p>David Heath</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10-12" calcext:value-type="date">
            <text:p>12/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haracterizations of probability distributions by moment conditions</text:p>
          </table:table-cell>
          <table:table-cell table:style-name="ce1" office:value-type="string" calcext:value-type="string">
            <text:p>Michael Braverman</text:p>
          </table:table-cell>
          <table:table-cell table:style-name="ce1"/>
          <table:table-cell table:style-name="ce1" office:value-type="string" calcext:value-type="string">
            <text:p>Russian Academy of Sciences</text:p>
          </table:table-cell>
          <table:table-cell table:style-name="ce2" table:content-validation-name="val3" office:value-type="string" calcext:value-type="string">
            <text:p>Probability</text:p>
          </table:table-cell>
          <table:table-cell table:style-name="ce12" table:content-validation-name="val4" office:value-type="date" office:date-value="1993-10-19" calcext:value-type="date">
            <text:p>19/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oexistence for a catalytic surface reaction model</text:p>
          </table:table-cell>
          <table:table-cell table:style-name="ce1" office:value-type="string" calcext:value-type="string">
            <text:p>Claudia Neuhauser</text:p>
          </table:table-cell>
          <table:table-cell table:style-name="ce1"/>
          <table:table-cell table:style-name="ce1" office:value-type="string" calcext:value-type="string">
            <text:p>University of Wisconsin–Madison</text:p>
          </table:table-cell>
          <table:table-cell table:style-name="ce2" table:content-validation-name="val3" office:value-type="string" calcext:value-type="string">
            <text:p>Probability</text:p>
          </table:table-cell>
          <table:table-cell table:style-name="ce12" table:content-validation-name="val4" office:value-type="date" office:date-value="1993-11-02" calcext:value-type="date">
            <text:p>02/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Exponential integrability derived from Poincaré and logarithmic Sobolev inequalities</text:p>
          </table:table-cell>
          <table:table-cell table:style-name="ce1" office:value-type="string" calcext:value-type="string">
            <text:p>Shigeki Aida</text:p>
          </table:table-cell>
          <table:table-cell table:style-name="ce1"/>
          <table:table-cell table:style-name="ce1" office:value-type="string" calcext:value-type="string">
            <text:p>Tohoku University &amp; Massachusetts Institute of Technology</text:p>
          </table:table-cell>
          <table:table-cell table:style-name="ce2" table:content-validation-name="val3" office:value-type="string" calcext:value-type="string">
            <text:p>Probability</text:p>
          </table:table-cell>
          <table:table-cell table:style-name="ce12" table:content-validation-name="val4" office:value-type="date" office:date-value="1993-11-09" calcext:value-type="date">
            <text:p>09/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r$-majority action on $0 - 1$ sequences</text:p>
          </table:table-cell>
          <table:table-cell table:style-name="ce1" office:value-type="string" calcext:value-type="string">
            <text:p>Gadi Moran</text:p>
          </table:table-cell>
          <table:table-cell table:style-name="ce1"/>
          <table:table-cell table:style-name="ce1" office:value-type="string" calcext:value-type="string">
            <text:p>University of Haifa</text:p>
          </table:table-cell>
          <table:table-cell table:style-name="ce2" table:content-validation-name="val3" office:value-type="string" calcext:value-type="string">
            <text:p>Probability</text:p>
          </table:table-cell>
          <table:table-cell table:style-name="ce12" table:content-validation-name="val4" office:value-type="date" office:date-value="1994-01-25" calcext:value-type="date">
            <text:p>25/01/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flecting Brownian motions and their applications to Sobolev spaces</text:p>
          </table:table-cell>
          <table:table-cell table:style-name="ce1" office:value-type="string" calcext:value-type="string">
            <text:p>Zhen-Qing Chen</text:p>
          </table:table-cell>
          <table:table-cell table:style-name="ce1"/>
          <table:table-cell table:style-name="ce1"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12" table:content-validation-name="val4" office:value-type="date" office:date-value="1994-02-01" calcext:value-type="date">
            <text:p>01/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oment equations of probability measure-valued processes</text:p>
          </table:table-cell>
          <table:table-cell table:style-name="ce1" office:value-type="string" calcext:value-type="string">
            <text:p>Peter March</text:p>
          </table:table-cell>
          <table:table-cell table:style-name="ce1"/>
          <table:table-cell table:style-name="ce1" office:value-type="string" calcext:value-type="string">
            <text:p>The Ohio Stat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08" calcext:value-type="date">
            <text:p>08/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Limit theorems for Markov snakes</text:p>
          </table:table-cell>
          <table:table-cell table:style-name="ce1" office:value-type="string" calcext:value-type="string">
            <text:p>Sergei Kuznetsov</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2-15" calcext:value-type="date">
            <text:p>15/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Branching random walk with a critical branching part</text:p>
          </table:table-cell>
          <table:table-cell table:style-name="ce1" office:value-type="string" calcext:value-type="string">
            <text:p>Harry Kesten</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22" calcext:value-type="date">
            <text:p>22/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central limit theorem in $D[0,1]$ with some applications</text:p>
          </table:table-cell>
          <table:table-cell table:style-name="ce1" office:value-type="string" calcext:value-type="string">
            <text:p>Vygantas Paulauskas</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3-01" calcext:value-type="date">
            <text:p>01/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nomalous scaling in fluid mixing</text:p>
          </table:table-cell>
          <table:table-cell table:style-name="ce1" office:value-type="string" calcext:value-type="string">
            <text:p>Qiang Zhang</text:p>
          </table:table-cell>
          <table:table-cell table:style-name="ce1"/>
          <table:table-cell table:style-name="ce1" office:value-type="string" calcext:value-type="string">
            <text:p>Stony Brook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3-08" calcext:value-type="date">
            <text:p>08/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Droplet-driven relaxation of stochastic Ising model</text:p>
          </table:table-cell>
          <table:table-cell table:style-name="ce1" office:value-type="string" calcext:value-type="string">
            <text:p>Roberto Schonman</text:p>
          </table:table-cell>
          <table:table-cell table:style-name="ce1"/>
          <table:table-cell table:style-name="ce1"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12" table:content-validation-name="val4" office:value-type="date" office:date-value="1994-03-15" calcext:value-type="date">
            <text:p>15/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Greedy lattice animals</text:p>
          </table:table-cell>
          <table:table-cell table:style-name="ce1" office:value-type="string" calcext:value-type="string">
            <text:p>Sungchul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4-05" calcext:value-type="date">
            <text:p>05/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ercolation on hyperbolic graphs</text:p>
          </table:table-cell>
          <table:table-cell table:style-name="ce1" office:value-type="string" calcext:value-type="string">
            <text:p>Itai Benjamini</text:p>
          </table:table-cell>
          <table:table-cell table:style-name="ce1"/>
          <table:table-cell table:style-name="ce1"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12" table:content-validation-name="val4" office:value-type="date" office:date-value="1994-04-12" calcext:value-type="date">
            <text:p>12/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cursive self-similarity for random trees, random triangulations and Brownian excursion</text:p>
          </table:table-cell>
          <table:table-cell table:style-name="ce1" office:value-type="string" calcext:value-type="string">
            <text:p>David Aldous</text:p>
          </table:table-cell>
          <table:table-cell table:style-name="ce1"/>
          <table:table-cell table:style-name="ce1"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2" table:content-validation-name="val4" office:value-type="date" office:date-value="1994-04-19" calcext:value-type="date">
            <text:p>19/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4" office:value-type="string" calcext:value-type="string">
            <text:p>Geometry and randomness</text:p>
          </table:table-cell>
          <table:table-cell table:style-name="ce2" office:value-type="string" calcext:value-type="string">
            <text:p>Persi Diaconis</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09-05" calcext:value-type="date">
            <text:p>05/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removable boundary singularities for quasilinear PDE's</text:p>
          </table:table-cell>
          <table:table-cell table:style-name="ce2" office:value-type="string" calcext:value-type="string">
            <text:p>Eugene Dynkin &amp; Sergei Kuznetsov</text:p>
          </table:table-cell>
          <table:table-cell table:style-name="ce2"/>
          <table:table-cell table:style-name="ce2" office:value-type="string" calcext:value-type="string">
            <text:p>Cornell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4-09-12" calcext:value-type="date">
            <text:p>12/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ritical values on spread-out lattices</text:p>
          </table:table-cell>
          <table:table-cell table:style-name="ce2" office:value-type="string" calcext:value-type="string">
            <text:p>Mathew Penrose</text:p>
          </table:table-cell>
          <table:table-cell table:style-name="ce2"/>
          <table:table-cell table:style-name="ce2" office:value-type="string" calcext:value-type="string">
            <text:p>University of Durham</text:p>
          </table:table-cell>
          <table:table-cell table:style-name="ce2" table:content-validation-name="val3" office:value-type="string" calcext:value-type="string">
            <text:p>Probability</text:p>
          </table:table-cell>
          <table:table-cell table:style-name="ce6" table:content-validation-name="val4" office:value-type="date" office:date-value="1994-09-19" calcext:value-type="date">
            <text:p>19/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pping problems for the simple random walk</text:p>
          </table:table-cell>
          <table:table-cell table:style-name="ce2" office:value-type="string" calcext:value-type="string">
            <text:p>Peter Antal</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09-26" calcext:value-type="date">
            <text:p>26/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homeomorphisms of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03" calcext:value-type="date">
            <text:p>03/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ems in geometric probability</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24" calcext:value-type="date">
            <text:p>24/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monic functions on graphs and manifolds</text:p>
          </table:table-cell>
          <table:table-cell table:style-name="ce2" office:value-type="string" calcext:value-type="string">
            <text:p>Itai Benjamini</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0-31" calcext:value-type="date">
            <text:p>31/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s for systems with moving boundaries</text:p>
          </table:table-cell>
          <table:table-cell table:style-name="ce2" office:value-type="string" calcext:value-type="string">
            <text:p>Lincoln Chay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4-11-07" calcext:value-type="date">
            <text:p>07/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face problem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14" calcext:value-type="date">
            <text:p>14/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rface order large deviations for the Ising model and percolation in 3 or more dimensions</text:p>
          </table:table-cell>
          <table:table-cell table:style-name="ce2" office:value-type="string" calcext:value-type="string">
            <text:p>Ágoston Pisztora</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1-21" calcext:value-type="date">
            <text:p>21/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central limit theorem for minimal spanning trees</text:p>
          </table:table-cell>
          <table:table-cell table:style-name="ce2" office:value-type="string" calcext:value-type="string">
            <text:p>Sungchul L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28" calcext:value-type="date">
            <text:p>28/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with rates depending on the number of occupied neighbor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06" calcext:value-type="date">
            <text:p>06/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central limit theorem for simple exclusions and zero-range dynamics</text:p>
          </table:table-cell>
          <table:table-cell table:style-name="ce2" office:value-type="string" calcext:value-type="string">
            <text:p>Sunder Sethuram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13" calcext:value-type="date">
            <text:p>13/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ward a Riemannian geometry on the space of loop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5-02-20" calcext:value-type="date">
            <text:p>20/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pricing of contingent claims under constraints</text:p>
          </table:table-cell>
          <table:table-cell table:style-name="ce2" office:value-type="string" calcext:value-type="string">
            <text:p>Sing-gang Ko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27" calcext:value-type="date">
            <text:p>27/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cal extinction for a class of interacting diffusion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3-06" calcext:value-type="date">
            <text:p>06/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race formula for multidimensional Schrodinger operators</text:p>
          </table:table-cell>
          <table:table-cell table:style-name="ce2" office:value-type="string" calcext:value-type="string">
            <text:p>Zhongzin Zhao</text:p>
          </table:table-cell>
          <table:table-cell table:style-name="ce2"/>
          <table:table-cell table:style-name="ce2" office:value-type="string" calcext:value-type="string">
            <text:p>University of Missouri, St. Louis</text:p>
          </table:table-cell>
          <table:table-cell table:style-name="ce2" table:content-validation-name="val3" office:value-type="string" calcext:value-type="string">
            <text:p>Probability</text:p>
          </table:table-cell>
          <table:table-cell table:style-name="ce6" table:content-validation-name="val4" office:value-type="date" office:date-value="1995-03-13" calcext:value-type="date">
            <text:p>13/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marks on first-passage percolation</text:p>
          </table:table-cell>
          <table:table-cell table:style-name="ce2" office:value-type="string" calcext:value-type="string">
            <text:p>Charles Newman</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5-03-27" calcext:value-type="date">
            <text:p>27/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near additive functionals of superdiffusions and related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04-03" calcext:value-type="date">
            <text:p>03/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n argument of Gray and Ekhaus and $\cdot$/GI/1 queues</text:p>
          </table:table-cell>
          <table:table-cell table:style-name="ce2" office:value-type="string" calcext:value-type="string">
            <text:p>Thomas Mountford</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5-04-17" calcext:value-type="date">
            <text:p>17/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litative structure of level lines of 2D random fields</text:p>
          </table:table-cell>
          <table:table-cell table:style-name="ce2" office:value-type="string" calcext:value-type="string">
            <text:p>Ken Alexander</text:p>
          </table:table-cell>
          <table:table-cell table:style-name="ce2"/>
          <table:table-cell table:style-name="ce2" office:value-type="string" calcext:value-type="string">
            <text:p>University of Southern California, Dornsife</text:p>
          </table:table-cell>
          <table:table-cell table:style-name="ce2" table:content-validation-name="val3" office:value-type="string" calcext:value-type="string">
            <text:p>Probability</text:p>
          </table:table-cell>
          <table:table-cell table:style-name="ce6" table:content-validation-name="val4" office:value-type="date" office:date-value="1995-04-24" calcext:value-type="date">
            <text:p>24/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ymmetrization, concentration inequality and $0-1$ laws for Lévy chao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1" calcext:value-type="date">
            <text:p>11/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witching stochastic systems: asymptotic results and applications</text:p>
          </table:table-cell>
          <table:table-cell table:style-name="ce2" office:value-type="string" calcext:value-type="string">
            <text:p>Vladimir Anisimov</text:p>
          </table:table-cell>
          <table:table-cell table:style-name="ce2"/>
          <table:table-cell table:style-name="ce2" office:value-type="string" calcext:value-type="string">
            <text:p>Kiev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8" calcext:value-type="date">
            <text:p>18/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tree random measur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25" calcext:value-type="date">
            <text:p>25/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ercolation of arbitrary words in $\{0,1\}^{\mathbb{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2" calcext:value-type="date">
            <text:p>02/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 of spectral gap for elliptic operators by coupling</text:p>
          </table:table-cell>
          <table:table-cell table:style-name="ce2" office:value-type="string" calcext:value-type="string">
            <text:p>Mu-Fa Chen</text:p>
          </table:table-cell>
          <table:table-cell table:style-name="ce2"/>
          <table:table-cell table:style-name="ce2" office:value-type="string" calcext:value-type="string">
            <text:p>Beijing Norma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9" calcext:value-type="date">
            <text:p>09/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positive solutions of $\Delta u=u^\alpha$ in a domain of $\mathbb{R}^d$ and on a Riemannian manifold</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16" calcext:value-type="date">
            <text:p>16/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inear additive functionals of superdiffusions and their application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23" calcext:value-type="date">
            <text:p>23/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eometric properties of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0-30" calcext:value-type="date">
            <text:p>30/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qualitative properties of stochastic partial differential equations</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1-06" calcext:value-type="date">
            <text:p>06/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lation equations: wavelets for probabilists</text:p>
          </table:table-cell>
          <table:table-cell table:style-name="ce2" office:value-type="string" calcext:value-type="string">
            <text:p>Richard Gundy</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13" calcext:value-type="date">
            <text:p>13/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all's transform via stochastic analysis</text:p>
          </table:table-cell>
          <table:table-cell table:style-name="ce2" office:value-type="string" calcext:value-type="string">
            <text:p>Leonard Gros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20" calcext:value-type="date">
            <text:p>20/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symptotic results for the branching exclusion process on $\mathbb{Z}^d$</text:p>
          </table:table-cell>
          <table:table-cell table:style-name="ce2" office:value-type="string" calcext:value-type="string">
            <text:p>Fabio Machado</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11-27" calcext:value-type="date">
            <text:p>27/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valued diffusion limits of the contact process with applications to asymptotics for critical valu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2-04" calcext:value-type="date">
            <text:p>04/1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arge deviations for the random field Kac model</text:p>
          </table:table-cell>
          <table:table-cell table:style-name="ce2" office:value-type="string" calcext:value-type="string">
            <text:p>Pierre Picco</text:p>
          </table:table-cell>
          <table:table-cell table:style-name="ce2"/>
          <table:table-cell table:style-name="ce2" office:value-type="string" calcext:value-type="string">
            <text:p>Centre de Physique Théorique CNRS Marseille</text:p>
          </table:table-cell>
          <table:table-cell table:style-name="ce2" table:content-validation-name="val3" office:value-type="string" calcext:value-type="string">
            <text:p>Probability</text:p>
          </table:table-cell>
          <table:table-cell table:style-name="ce6" table:content-validation-name="val4" office:value-type="date" office:date-value="1996-01-29" calcext:value-type="date">
            <text:p>29/0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stinguishing sceneries by observing them along a random walk path</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05" calcext:value-type="date">
            <text:p>05/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ochastic perturbations in curvature driven flows - variational approach</text:p>
          </table:table-cell>
          <table:table-cell table:style-name="ce2" office:value-type="string" calcext:value-type="string">
            <text:p>Nung Kwan Yip</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2" calcext:value-type="date">
            <text:p>12/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lative entropy and mixing properties of some infinite dimensional spaces</text:p>
          </table:table-cell>
          <table:table-cell table:style-name="ce2" office:value-type="string" calcext:value-type="string">
            <text:p>Alejandro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9" calcext:value-type="date">
            <text:p>19/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semilinear elliptic equations with nonlinear drift term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26" calcext:value-type="date">
            <text:p>26/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ong range dependence, heavy tails and renewal theorems</text:p>
          </table:table-cell>
          <table:table-cell table:style-name="ce2" office:value-type="string" calcext:value-type="string">
            <text:p>Gennady Samorodni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04" calcext:value-type="date">
            <text:p>04/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ttling the Yamada-Watanabe uniqueness result for different types of SPDEs</text:p>
          </table:table-cell>
          <table:table-cell table:style-name="ce2" office:value-type="string" calcext:value-type="string">
            <text:p>Hassan Alloub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11" calcext:value-type="date">
            <text:p>11/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pace-time Brownian motion, irregularity of boundary points and exit distributions</text:p>
          </table:table-cell>
          <table:table-cell table:style-name="ce2" office:value-type="string" calcext:value-type="string">
            <text:p>Pawel Kroeger</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6-03-25" calcext:value-type="date">
            <text:p>25/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perator limit distributions and semigroups</text:p>
          </table:table-cell>
          <table:table-cell table:style-name="ce2" office:value-type="string" calcext:value-type="string">
            <text:p>Zbigniew Jurek</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1996-04-01" calcext:value-type="date">
            <text:p>01/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stics, information theory and related inequalities</text:p>
          </table:table-cell>
          <table:table-cell table:style-name="ce2" office:value-type="string" calcext:value-type="string">
            <text:p>Johannes Kemperman</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15" calcext:value-type="date">
            <text:p>15/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pproximation of Brownian local time using the skeletal random walks</text:p>
          </table:table-cell>
          <table:table-cell table:style-name="ce2" office:value-type="string" calcext:value-type="string">
            <text:p>Frank Knight</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1996-04-22" calcext:value-type="date">
            <text:p>22/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rictly local martingales on models for securities prices</text:p>
          </table:table-cell>
          <table:table-cell table:style-name="ce2" office:value-type="string" calcext:value-type="string">
            <text:p>Carlos S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29" calcext:value-type="date">
            <text:p>29/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to equilibria for fluid models of FIFO queueing networks</text:p>
          </table:table-cell>
          <table:table-cell table:style-name="ce2" office:value-type="string" calcext:value-type="string">
            <text:p>Maury Bramson</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occupation time distributions for excursions of Lévy processes</text:p>
          </table:table-cell>
          <table:table-cell table:style-name="ce2" office:value-type="string" calcext:value-type="string">
            <text:p>Ron Getoo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samples in models with selection</text:p>
          </table:table-cell>
          <table:table-cell table:style-name="ce2" office:value-type="string" calcext:value-type="string">
            <text:p>Claudia Neuhauser</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CLT for dependent summands and applications to the anti-voter model and other models</text:p>
          </table:table-cell>
          <table:table-cell table:style-name="ce2" office:value-type="string" calcext:value-type="string">
            <text:p>Yosi Rinott</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9-09" calcext:value-type="date">
            <text:p>09/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martingale problems of turbulence, its prediction and optimal control</text:p>
          </table:table-cell>
          <table:table-cell table:style-name="ce2" office:value-type="string" calcext:value-type="string">
            <text:p>S. Srithan</text:p>
          </table:table-cell>
          <table:table-cell table:style-name="ce2"/>
          <table:table-cell table:style-name="ce2" office:value-type="string" calcext:value-type="string">
            <text:p>University of Colorado &amp; U.S. Navy</text:p>
          </table:table-cell>
          <table:table-cell table:style-name="ce2" table:content-validation-name="val3" office:value-type="string" calcext:value-type="string">
            <text:p>Probability</text:p>
          </table:table-cell>
          <table:table-cell table:style-name="ce6" table:content-validation-name="val4" office:value-type="date" office:date-value="1996-09-16" calcext:value-type="date">
            <text:p>16/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on infinite products</text:p>
          </table:table-cell>
          <table:table-cell table:style-name="ce2" office:value-type="string" calcext:value-type="string">
            <text:p>Laurent Saloff-Coste</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1996-09-30" calcext:value-type="date">
            <text:p>30/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reen's function estimates for alpha-stable processes in bounded domain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07" calcext:value-type="date">
            <text:p>07/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imer's inequality for disjoint occurence of event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1" calcext:value-type="date">
            <text:p>21/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on groups: strong stationary time approach</text:p>
          </table:table-cell>
          <table:table-cell table:style-name="ce2" office:value-type="string" calcext:value-type="string">
            <text:p>Igor Pak</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8" calcext:value-type="date">
            <text:p>28/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rates for some Monte Carlo Markov chains</text:p>
          </table:table-cell>
          <table:table-cell table:style-name="ce2" office:value-type="string" calcext:value-type="string">
            <text:p>C. R. Hwang</text:p>
          </table:table-cell>
          <table:table-cell table:style-name="ce2"/>
          <table:table-cell table:style-name="ce2" office:value-type="string" calcext:value-type="string">
            <text:p>Academia Sinica Taipei</text:p>
          </table:table-cell>
          <table:table-cell table:style-name="ce2" table:content-validation-name="val3" office:value-type="string" calcext:value-type="string">
            <text:p>Probability</text:p>
          </table:table-cell>
          <table:table-cell table:style-name="ce6" table:content-validation-name="val4" office:value-type="date" office:date-value="1996-11-04" calcext:value-type="date">
            <text:p>04/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spatial model for the abundance of specie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11" calcext:value-type="date">
            <text:p>11/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style-name="ce2" table:number-columns-repeated="20"/>
          <table:table-cell table:number-columns-repeated="994"/>
        </table:table-row>
        <table:table-row table:style-name="ro1">
          <table:table-cell table:style-name="ce2" office:value-type="string" calcext:value-type="string">
            <text:p>Intrinsic ultra-contractivity and conditional gauge for symmetric stable process</text:p>
          </table:table-cell>
          <table:table-cell table:style-name="ce2" office:value-type="string" calcext:value-type="string">
            <text:p>Ren-min Song</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1996-11-18" calcext:value-type="date">
            <text:p>18/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edator mediated coexistence</text:p>
          </table:table-cell>
          <table:table-cell table:style-name="ce2" office:value-type="string" calcext:value-type="string">
            <text:p>Nikhil Sha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25" calcext:value-type="date">
            <text:p>25/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problems arising from the study of DNA sequenc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2-02" calcext:value-type="date">
            <text:p>02/1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Blackwell optimality in Markov decision processes</text:p>
          </table:table-cell>
          <table:table-cell table:style-name="ce2" office:value-type="string" calcext:value-type="string">
            <text:p>Alexander Yushkevich</text:p>
          </table:table-cell>
          <table:table-cell table:style-name="ce2"/>
          <table:table-cell table:style-name="ce2" office:value-type="string" calcext:value-type="string">
            <text:p>University of North Carolin, Charlotte </text:p>
          </table:table-cell>
          <table:table-cell table:style-name="ce2" table:content-validation-name="val3" office:value-type="string" calcext:value-type="string">
            <text:p>Probability</text:p>
          </table:table-cell>
          <table:table-cell table:style-name="ce6" table:content-validation-name="val4" office:value-type="date" office:date-value="1997-01-27" calcext:value-type="date">
            <text:p>27/0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s on distance between two diffusion kernel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03" calcext:value-type="date">
            <text:p>03/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igenfunctions on Sierpiński lattices</text:p>
          </table:table-cell>
          <table:table-cell table:style-name="ce2" office:value-type="string" calcext:value-type="string">
            <text:p>Alexander Teplyae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0" calcext:value-type="date">
            <text:p>10/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s for measures</text:p>
          </table:table-cell>
          <table:table-cell table:style-name="ce2" office:value-type="string" calcext:value-type="string">
            <text:p>Persi Diaconis</text:p>
          </table:table-cell>
          <table:table-cell table:style-name="ce2"/>
          <table:table-cell table:style-name="ce2" office:value-type="string" calcext:value-type="string">
            <text:p>Cornell University &amp; 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7" calcext:value-type="date">
            <text:p>17/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in classical groups over finite fields</text:p>
          </table:table-cell>
          <table:table-cell table:style-name="ce2" office:value-type="string" calcext:value-type="string">
            <text:p>Jason Fulman</text:p>
          </table:table-cell>
          <table:table-cell table:style-name="ce2"/>
          <table:table-cell table:style-name="ce2" office:value-type="string" calcext:value-type="string">
            <text:p>Harvard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2-24" calcext:value-type="date">
            <text:p>24/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lf-organized criticality and the statistics of natural hazards</text:p>
          </table:table-cell>
          <table:table-cell table:style-name="ce2" office:value-type="string" calcext:value-type="string">
            <text:p>Donald Turcot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03" calcext:value-type="date">
            <text:p>03/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10" calcext:value-type="date">
            <text:p>10/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olar boundary sets for superdiffusions and removable lateral singularities for nonlinear parabolic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3-24" calcext:value-type="date">
            <text:p>24/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arles Stein's method for birth and death chains</text:p>
          </table:table-cell>
          <table:table-cell table:style-name="ce2" office:value-type="string" calcext:value-type="string">
            <text:p>Susan Holm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31" calcext:value-type="date">
            <text:p>31/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ynamical percolation</text:p>
          </table:table-cell>
          <table:table-cell table:style-name="ce2" office:value-type="string" calcext:value-type="string">
            <text:p>Jeff Steif</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07" calcext:value-type="date">
            <text:p>07/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isk measures for use in regulating financial institutions</text:p>
          </table:table-cell>
          <table:table-cell table:style-name="ce2" office:value-type="string" calcext:value-type="string">
            <text:p>David Heat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14" calcext:value-type="date">
            <text:p>14/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directed version of the Metropolis algorithm</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nonlinear PDEs arising from finance</text:p>
          </table:table-cell>
          <table:table-cell table:style-name="ce2" office:value-type="string" calcext:value-type="string">
            <text:p>Glen Swind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mpleteness of securities market models: an operator point of view</text:p>
          </table:table-cell>
          <table:table-cell table:style-name="ce2" office:value-type="string" calcext:value-type="string">
            <text:p>Robert Batti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8" calcext:value-type="date">
            <text:p>28/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and holomorphic functions on infinite dimensional groups</text:p>
          </table:table-cell>
          <table:table-cell table:style-name="ce2" office:value-type="string" calcext:value-type="string">
            <text:p>Maria Gordin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5-05" calcext:value-type="date">
            <text:p>05/05/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08" calcext:value-type="date">
            <text:p>08/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spatial stochastic model for sickle cell disease</text:p>
          </table:table-cell>
          <table:table-cell table:style-name="ce2" office:value-type="string" calcext:value-type="string">
            <text:p>Rinaldo Schinazi</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1997-09-15" calcext:value-type="date">
            <text:p>15/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examples of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2" calcext:value-type="date">
            <text:p>22/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9" calcext:value-type="date">
            <text:p>29/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 part II</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06" calcext:value-type="date">
            <text:p>06/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Zenos walk and iterated function systems</text:p>
          </table:table-cell>
          <table:table-cell table:style-name="ce2" office:value-type="string" calcext:value-type="string">
            <text:p>David Steinsaltz</text:p>
          </table:table-cell>
          <table:table-cell table:style-name="ce2"/>
          <table:table-cell table:style-name="ce2" office:value-type="string" calcext:value-type="string">
            <text:p>University of Berlin</text:p>
          </table:table-cell>
          <table:table-cell table:style-name="ce2" table:content-validation-name="val3" office:value-type="string" calcext:value-type="string">
            <text:p>Probability</text:p>
          </table:table-cell>
          <table:table-cell table:style-name="ce6" table:content-validation-name="val4" office:value-type="date" office:date-value="1997-10-13" calcext:value-type="date">
            <text:p>13/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emonic algorithms for efficient simulation of complex Markov chains</text:p>
          </table:table-cell>
          <table:table-cell table:style-name="ce2" office:value-type="string" calcext:value-type="string">
            <text:p>Thomas Y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0" calcext:value-type="date">
            <text:p>20/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ultiplicative cascades</text:p>
          </table:table-cell>
          <table:table-cell table:style-name="ce2" office:value-type="string" calcext:value-type="string">
            <text:p>Ed Weymeier</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7" calcext:value-type="date">
            <text:p>27/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Fibonacci sequences and the number $1.3198824\dotsc$</text:p>
          </table:table-cell>
          <table:table-cell table:style-name="ce2" office:value-type="string" calcext:value-type="string">
            <text:p>Divakar Viswanath,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03" calcext:value-type="date">
            <text:p>03/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0" calcext:value-type="date">
            <text:p>10/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 II</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7" calcext:value-type="date">
            <text:p>17/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t bodies</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1997-11-24" calcext:value-type="date">
            <text:p>24/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explain how system performance is affected by the interplay of averages in a fluid queue with long range dependence induced by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2-01" calcext:value-type="date">
            <text:p>01/1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rst passage distributions and reflected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1-26" calcext:value-type="date">
            <text:p>26/0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onstruction of a 3 color random scenery on $\mathbb{Z}$ seen along the path of a symmetric random walk</text:p>
          </table:table-cell>
          <table:table-cell table:style-name="ce2" office:value-type="string" calcext:value-type="string">
            <text:p>Heinrich Matzing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02" calcext:value-type="date">
            <text:p>02/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 principle for random walk in a quenched random environment in the low speed regime</text:p>
          </table:table-cell>
          <table:table-cell table:style-name="ce2" office:value-type="string" calcext:value-type="string">
            <text:p>Tobias Povel</text:p>
          </table:table-cell>
          <table:table-cell table:style-name="ce2"/>
          <table:table-cell table:style-name="ce2" office:value-type="string" calcext:value-type="string">
            <text:p>ETH Zürich &amp; 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8-02-09" calcext:value-type="date">
            <text:p>09/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solution for a parabolic stochastic PDE with boundary condition</text:p>
          </table:table-cell>
          <table:table-cell table:style-name="ce2" office:value-type="string" calcext:value-type="string">
            <text:p>Min K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16" calcext:value-type="date">
            <text:p>16/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duality approach to proving uniqueness</text:p>
          </table:table-cell>
          <table:table-cell table:style-name="ce2" office:value-type="string" calcext:value-type="string">
            <text:p>Leonid Mytnik</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1998-02-23" calcext:value-type="date">
            <text:p>23/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s of particle system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02" calcext:value-type="date">
            <text:p>02/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allel simulated annealing and genetic algorithms</text:p>
          </table:table-cell>
          <table:table-cell table:style-name="ce2" office:value-type="string" calcext:value-type="string">
            <text:p>Christian Meise,</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1998-03-09" calcext:value-type="date">
            <text:p>09/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sitive solutions of nonlinear PDE's: history and recent development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30" calcext:value-type="date">
            <text:p>30/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ne trace on the boundary for solutions of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06" calcext:value-type="date">
            <text:p>06/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istence of stationary distributions in reaction-diffusion processes via a hydrodynamic limit</text:p>
          </table:table-cell>
          <table:table-cell table:style-name="ce2" office:value-type="string" calcext:value-type="string">
            <text:p>Eknath Belbas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13" calcext:value-type="date">
            <text:p>13/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sting 'properties' using probability</text:p>
          </table:table-cell>
          <table:table-cell table:style-name="ce2" office:value-type="string" calcext:value-type="string">
            <text:p>Ronitt Rubinfel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0" calcext:value-type="date">
            <text:p>20/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w far apart are the trees in a uniform spanning forest?</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7" calcext:value-type="date">
            <text:p>27/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07" calcext:value-type="date">
            <text:p>07/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and ring theory</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14" calcext:value-type="date">
            <text:p>14/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When are multiple stochastic integrals independent?</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1" calcext:value-type="date">
            <text:p>21/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number of visited sites and exotic behaviors of random walks on Cayley graph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8" calcext:value-type="date">
            <text:p>28/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Brownian motion and Riemannian geometry</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05" calcext:value-type="date">
            <text:p>05/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the voter model</text:p>
          </table:table-cell>
          <table:table-cell table:style-name="ce2" office:value-type="string" calcext:value-type="string">
            <text:p>Jochen Geiger</text:p>
          </table:table-cell>
          <table:table-cell table:style-name="ce2"/>
          <table:table-cell table:style-name="ce2" office:value-type="string" calcext:value-type="string">
            <text:p>Goethe University Frankfurt</text:p>
          </table:table-cell>
          <table:table-cell table:style-name="ce2" table:content-validation-name="val3" office:value-type="string" calcext:value-type="string">
            <text:p>Probability</text:p>
          </table:table-cell>
          <table:table-cell table:style-name="ce13" table:content-validation-name="val4" office:value-type="date" office:date-value="1998-10-19" calcext:value-type="date">
            <text:p>19/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existence of attractive probability measures for iterated function systems</text:p>
          </table:table-cell>
          <table:table-cell table:style-name="ce2" office:value-type="string" calcext:value-type="string">
            <text:p>Radhu Zhara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26" calcext:value-type="date">
            <text:p>26/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xact sampling from Markov chains using coupling from the past</text:p>
          </table:table-cell>
          <table:table-cell table:style-name="ce2" office:value-type="string" calcext:value-type="string">
            <text:p>Mark Hu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2" calcext:value-type="date">
            <text:p>02/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Nonlinearly skewed Brownian motion</text:p>
          </table:table-cell>
          <table:table-cell table:style-name="ce2" office:value-type="string" calcext:value-type="string">
            <text:p>Haya Kaspi</text:p>
          </table:table-cell>
          <table:table-cell table:style-name="ce2"/>
          <table:table-cell table:style-name="ce2" office:value-type="string" calcext:value-type="string">
            <text:p>Technion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9" calcext:value-type="date">
            <text:p>09/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dically finite probability (an explanation for probabilists)</text:p>
          </table:table-cell>
          <table:table-cell table:style-name="ce2" office:value-type="string" calcext:value-type="string">
            <text:p>Walker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23" calcext:value-type="date">
            <text:p>23/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30" calcext:value-type="date">
            <text:p>30/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avy tail modeling in time series and telecommunications</text:p>
          </table:table-cell>
          <table:table-cell table:style-name="ce2" office:value-type="string" calcext:value-type="string">
            <text:p>Eric van den 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01" calcext:value-type="date">
            <text:p>01/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turn probabilities of simple random walk on percolation clusters</text:p>
          </table:table-cell>
          <table:table-cell table:style-name="ce2" office:value-type="string" calcext:value-type="string">
            <text:p>Chris Hoffman</text:p>
          </table:table-cell>
          <table:table-cell table:style-name="ce2"/>
          <table:table-cell table:style-name="ce2" office:value-type="string" calcext:value-type="string">
            <text:p>University of Maryland</text:p>
          </table:table-cell>
          <table:table-cell table:style-name="ce2" table:content-validation-name="val3" office:value-type="string" calcext:value-type="string">
            <text:p>Probability</text:p>
          </table:table-cell>
          <table:table-cell table:style-name="ce13" table:content-validation-name="val4" office:value-type="date" office:date-value="1999-02-08" calcext:value-type="date">
            <text:p>08/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spectrum of the generator of an infinite-dimensional diffusion</text:p>
          </table:table-cell>
          <table:table-cell table:style-name="ce2" office:value-type="string" calcext:value-type="string">
            <text:p>Yurii Suhov</text:p>
          </table:table-cell>
          <table:table-cell table:style-name="ce2"/>
          <table:table-cell table:style-name="ce2" office:value-type="string" calcext:value-type="string">
            <text:p>University of Cambridge &amp; University of California, Santa Barbara</text:p>
          </table:table-cell>
          <table:table-cell table:style-name="ce2" table:content-validation-name="val3" office:value-type="string" calcext:value-type="string">
            <text:p>Probability</text:p>
          </table:table-cell>
          <table:table-cell table:style-name="ce13" table:content-validation-name="val4" office:value-type="date" office:date-value="1999-02-15" calcext:value-type="date">
            <text:p>15/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lving stochastic parabolic differential equations with methods from white noise analysis</text:p>
          </table:table-cell>
          <table:table-cell table:style-name="ce2" office:value-type="string" calcext:value-type="string">
            <text:p>Thomas Deck</text:p>
          </table:table-cell>
          <table:table-cell table:style-name="ce2"/>
          <table:table-cell table:style-name="ce2" office:value-type="string" calcext:value-type="string">
            <text:p>University of Manheim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22" calcext:value-type="date">
            <text:p>22/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spanning trees of Cayley graphs and compactifications of groups</text:p>
          </table:table-cell>
          <table:table-cell table:style-name="ce2" office:value-type="string" calcext:value-type="string">
            <text:p>Steve Evan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3" table:content-validation-name="val4" office:value-type="date" office:date-value="1999-03-01" calcext:value-type="date">
            <text:p>01/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onary sequences with joint Poisson distributions</text:p>
          </table:table-cell>
          <table:table-cell table:style-name="ce2" office:value-type="string" calcext:value-type="string">
            <text:p>Gerard Letac</text:p>
          </table:table-cell>
          <table:table-cell table:style-name="ce2"/>
          <table:table-cell table:style-name="ce2" office:value-type="string" calcext:value-type="string">
            <text:p>University of Toulouse &amp; Pennsylvania Stat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08" calcext:value-type="date">
            <text:p>08/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oo Movies: Convergence of rescaled particle systems to measure-valued diffusio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15" calcext:value-type="date">
            <text:p>15/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cipient infinite clusters in percolation</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29" calcext:value-type="date">
            <text:p>29/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dging options with small transaction costs</text:p>
          </table:table-cell>
          <table:table-cell table:style-name="ce2" office:value-type="string" calcext:value-type="string">
            <text:p>Ilya G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05" calcext:value-type="date">
            <text:p>05/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ternal diffusion limited aggregation</text:p>
          </table:table-cell>
          <table:table-cell table:style-name="ce2" office:value-type="string" calcext:value-type="string">
            <text:p>Sebastien Blacher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12" calcext:value-type="date">
            <text:p>12/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generalized Ray-Knight theorem and the most visited site of a Lévy process</text:p>
          </table:table-cell>
          <table:table-cell table:style-name="ce2" office:value-type="string" calcext:value-type="string">
            <text:p>Michael Marcus</text:p>
          </table:table-cell>
          <table:table-cell table:style-name="ce2"/>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13" table:content-validation-name="val4" office:value-type="date" office:date-value="1999-04-19" calcext:value-type="date">
            <text:p>19/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nnihilating and coalescing random walk</text:p>
          </table:table-cell>
          <table:table-cell table:style-name="ce2" office:value-type="string" calcext:value-type="string">
            <text:p>David Stephen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26" calcext:value-type="date">
            <text:p>26/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ampling from genetic mapping populations via stochastic optimization: applications, methods and results</text:p>
          </table:table-cell>
          <table:table-cell table:style-name="ce2" office:value-type="string" calcext:value-type="string">
            <text:p>Dan Brown and Todd Visi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5-03" calcext:value-type="date">
            <text:p>03/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functional central limit theorem for equilibrium paths of economic dynamics</text:p>
          </table:table-cell>
          <table:table-cell table:style-name="ce2" office:value-type="string" calcext:value-type="string">
            <text:p>Igor Evstigneev</text:p>
          </table:table-cell>
          <table:table-cell table:style-name="ce2"/>
          <table:table-cell table:style-name="ce2" office:value-type="string" calcext:value-type="string">
            <text:p>Central Mathematics and Economics Institute, Russian Academy of Moscow</text:p>
          </table:table-cell>
          <table:table-cell table:style-name="ce2" table:content-validation-name="val3" office:value-type="string" calcext:value-type="string">
            <text:p>Probability</text:p>
          </table:table-cell>
          <table:table-cell table:style-name="ce13" table:content-validation-name="val4" office:value-type="date" office:date-value="1999-05-10" calcext:value-type="date">
            <text:p>10/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FO queue in heavy traffic, branching and measure-valued processe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06" calcext:value-type="date">
            <text:p>06/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invariance of heat kernel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9-09-13" calcext:value-type="date">
            <text:p>13/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versity, stability and coexistence in competitive multispecies models</text:p>
          </table:table-cell>
          <table:table-cell table:style-name="ce2" office:value-type="string" calcext:value-type="string">
            <text:p>Claudia Neuhauser</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09-20" calcext:value-type="date">
            <text:p>20/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is the support that an attractive probability (measure) gets?</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27" calcext:value-type="date">
            <text:p>27/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 of fluid models to recurrence and central limits for queueing networks</text:p>
          </table:table-cell>
          <table:table-cell table:style-name="ce2" office:value-type="string" calcext:value-type="string">
            <text:p>Maury Bram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10-04" calcext:value-type="date">
            <text:p>04/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vasion percolation cluster</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0-18" calcext:value-type="date">
            <text:p>18/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1" calcext:value-type="date">
            <text:p>01/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 equivalence of statistical experiments</text:p>
          </table:table-cell>
          <table:table-cell table:style-name="ce2" office:value-type="string" calcext:value-type="string">
            <text:p>Michael Nussb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8" calcext:value-type="date">
            <text:p>08/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tential kernel and hitting distribution of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15" calcext:value-type="date">
            <text:p>15/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finite source Poisson model for data communications</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2" calcext:value-type="date">
            <text:p>22/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s for random permutations</text:p>
          </table:table-cell>
          <table:table-cell table:style-name="ce2" office:value-type="string" calcext:value-type="string">
            <text:p>Percy Deift</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9" calcext:value-type="date">
            <text:p>29/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oran model (work of Aldous)</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1-31" calcext:value-type="date">
            <text:p>31/0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aring heat kernel and pinned Wiener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0-02-07" calcext:value-type="date">
            <text:p>07/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asymptotics in Dirichlet spaces</text:p>
          </table:table-cell>
          <table:table-cell table:style-name="ce2" office:value-type="string" calcext:value-type="string">
            <text:p>Jose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14" calcext:value-type="date">
            <text:p>14/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analysis on configuration spaces</text:p>
          </table:table-cell>
          <table:table-cell table:style-name="ce2" office:value-type="string" calcext:value-type="string">
            <text:p>Yuri Kondratiev</text:p>
          </table:table-cell>
          <table:table-cell table:style-name="ce2"/>
          <table:table-cell table:style-name="ce2" office:value-type="string" calcext:value-type="string">
            <text:p>Bon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21" calcext:value-type="date">
            <text:p>21/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nal diffusion limited aggregation on hypercubic lattices</text:p>
          </table:table-cell>
          <table:table-cell table:style-name="ce2" office:value-type="string" calcext:value-type="string">
            <text:p>Sebastien Blachere</text:p>
          </table:table-cell>
          <table:table-cell table:style-name="ce2"/>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00-02-28" calcext:value-type="date">
            <text:p>28/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asymptotics of the range of random walks</text:p>
          </table:table-cell>
          <table:table-cell table:style-name="ce2" office:value-type="string" calcext:value-type="string">
            <text:p>Yuji Hamana</text:p>
          </table:table-cell>
          <table:table-cell table:style-name="ce2"/>
          <table:table-cell table:style-name="ce2" office:value-type="string" calcext:value-type="string">
            <text:p>Kyushu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06" calcext:value-type="date">
            <text:p>06/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lliptic diffusions on infinite products</text:p>
          </table:table-cell>
          <table:table-cell table:style-name="ce2" office:value-type="string" calcext:value-type="string">
            <text:p>Alexander Bendikov</text:p>
          </table:table-cell>
          <table:table-cell table:style-name="ce2"/>
          <table:table-cell table:style-name="ce2" office:value-type="string" calcext:value-type="string">
            <text:p>University of Erlangen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13" calcext:value-type="date">
            <text:p>13/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screpancy metric and random walks by irrational rotation</text:p>
          </table:table-cell>
          <table:table-cell table:style-name="ce2" office:value-type="string" calcext:value-type="string">
            <text:p>Francis Su</text:p>
          </table:table-cell>
          <table:table-cell table:style-name="ce2"/>
          <table:table-cell table:style-name="ce2" office:value-type="string" calcext:value-type="string">
            <text:p>Harvey Mudd Colleg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27" calcext:value-type="date">
            <text:p>27/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does the support tell us about the uniqueness of the invariant probability measure?</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03" calcext:value-type="date">
            <text:p>03/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nsion percolation</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10" calcext:value-type="date">
            <text:p>10/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persion for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0-04-17" calcext:value-type="date">
            <text:p>17/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ootstrap percolation of iterated convex hulls</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24" calcext:value-type="date">
            <text:p>24/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lauber dynamics at zero temperature</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0-05-01" calcext:value-type="date">
            <text:p>01/05/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atial branching models under the palm distribution: how to bring into focus the exceptional 'surviving mass'?</text:p>
          </table:table-cell>
          <table:table-cell table:style-name="ce2" office:value-type="string" calcext:value-type="string">
            <text:p>Anita Winter</text:p>
          </table:table-cell>
          <table:table-cell table:style-name="ce2"/>
          <table:table-cell table:style-name="ce2" office:value-type="string" calcext:value-type="string">
            <text:p>University of Erlangen</text:p>
          </table:table-cell>
          <table:table-cell table:style-name="ce2" table:content-validation-name="val3" office:value-type="string" calcext:value-type="string">
            <text:p>Probability</text:p>
          </table:table-cell>
          <table:table-cell table:style-name="ce6" table:content-validation-name="val4" office:value-type="date" office:date-value="2000-09-04" calcext:value-type="date">
            <text:p>04/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dentifying the Poisson boundary of random walks on graphs</text:p>
          </table:table-cell>
          <table:table-cell table:style-name="ce2" office:value-type="string" calcext:value-type="string">
            <text:p>Wolfgang Woess</text:p>
          </table:table-cell>
          <table:table-cell table:style-name="ce2"/>
          <table:table-cell table:style-name="ce2" office:value-type="string" calcext:value-type="string">
            <text:p>Technische Universitaet Graz</text:p>
          </table:table-cell>
          <table:table-cell table:style-name="ce2" table:content-validation-name="val3" office:value-type="string" calcext:value-type="string">
            <text:p>Probability</text:p>
          </table:table-cell>
          <table:table-cell table:style-name="ce6" table:content-validation-name="val4" office:value-type="date" office:date-value="2000-09-11" calcext:value-type="date">
            <text:p>11/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ponential decay of positivity preserving semigroups on $L^p$</text:p>
          </table:table-cell>
          <table:table-cell table:style-name="ce2" office:value-type="string" calcext:value-type="string">
            <text:p>Masanori Hino</text:p>
          </table:table-cell>
          <table:table-cell table:style-name="ce2"/>
          <table:table-cell table:style-name="ce2" office:value-type="string" calcext:value-type="string">
            <text:p>Kyoto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18" calcext:value-type="date">
            <text:p>18/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hedging in incomplete markets</text:p>
          </table:table-cell>
          <table:table-cell table:style-name="ce2" office:value-type="string" calcext:value-type="string">
            <text:p>Phil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25" calcext:value-type="date">
            <text:p>25/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logistic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02" calcext:value-type="date">
            <text:p>02/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d constraints on the Bethe lattice</text:p>
          </table:table-cell>
          <table:table-cell table:style-name="ce2" office:value-type="string" calcext:value-type="string">
            <text:p>Peter Winkler</text:p>
          </table:table-cell>
          <table:table-cell table:style-name="ce2"/>
          <table:table-cell table:style-name="ce2" office:value-type="string" calcext:value-type="string">
            <text:p>Bell Labs</text:p>
          </table:table-cell>
          <table:table-cell table:style-name="ce2" table:content-validation-name="val3" office:value-type="string" calcext:value-type="string">
            <text:p>Probability</text:p>
          </table:table-cell>
          <table:table-cell table:style-name="ce6" table:content-validation-name="val4" office:value-type="date" office:date-value="2000-10-16" calcext:value-type="date">
            <text:p>16/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ttracting edge property for a class of reinforced random walk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23" calcext:value-type="date">
            <text:p>23/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chains and degenerate stochastic differential equations</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0-10-30" calcext:value-type="date">
            <text:p>30/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athematical model for traffic jams: some results and conjectures</text:p>
          </table:table-cell>
          <table:table-cell table:style-name="ce2" office:value-type="string" calcext:value-type="string">
            <text:p>David Griffeat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0-11-06" calcext:value-type="date">
            <text:p>06/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ange intervals of a stochastic process and long range dependence</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13" calcext:value-type="date">
            <text:p>13/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new results for the stepping stone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20" calcext:value-type="date">
            <text:p>20/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iterated function systems</text:p>
          </table:table-cell>
          <table:table-cell table:style-name="ce2" office:value-type="string" calcext:value-type="string">
            <text:p>Orjan Stenflo</text:p>
          </table:table-cell>
          <table:table-cell table:style-name="ce2"/>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0-11-27" calcext:value-type="date">
            <text:p>27/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finite dimensional Langevin equations: uniqueness and rate of convergence for finite dimensional approximations</text:p>
          </table:table-cell>
          <table:table-cell table:style-name="ce2" office:value-type="string" calcext:value-type="string">
            <text:p>Sigurd Assing</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0-12-04" calcext:value-type="date">
            <text:p>04/1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 on wreath product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1-29" calcext:value-type="date">
            <text:p>29/0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wer bound for convergence in total variation: D. Wilson's lemm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05" calcext:value-type="date">
            <text:p>05/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y for random sequential packing</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12" calcext:value-type="date">
            <text:p>12/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ditioned super Brownian motion</text:p>
          </table:table-cell>
          <table:table-cell table:style-name="ce2" office:value-type="string" calcext:value-type="string">
            <text:p>Tom Salisbury</text:p>
          </table:table-cell>
          <table:table-cell table:style-name="ce2"/>
          <table:table-cell table:style-name="ce2" office:value-type="string" calcext:value-type="string">
            <text:p>York University, Canada</text:p>
          </table:table-cell>
          <table:table-cell table:style-name="ce2" table:content-validation-name="val3" office:value-type="string" calcext:value-type="string">
            <text:p>Probability</text:p>
          </table:table-cell>
          <table:table-cell table:style-name="ce6" table:content-validation-name="val4" office:value-type="date" office:date-value="2001-02-19" calcext:value-type="date">
            <text:p>19/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erm Gaussian behavior of reversible processe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26" calcext:value-type="date">
            <text:p>26/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random convex compact sets in Banach spaces</text:p>
          </table:table-cell>
          <table:table-cell table:style-name="ce2" office:value-type="string" calcext:value-type="string">
            <text:p>Vygantas Paulauskas</text:p>
          </table:table-cell>
          <table:table-cell table:style-name="ce2"/>
          <table:table-cell table:style-name="ce2" office:value-type="string" calcext:value-type="string">
            <text:p>Vilnius University &amp; 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05" calcext:value-type="date">
            <text:p>05/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st graphs for the random walker</text:p>
          </table:table-cell>
          <table:table-cell table:style-name="ce2" office:value-type="string" calcext:value-type="string">
            <text:p>Balint Virag</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12" calcext:value-type="date">
            <text:p>12/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behavior of Brownian motion on compact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3-26" calcext:value-type="date">
            <text:p>26/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 of stochastic dynamics in classical continuous systems</text:p>
          </table:table-cell>
          <table:table-cell table:style-name="ce2" office:value-type="string" calcext:value-type="string">
            <text:p>Martin Grothaus</text:p>
          </table:table-cell>
          <table:table-cell table:style-name="ce2"/>
          <table:table-cell table:style-name="ce2" office:value-type="string" calcext:value-type="string">
            <text:p>University of Bonn &amp; 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1-04-02" calcext:value-type="date">
            <text:p>02/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s on finitely generated groups</text:p>
          </table:table-cell>
          <table:table-cell table:style-name="ce2" office:value-type="string" calcext:value-type="string">
            <text:p>Christophe Pittet</text:p>
          </table:table-cell>
          <table:table-cell table:style-name="ce2"/>
          <table:table-cell table:style-name="ce2" office:value-type="string" calcext:value-type="string">
            <text:p>University of Toulous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4-09" calcext:value-type="date">
            <text:p>09/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in a random environment</text:p>
          </table:table-cell>
          <table:table-cell table:style-name="ce2" office:value-type="string" calcext:value-type="string">
            <text:p>Harold Widom</text:p>
          </table:table-cell>
          <table:table-cell table:style-name="ce2"/>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6" table:content-validation-name="val4" office:value-type="date" office:date-value="2001-04-16" calcext:value-type="date">
            <text:p>16/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ixing properties for mechanical motion of a charged particle in a random medium</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1-04-23" calcext:value-type="date">
            <text:p>23/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s of the continuous-time ballot theorem to Brownian excursions and fragmentation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0" calcext:value-type="date">
            <text:p>10/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7" calcext:value-type="date">
            <text:p>17/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mportance sampling with non-equivalent measures</text:p>
          </table:table-cell>
          <table:table-cell table:style-name="ce2" office:value-type="string" calcext:value-type="string">
            <text:p>Jeremy St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24" calcext:value-type="date">
            <text:p>24/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grated Brownian motions and exact $L_2$-small balls</text:p>
          </table:table-cell>
          <table:table-cell table:style-name="ce2" office:value-type="string" calcext:value-type="string">
            <text:p>Jan Hannig</text:p>
          </table:table-cell>
          <table:table-cell table:style-name="ce2"/>
          <table:table-cell table:style-name="ce2" office:value-type="string" calcext:value-type="string">
            <text:p>Colorad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01" calcext:value-type="date">
            <text:p>01/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ynamics of the oil spill</text:p>
          </table:table-cell>
          <table:table-cell table:style-name="ce2" office:value-type="string" calcext:value-type="string">
            <text:p>Vadim Kaloshin</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10-15" calcext:value-type="date">
            <text:p>15/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eat kernel asymptotics on the lamplighter group</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22" calcext:value-type="date">
            <text:p>22/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chotomy problem for Gaussian measures on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05" calcext:value-type="date">
            <text:p>05/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lete financial markets with hidden arbitrage</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2" calcext:value-type="date">
            <text:p>12/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hreshold routing queueing system in heavy traffic</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9" calcext:value-type="date">
            <text:p>19/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tô-Skorohod formula for fractional Brownian motion</text:p>
          </table:table-cell>
          <table:table-cell table:style-name="ce2" office:value-type="string" calcext:value-type="string">
            <text:p>Arnaud de la Pradelle</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1-11-26" calcext:value-type="date">
            <text:p>26/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onexistence of a class of random variable generation schemes</text:p>
          </table:table-cell>
          <table:table-cell table:style-name="ce2" office:value-type="string" calcext:value-type="string">
            <text:p>Shane Hend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2-03" calcext:value-type="date">
            <text:p>03/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ean-field critical behavior for the contact process</text:p>
          </table:table-cell>
          <table:table-cell table:style-name="ce2" office:value-type="string" calcext:value-type="string">
            <text:p>Akira Saska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1-12-10" calcext:value-type="date">
            <text:p>10/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inforced random walks</text:p>
          </table:table-cell>
          <table:table-cell table:style-name="ce2" office:value-type="string" calcext:value-type="string">
            <text:p>Pierre Tarres</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02-01-28" calcext:value-type="date">
            <text:p>28/0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uffling chromosom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04" calcext:value-type="date">
            <text:p>04/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ricing American options with the Longstaff Schwartz algorithm</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11" calcext:value-type="date">
            <text:p>11/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calculus for some Gaussian processes</text:p>
          </table:table-cell>
          <table:table-cell table:style-name="ce2" office:value-type="string" calcext:value-type="string">
            <text:p>Zhongmin Qian</text:p>
          </table:table-cell>
          <table:table-cell table:style-name="ce2"/>
          <table:table-cell table:style-name="ce2" office:value-type="string" calcext:value-type="string">
            <text:p>Cornell University &amp; CNRS</text:p>
          </table:table-cell>
          <table:table-cell table:style-name="ce2" table:content-validation-name="val3" office:value-type="string" calcext:value-type="string">
            <text:p>Probability</text:p>
          </table:table-cell>
          <table:table-cell table:style-name="ce6" table:content-validation-name="val4" office:value-type="date" office:date-value="2002-02-25" calcext:value-type="date">
            <text:p>25/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scaling limit of loop-erased walk on the square lattic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04" calcext:value-type="date">
            <text:p>04/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estimation problems for GARCH model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2-03-11" calcext:value-type="date">
            <text:p>11/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ails of solutions of certain nonlinear stochastic differential equations driven by heavy tailed Lévy motion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25" calcext:value-type="date">
            <text:p>25/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of price equilibria of random economic systems</text:p>
          </table:table-cell>
          <table:table-cell table:style-name="ce2" office:value-type="string" calcext:value-type="string">
            <text:p>Esa Nummelin</text:p>
          </table:table-cell>
          <table:table-cell table:style-name="ce2"/>
          <table:table-cell table:style-name="ce2" office:value-type="string" calcext:value-type="string">
            <text:p>University of Helsinki</text:p>
          </table:table-cell>
          <table:table-cell table:style-name="ce2" table:content-validation-name="val3" office:value-type="string" calcext:value-type="string">
            <text:p>Probability</text:p>
          </table:table-cell>
          <table:table-cell table:style-name="ce6" table:content-validation-name="val4" office:value-type="date" office:date-value="2002-04-01" calcext:value-type="date">
            <text:p>01/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ethod of enlargement of obstacles</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08" calcext:value-type="date">
            <text:p>08/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fferential geometry of the space of probability measure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2-04-15" calcext:value-type="date">
            <text:p>15/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s on group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22" calcext:value-type="date">
            <text:p>22/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vergence from Boltzmann to Landau processes with soft potential and particle approximations</text:p>
          </table:table-cell>
          <table:table-cell table:style-name="ce2" office:value-type="string" calcext:value-type="string">
            <text:p>Sylvie Méléard</text:p>
          </table:table-cell>
          <table:table-cell table:style-name="ce2"/>
          <table:table-cell table:style-name="ce2" office:value-type="string" calcext:value-type="string">
            <text:p>Université Paris X</text:p>
          </table:table-cell>
          <table:table-cell table:style-name="ce2" table:content-validation-name="val3" office:value-type="string" calcext:value-type="string">
            <text:p>Probability</text:p>
          </table:table-cell>
          <table:table-cell table:style-name="ce6" table:content-validation-name="val4" office:value-type="date" office:date-value="2002-04-29" calcext:value-type="date">
            <text:p>29/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exit time of Brownian motion from unbounded domain</text:p>
          </table:table-cell>
          <table:table-cell table:style-name="ce2" office:value-type="string" calcext:value-type="string">
            <text:p>Wenbo V.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2-09-16" calcext:value-type="date">
            <text:p>16/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positive solutions of semilinear partial differential equat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23" calcext:value-type="date">
            <text:p>23/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ticles that interact with a "gas" of random walk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30" calcext:value-type="date">
            <text:p>30/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functional central limit theorem for the branching random walk</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0-07" calcext:value-type="date">
            <text:p>07/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yaunov exponent for the parabolic Anderson model</text:p>
          </table:table-cell>
          <table:table-cell table:style-name="ce2" office:value-type="string" calcext:value-type="string">
            <text:p>Michael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2-10-21" calcext:value-type="date">
            <text:p>21/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ruptible exact sampling in the passive case</text:p>
          </table:table-cell>
          <table:table-cell table:style-name="ce2" office:value-type="string" calcext:value-type="string">
            <text:p>Keith Crank</text:p>
          </table:table-cell>
          <table:table-cell table:style-name="ce2"/>
          <table:table-cell table:style-name="ce2" office:value-type="string" calcext:value-type="string">
            <text:p>National Science Foundation</text:p>
          </table:table-cell>
          <table:table-cell table:style-name="ce2" table:content-validation-name="val3" office:value-type="string" calcext:value-type="string">
            <text:p>Probability</text:p>
          </table:table-cell>
          <table:table-cell table:style-name="ce6" table:content-validation-name="val4" office:value-type="date" office:date-value="2002-10-28" calcext:value-type="date">
            <text:p>28/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Callaway—Hopcroft—Kleinberg—Newman—Strogatz percolation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04" calcext:value-type="date">
            <text:p>04/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motions on matrix groups</text:p>
          </table:table-cell>
          <table:table-cell table:style-name="ce2" office:value-type="string" calcext:value-type="string">
            <text:p>Gyula Pap</text:p>
          </table:table-cell>
          <table:table-cell table:style-name="ce2"/>
          <table:table-cell table:style-name="ce2" office:value-type="string" calcext:value-type="string">
            <text:p>Southern Illino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1" calcext:value-type="date">
            <text:p>11/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restriction propertie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8" calcext:value-type="date">
            <text:p>18/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ris irreducibility of iterates of random S-unimodal interval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25" calcext:value-type="date">
            <text:p>25/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Bochner type theorem for measures on configuration spaces</text:p>
          </table:table-cell>
          <table:table-cell table:style-name="ce2" office:value-type="string" calcext:value-type="string">
            <text:p>Tobias Kuna</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2-12-09" calcext:value-type="date">
            <text:p>09/1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volving sets and mixing</text:p>
          </table:table-cell>
          <table:table-cell table:style-name="ce2" office:value-type="string" calcext:value-type="string">
            <text:p>Ben Morri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creteness, noise and pattern formation in reactive systems</text:p>
          </table:table-cell>
          <table:table-cell table:style-name="ce2" office:value-type="string" calcext:value-type="string">
            <text:p>Nadav Shnerb</text:p>
          </table:table-cell>
          <table:table-cell table:style-name="ce2"/>
          <table:table-cell table:style-name="ce2" office:value-type="string" calcext:value-type="string">
            <text:p>Bar-Il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wave equation with a multiplicative noise term</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3-02-10" calcext:value-type="date">
            <text:p>10/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aussian random fields on manifolds</text:p>
          </table:table-cell>
          <table:table-cell table:style-name="ce2" office:value-type="string" calcext:value-type="string">
            <text:p>Robert Adler</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2-24" calcext:value-type="date">
            <text:p>24/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 soup</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03" calcext:value-type="date">
            <text:p>03/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roximating the effects of beneficial mutations by coalescents with multiple collision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10" calcext:value-type="date">
            <text:p>10/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alogies in the stepping stone model</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31" calcext:value-type="date">
            <text:p>31/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vity of two-dimensional lattice gas model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07" calcext:value-type="date">
            <text:p>07/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ging and slow diffusion in disordered media</text:p>
          </table:table-cell>
          <table:table-cell table:style-name="ce2" office:value-type="string" calcext:value-type="string">
            <text:p>Gérard Ben Arous</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14" calcext:value-type="date">
            <text:p>14/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the exclusion process</text:p>
          </table:table-cell>
          <table:table-cell table:style-name="ce2" office:value-type="string" calcext:value-type="string">
            <text:p>Paul Jung</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3-04-16" calcext:value-type="date">
            <text:p>16/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ubular recurrence</text:p>
          </table:table-cell>
          <table:table-cell table:style-name="ce2" office:value-type="string" calcext:value-type="string">
            <text:p>Mike Keane</text:p>
          </table:table-cell>
          <table:table-cell table:style-name="ce2"/>
          <table:table-cell table:style-name="ce2" office:value-type="string" calcext:value-type="string">
            <text:p>Wesley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21" calcext:value-type="date">
            <text:p>21/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 and fluctuation results for Hammersley's process</text:p>
          </table:table-cell>
          <table:table-cell table:style-name="ce2" office:value-type="string" calcext:value-type="string">
            <text:p>Timo Seppala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3-04-28" calcext:value-type="date">
            <text:p>28/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Vlada Limic</text:p>
          </table:table-cell>
          <table:table-cell table:style-name="ce2"/>
          <table:table-cell table:style-name="ce2" office:value-type="string" calcext:value-type="string">
            <text:p>University of British Columb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5-12" calcext:value-type="date">
            <text:p>12/05/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ent progress on nonlinear PDEs due to new results on superdiffus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15" calcext:value-type="date">
            <text:p>15/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gularity and irregularity of $(1 + \beta)$-stable super-Brownian motion</text:p>
          </table:table-cell>
          <table:table-cell table:style-name="ce2" office:value-type="string" calcext:value-type="string">
            <text:p>Leonid Mytnik</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9-24" calcext:value-type="date">
            <text:p>24/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Beurling estimate for random walk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29" calcext:value-type="date">
            <text:p>29/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ore rigorous results on the NK model</text:p>
          </table:table-cell>
          <table:table-cell table:style-name="ce2" office:value-type="string" calcext:value-type="string">
            <text:p>Robin Pemantle</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03-10-17" calcext:value-type="date">
            <text:p>1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ean field model for species abundance</text:p>
          </table:table-cell>
          <table:table-cell table:style-name="ce2" office:value-type="string" calcext:value-type="string">
            <text:p>Tom Pfaff</text:p>
          </table:table-cell>
          <table:table-cell table:style-name="ce2"/>
          <table:table-cell table:style-name="ce2" office:value-type="string" calcext:value-type="string">
            <text:p>Ithaca College</text:p>
          </table:table-cell>
          <table:table-cell table:style-name="ce2" table:content-validation-name="val3" office:value-type="string" calcext:value-type="string">
            <text:p>Probability</text:p>
          </table:table-cell>
          <table:table-cell table:style-name="ce6" table:content-validation-name="val4" office:value-type="date" office:date-value="2003-10-20" calcext:value-type="date">
            <text:p>20/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centration of permanent estimators for certain large matrices</text:p>
          </table:table-cell>
          <table:table-cell table:style-name="ce2" office:value-type="string" calcext:value-type="string">
            <text:p>Brian Rider</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0-27" calcext:value-type="date">
            <text:p>2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ipartite random graph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03" calcext:value-type="date">
            <text:p>03/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a model for the spread of an infectio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0" calcext:value-type="date">
            <text:p>10/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ility of sub-Gaussian heat kernel estimates and their applications to stochastic models</text:p>
          </table:table-cell>
          <table:table-cell table:style-name="ce2" office:value-type="string" calcext:value-type="string">
            <text:p>Takashi Kumagai</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7" calcext:value-type="date">
            <text:p>17/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cursion measure in the plane</text:p>
          </table:table-cell>
          <table:table-cell table:style-name="ce2" office:value-type="string" calcext:value-type="string">
            <text:p>Michael Kozdr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2-01" calcext:value-type="date">
            <text:p>01/1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s and conformal field theory</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02" calcext:value-type="date">
            <text:p>02/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luster swapping and domino tilings</text:p>
          </table:table-cell>
          <table:table-cell table:style-name="ce2" office:value-type="string" calcext:value-type="string">
            <text:p>Scott Sheffield</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4-02-06" calcext:value-type="date">
            <text:p>0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itting time of a half-line by a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16" calcext:value-type="date">
            <text:p>1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turn times of random walk on generalized random graphs</text:p>
          </table:table-cell>
          <table:table-cell table:style-name="ce2" office:value-type="string" calcext:value-type="string">
            <text:p>Naoki Matsuda</text:p>
          </table:table-cell>
          <table:table-cell table:style-name="ce2"/>
          <table:table-cell table:style-name="ce2" office:value-type="string" calcext:value-type="string">
            <text:p>University of Tokyo</text:p>
          </table:table-cell>
          <table:table-cell table:style-name="ce2" table:content-validation-name="val3" office:value-type="string" calcext:value-type="string">
            <text:p>Probability</text:p>
          </table:table-cell>
          <table:table-cell table:style-name="ce6" table:content-validation-name="val4" office:value-type="date" office:date-value="2004-02-23" calcext:value-type="date">
            <text:p>23/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genome rearrangement</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08" calcext:value-type="date">
            <text:p>08/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ew recipes for Brownian loop soup</text:p>
          </table:table-cell>
          <table:table-cell table:style-name="ce2" office:value-type="string" calcext:value-type="string">
            <text:p>Jose Trujillo-Ferrera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15" calcext:value-type="date">
            <text:p>15/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merican options and non-linear potential theory</text:p>
          </table:table-cell>
          <table:table-cell table:style-name="ce2" office:value-type="string" calcext:value-type="string">
            <text:p>Hans Föllmer</text:p>
          </table:table-cell>
          <table:table-cell table:style-name="ce2"/>
          <table:table-cell table:style-name="ce2" office:value-type="string" calcext:value-type="string">
            <text:p>Humboldt Universität</text:p>
          </table:table-cell>
          <table:table-cell table:style-name="ce2" table:content-validation-name="val3" office:value-type="string" calcext:value-type="string">
            <text:p>Probability</text:p>
          </table:table-cell>
          <table:table-cell table:style-name="ce6" table:content-validation-name="val4" office:value-type="date" office:date-value="2004-03-29" calcext:value-type="date">
            <text:p>29/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unting planar random walk holes</text:p>
          </table:table-cell>
          <table:table-cell table:style-name="ce2" office:value-type="string" calcext:value-type="string">
            <text:p>Christian Ben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05" calcext:value-type="date">
            <text:p>05/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mily size distributions for multitype Yule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19" calcext:value-type="date">
            <text:p>19/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large deviations control problem arising from risk management</text:p>
          </table:table-cell>
          <table:table-cell table:style-name="ce2" office:value-type="string" calcext:value-type="string">
            <text:p>Huyen Pham</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4-04-26" calcext:value-type="date">
            <text:p>26/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tka-Volterra models and super-Brownian motion</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4-05-03" calcext:value-type="date">
            <text:p>03/05/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wo-sided $\operatorname{SLE}_{8/3}$ and self-avoiding polygons in the plan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06" calcext:value-type="date">
            <text:p>06/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13" calcext:value-type="date">
            <text:p>13/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dial stochastic Loewner evolution in multiply connected domains</text:p>
          </table:table-cell>
          <table:table-cell table:style-name="ce2" office:value-type="string" calcext:value-type="string">
            <text:p>Robert Bauer</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04-09-20" calcext:value-type="date">
            <text:p>20/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oop-soups and conformal field theory</text:p>
          </table:table-cell>
          <table:table-cell table:style-name="ce2" office:value-type="string" calcext:value-type="string">
            <text:p>Wendelin Werner</text:p>
          </table:table-cell>
          <table:table-cell table:style-name="ce2"/>
          <table:table-cell table:style-name="ce2" office:value-type="string" calcext:value-type="string">
            <text:p>Université Paris-Sud Orsay</text:p>
          </table:table-cell>
          <table:table-cell table:style-name="ce2" table:content-validation-name="val3" office:value-type="string" calcext:value-type="string">
            <text:p>Probability</text:p>
          </table:table-cell>
          <table:table-cell table:style-name="ce6" table:content-validation-name="val4" office:value-type="date" office:date-value="2004-09-27" calcext:value-type="date">
            <text:p>27/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edges to the contact proces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04" calcext:value-type="date">
            <text:p>04/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iffusion limited aggregation and positive recurrence of Markov chain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18" calcext:value-type="date">
            <text:p>18/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alescent for a model with mutation and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4-10-25" calcext:value-type="date">
            <text:p>25/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anching random walk and incompressible Navier-Stokes equations</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01" calcext:value-type="date">
            <text:p>01/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full scaling limit of 2D critical percolation</text:p>
          </table:table-cell>
          <table:table-cell table:style-name="ce2" office:value-type="string" calcext:value-type="string">
            <text:p>Federico Camia</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4-11-15" calcext:value-type="date">
            <text:p>15/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ffusive estimates for a tagged particle in asymmetric zero-range systems</text:p>
          </table:table-cell>
          <table:table-cell table:style-name="ce2" office:value-type="string" calcext:value-type="string">
            <text:p>Sunder Sethuraman</text:p>
          </table:table-cell>
          <table:table-cell table:style-name="ce2"/>
          <table:table-cell table:style-name="ce2" office:value-type="string" calcext:value-type="string">
            <text:p>Iowa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2" calcext:value-type="date">
            <text:p>22/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urvival among traps on an infinite graph</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9" calcext:value-type="date">
            <text:p>29/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eterogeneous dispersion and skew diffusion</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1-31" calcext:value-type="date">
            <text:p>31/0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SAW walk</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07" calcext:value-type="date">
            <text:p>07/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s for top to bottom shuffles</text:p>
          </table:table-cell>
          <table:table-cell table:style-name="ce2" office:value-type="string" calcext:value-type="string">
            <text:p>Sharad Goe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14" calcext:value-type="date">
            <text:p>14/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lass of harmonic functions on the space of measures associated with a superdiffusion</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21" calcext:value-type="date">
            <text:p>21/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tractable complex network model</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5-02-28" calcext:value-type="date">
            <text:p>28/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ity of stable processe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07" calcext:value-type="date">
            <text:p>07/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GUE central limit theorem and universality of last passage percolation fluctuations in thin rectangles</text:p>
          </table:table-cell>
          <table:table-cell table:style-name="ce2" office:value-type="string" calcext:value-type="string">
            <text:p>Toufic Suid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14" calcext:value-type="date">
            <text:p>14/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all time behavior for beta-coalescents</text:p>
          </table:table-cell>
          <table:table-cell table:style-name="ce2" office:value-type="string" calcext:value-type="string">
            <text:p>Julien Berestycki</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5-03-28" calcext:value-type="date">
            <text:p>28/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olling system with 3 queues and 1 server is a.s. periodic when transient: dynamical and stochastic systems, and chaos</text:p>
          </table:table-cell>
          <table:table-cell table:style-name="ce2" office:value-type="string" calcext:value-type="string">
            <text:p>Stanislav Volkov</text:p>
          </table:table-cell>
          <table:table-cell table:style-name="ce2"/>
          <table:table-cell table:style-name="ce2" office:value-type="string" calcext:value-type="string">
            <text:p>University of Bristol</text:p>
          </table:table-cell>
          <table:table-cell table:style-name="ce2" table:content-validation-name="val3" office:value-type="string" calcext:value-type="string">
            <text:p>Probability</text:p>
          </table:table-cell>
          <table:table-cell table:style-name="ce6" table:content-validation-name="val4" office:value-type="date" office:date-value="2005-04-04" calcext:value-type="date">
            <text:p>04/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ch ado about a simple PDE</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4-11" calcext:value-type="date">
            <text:p>11/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litting and coalescence associated with skew Brownian motion</text:p>
          </table:table-cell>
          <table:table-cell table:style-name="ce2" office:value-type="string" calcext:value-type="string">
            <text:p>Haya Kaspi</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5-04-18" calcext:value-type="date">
            <text:p>18/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fe in a small world</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4-25" calcext:value-type="date">
            <text:p>25/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tremal behavior of stochastic integrals driven by multivariate regularly varying Lévy processes</text:p>
          </table:table-cell>
          <table:table-cell table:style-name="ce2" office:value-type="string" calcext:value-type="string">
            <text:p>Henrik Hult</text:p>
          </table:table-cell>
          <table:table-cell table:style-name="ce2"/>
          <table:table-cell table:style-name="ce2" office:value-type="string" calcext:value-type="string">
            <text:p>Roya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5-02" calcext:value-type="date">
            <text:p>02/05/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invariance and two-dimensional polymer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05" calcext:value-type="date">
            <text:p>05/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geometry of Loewner evolution</text:p>
          </table:table-cell>
          <table:table-cell table:style-name="ce2" office:value-type="string" calcext:value-type="string">
            <text:p>Joan Lin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2" calcext:value-type="date">
            <text:p>12/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cesses with inert drift</text:p>
          </table:table-cell>
          <table:table-cell table:style-name="ce2" office:value-type="string" calcext:value-type="string">
            <text:p>David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9" calcext:value-type="date">
            <text:p>19/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hung-type functional LIL for alpha-stable processes, and related invariance results</text:p>
          </table:table-cell>
          <table:table-cell table:style-name="ce2" office:value-type="string" calcext:value-type="string">
            <text:p>Josh Rusht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26" calcext:value-type="date">
            <text:p>26/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non-amenable graph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03" calcext:value-type="date">
            <text:p>03/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trees from catalytic population models</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17" calcext:value-type="date">
            <text:p>17/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randomized enclosure algorithm: Moore rejection sampling</text:p>
          </table:table-cell>
          <table:table-cell table:style-name="ce2" office:value-type="string" calcext:value-type="string">
            <text:p>Raazesh Sainudi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24" calcext:value-type="date">
            <text:p>24/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currents induced from stochastic line integrals</text:p>
          </table:table-cell>
          <table:table-cell table:style-name="ce2" office:value-type="string" calcext:value-type="string">
            <text:p>Kazumasa Kuwada</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31" calcext:value-type="date">
            <text:p>31/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caling limit of loop-erased random walk in three dimensions</text:p>
          </table:table-cell>
          <table:table-cell table:style-name="ce2" office:value-type="string" calcext:value-type="string">
            <text:p>Gady Kozma</text:p>
          </table:table-cell>
          <table:table-cell table:style-name="ce2"/>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05-11-07" calcext:value-type="date">
            <text:p>07/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mutation of Schramm-Loewner evolutions</text:p>
          </table:table-cell>
          <table:table-cell table:style-name="ce2" office:value-type="string" calcext:value-type="string">
            <text:p>Julien Dubedat</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05-11-11" calcext:value-type="date">
            <text:p>11/11/2005</text:p>
          </table:table-cell>
          <table:table-cell table:style-name="ce7" table:formula="of:=FALSE()" office:value-type="float" office:value="0" calcext:value-type="float">
            <text:p>0</text:p>
          </table:table-cell>
          <table:table-cell table:style-name="ce16" office:value-type="time" office:time-value="PT11H15M00S" calcext:value-type="time">
            <text:p>11: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ATCAAAG</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1-21" calcext:value-type="date">
            <text:p>21/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patial models for host-symbiont interactions</text:p>
          </table:table-cell>
          <table:table-cell table:style-name="ce2" office:value-type="string" calcext:value-type="string">
            <text:p>Nicolas Lanchier</text:p>
          </table:table-cell>
          <table:table-cell table:style-name="ce2"/>
          <table:table-cell table:style-name="ce2" office:value-type="string" calcext:value-type="string">
            <text:p>University of Rouen &amp; 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6-01-23" calcext:value-type="date">
            <text:p>23/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atial coalescents with multiple mergers</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Gaussian approximation of multivariate Lévy processes</text:p>
          </table:table-cell>
          <table:table-cell table:style-name="ce2" office:value-type="string" calcext:value-type="string">
            <text:p>Serge Cohen</text:p>
          </table:table-cell>
          <table:table-cell table:style-name="ce2"/>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in dynamic Markovian random environment</text:p>
          </table:table-cell>
          <table:table-cell table:style-name="ce2" office:value-type="string" calcext:value-type="string">
            <text:p>Antar Bandyopadhyay</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2-13" calcext:value-type="date">
            <text:p>13/02/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oupling and the Darling-Erdős conjectures</text:p>
          </table:table-cell>
          <table:table-cell table:style-name="ce2" office:value-type="string" calcext:value-type="string">
            <text:p>Davar Khoshnevisan</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6-02-16" calcext:value-type="date">
            <text:p>16/02/2006</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Renomalization of a stochastic Lotka-Voleterra model the two-dimensional case</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06" calcext:value-type="date">
            <text:p>06/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two-times differentiability of the value functions in the problem of optimal investment in incomplete markets</text:p>
          </table:table-cell>
          <table:table-cell table:style-name="ce2" office:value-type="string" calcext:value-type="string">
            <text:p>Mihai Sirb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10" calcext:value-type="date">
            <text:p>10/03/2006</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Large deviations for Brownian intersection local times and related problems</text:p>
          </table:table-cell>
          <table:table-cell table:style-name="ce2" office:value-type="string" calcext:value-type="string">
            <text:p>Xia Chen</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06-03-13" calcext:value-type="date">
            <text:p>13/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oop-erased random walk and the uniform spanning tree on the four-dimensional discrete toru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03-27" calcext:value-type="date">
            <text:p>27/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s of random trees from real-world networks</text:p>
          </table:table-cell>
          <table:table-cell table:style-name="ce2" office:value-type="string" calcext:value-type="string">
            <text:p>Benedek Valko</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6-04-03" calcext:value-type="date">
            <text:p>03/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hy cell biology needs mathematicians</text:p>
          </table:table-cell>
          <table:table-cell table:style-name="ce2" office:value-type="string" calcext:value-type="string">
            <text:p>Michael Reed</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0" calcext:value-type="date">
            <text:p>10/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 theory for some problems in geometric probability - an overview</text:p>
          </table:table-cell>
          <table:table-cell table:style-name="ce2" office:value-type="string" calcext:value-type="string">
            <text:p>Joe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7" calcext:value-type="date">
            <text:p>17/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porous media and fast diffusion equations</text:p>
          </table:table-cell>
          <table:table-cell table:style-name="ce2" office:value-type="string" calcext:value-type="string">
            <text:p>Michael Roeckner</text:p>
          </table:table-cell>
          <table:table-cell table:style-name="ce2"/>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24" calcext:value-type="date">
            <text:p>24/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og-Sobolev inequalities to Li-Yau's parabolic Harnack ones</text:p>
          </table:table-cell>
          <table:table-cell table:style-name="ce2" office:value-type="string" calcext:value-type="string">
            <text:p>Dominique Bakry</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2006-05-09" calcext:value-type="date">
            <text:p>09/05/2006</text:p>
          </table:table-cell>
          <table:table-cell table:style-name="ce7" table:formula="of:=FALSE()" office:value-type="float" office:value="0" calcext:value-type="float">
            <text:p>0</text:p>
          </table:table-cell>
          <table:table-cell table:style-name="ce16" office:value-type="time" office:time-value="PT13H30M00S" calcext:value-type="time">
            <text:p>13:30</text:p>
          </table:table-cell>
          <table:table-cell table:style-name="ce2" office:value-type="string" calcext:value-type="string">
            <text:p>Malott 207</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rating random group elements</text:p>
          </table:table-cell>
          <table:table-cell table:style-name="ce2" office:value-type="string" calcext:value-type="string">
            <text:p>Igor Pa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6-09-04" calcext:value-type="date">
            <text:p>04/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utational hardness via Gaussian isoperimetric inequalities</text:p>
          </table:table-cell>
          <table:table-cell table:style-name="ce2" office:value-type="string" calcext:value-type="string">
            <text:p>Elchanan Mossel</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09-11" calcext:value-type="date">
            <text:p>11/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Monte-Carlo approach for computing strategies with convex constraints</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9-18" calcext:value-type="date">
            <text:p>18/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results for sample autocovariance functions and extremes of generalized Ornstein-Uhlenbeck processes</text:p>
          </table:table-cell>
          <table:table-cell table:style-name="ce2" office:value-type="string" calcext:value-type="string">
            <text:p>Vicky Fasen</text:p>
          </table:table-cell>
          <table:table-cell table:style-name="ce2"/>
          <table:table-cell table:style-name="ce2" office:value-type="string" calcext:value-type="string">
            <text:p>Technische Universität München</text:p>
          </table:table-cell>
          <table:table-cell table:style-name="ce2" table:content-validation-name="val3" office:value-type="string" calcext:value-type="string">
            <text:p>Probability</text:p>
          </table:table-cell>
          <table:table-cell table:style-name="ce6" table:content-validation-name="val4" office:value-type="date" office:date-value="2006-09-25" calcext:value-type="date">
            <text:p>25/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egenerately forced stochastic PDEs: ergodicity and the spread of randomness</text:p>
          </table:table-cell>
          <table:table-cell table:style-name="ce2" office:value-type="string" calcext:value-type="string">
            <text:p>Jonathan Mattingly</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02" calcext:value-type="date">
            <text:p>02/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armonic embedding and random walk on infinite percolation cluster</text:p>
          </table:table-cell>
          <table:table-cell table:style-name="ce2" office:value-type="string" calcext:value-type="string">
            <text:p>Marek Biskup</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6-10-16" calcext:value-type="date">
            <text:p>16/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JM: A unified approach to dynamic models for fixed income, credit, and equity markets</text:p>
          </table:table-cell>
          <table:table-cell table:style-name="ce2" office:value-type="string" calcext:value-type="string">
            <text:p>Rene Carmon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23" calcext:value-type="date">
            <text:p>23/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 infinitesimal version of Stein's method of exchangeable pairs</text:p>
          </table:table-cell>
          <table:table-cell table:style-name="ce2" office:value-type="string" calcext:value-type="string">
            <text:p>Elizabeth Meckes</text:p>
          </table:table-cell>
          <table:table-cell table:style-name="ce2"/>
          <table:table-cell table:style-name="ce2" office:value-type="string" calcext:value-type="string">
            <text:p>American Institute of Mathematics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30" calcext:value-type="date">
            <text:p>30/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adcasting on trees: On the tightness of a bound of Kesten and Stigum</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11-06" calcext:value-type="date">
            <text:p>06/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 theory, abelian groups and extremes of stable random fields</text:p>
          </table:table-cell>
          <table:table-cell table:style-name="ce2" office:value-type="string" calcext:value-type="string">
            <text:p>Parthanil Ro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13" calcext:value-type="date">
            <text:p>13/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tation patterns in populations with large family size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11-20" calcext:value-type="date">
            <text:p>20/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leteness and incompleteness of markets through the lens of option pric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27" calcext:value-type="date">
            <text:p>27/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ut-off phenomenon for birth and death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1-29" calcext:value-type="date">
            <text:p>29/0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oter models with heterozygosity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7-02-12" calcext:value-type="date">
            <text:p>12/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matrices and geometric functional analysis</text:p>
          </table:table-cell>
          <table:table-cell table:style-name="ce2" office:value-type="string" calcext:value-type="string">
            <text:p>Mark Meckes</text:p>
          </table:table-cell>
          <table:table-cell table:style-name="ce2"/>
          <table:table-cell table:style-name="ce2" office:value-type="string" calcext:value-type="string">
            <text:p>Case Western Reserv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19" calcext:value-type="date">
            <text:p>19/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ails of infinite sum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26" calcext:value-type="date">
            <text:p>26/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properties of the Green distance on discrete groups</text:p>
          </table:table-cell>
          <table:table-cell table:style-name="ce2" office:value-type="string" calcext:value-type="string">
            <text:p>Sebastien Blachere</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7-03-05" calcext:value-type="date">
            <text:p>05/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degenerate diffusions arising from the study of gene duplication</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3-12" calcext:value-type="date">
            <text:p>12/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in glasses and Stein’s method</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03-26" calcext:value-type="date">
            <text:p>26/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2$-cutoff for finite Markov chains</text:p>
          </table:table-cell>
          <table:table-cell table:style-name="ce2" office:value-type="string" calcext:value-type="string">
            <text:p>Guan-Yu Chen</text:p>
          </table:table-cell>
          <table:table-cell table:style-name="ce2"/>
          <table:table-cell table:style-name="ce2" office:value-type="string" calcext:value-type="string">
            <text:p>National Tsing Hu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2" calcext:value-type="date">
            <text:p>02/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on the incipient infinite cluster for oriented percolation in high dimensions</text:p>
          </table:table-cell>
          <table:table-cell table:style-name="ce2" office:value-type="string" calcext:value-type="string">
            <text:p>Antal Jarai</text:p>
          </table:table-cell>
          <table:table-cell table:style-name="ce2"/>
          <table:table-cell table:style-name="ce2" office:value-type="string" calcext:value-type="string">
            <text:p>Carl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9" calcext:value-type="date">
            <text:p>09/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article representation for the heat equation solution</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07-04-23" calcext:value-type="date">
            <text:p>23/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asi-stationary distributions and Fleming-Viot processes in countable spaces</text:p>
          </table:table-cell>
          <table:table-cell table:style-name="ce2" office:value-type="string" calcext:value-type="string">
            <text:p>Nevena Maric</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30" calcext:value-type="date">
            <text:p>30/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e path asymptotic bounds for infinitely divisible sequences</text:p>
          </table:table-cell>
          <table:table-cell table:style-name="ce2" office:value-type="string" calcext:value-type="string">
            <text:p>Jan Rosinski</text:p>
          </table:table-cell>
          <table:table-cell table:style-name="ce2"/>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07-09-03" calcext:value-type="date">
            <text:p>03/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s interacting through ranks and a phase transition phenomenon</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9-10" calcext:value-type="date">
            <text:p>10/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uctuation results for some models of random environments and interaction</text:p>
          </table:table-cell>
          <table:table-cell table:style-name="ce2" office:value-type="string" calcext:value-type="string">
            <text:p>Timo Seppälä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7-09-17" calcext:value-type="date">
            <text:p>17/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time behavior of a branching diffusion on a hyperbolic space</text:p>
          </table:table-cell>
          <table:table-cell table:style-name="ce2" office:value-type="string" calcext:value-type="string">
            <text:p>Mark Kelbert</text:p>
          </table:table-cell>
          <table:table-cell table:style-name="ce2"/>
          <table:table-cell table:style-name="ce2" office:value-type="string" calcext:value-type="string">
            <text:p>University of Swansea</text:p>
          </table:table-cell>
          <table:table-cell table:style-name="ce2" table:content-validation-name="val3" office:value-type="string" calcext:value-type="string">
            <text:p>Probability</text:p>
          </table:table-cell>
          <table:table-cell table:style-name="ce6" table:content-validation-name="val4" office:value-type="date" office:date-value="2007-09-24" calcext:value-type="date">
            <text:p>24/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tes of convergence of means of Euclidean functionals</text:p>
          </table:table-cell>
          <table:table-cell table:style-name="ce2" office:value-type="string" calcext:value-type="string">
            <text:p>Sungchul Lee</text:p>
          </table:table-cell>
          <table:table-cell table:style-name="ce2"/>
          <table:table-cell table:style-name="ce2" office:value-type="string" calcext:value-type="string">
            <text:p>Yonsei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01" calcext:value-type="date">
            <text:p>01/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k$ mut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15" calcext:value-type="date">
            <text:p>15/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LA and positive recurrence of Markov chains</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7-10-29" calcext:value-type="date">
            <text:p>29/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effect of memory on moving average processes</text:p>
          </table:table-cell>
          <table:table-cell table:style-name="ce2" office:value-type="string" calcext:value-type="string">
            <text:p>Souvik Ghos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05" calcext:value-type="date">
            <text:p>05/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scade processes in networks: on a conjecture of Kempe, Kleinberg, and Tardos</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11-12" calcext:value-type="date">
            <text:p>12/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in a dynamic random environment</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19" calcext:value-type="date">
            <text:p>19/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some inhomogeneous Markov chains via spectral techniques</text:p>
          </table:table-cell>
          <table:table-cell table:style-name="ce2" office:value-type="string" calcext:value-type="string">
            <text:p>Jessica Zunig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26" calcext:value-type="date">
            <text:p>26/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ravitational allocation to Poisson points</text:p>
          </table:table-cell>
          <table:table-cell table:style-name="ce2" office:value-type="string" calcext:value-type="string">
            <text:p>Ron Peled</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1-28" calcext:value-type="date">
            <text:p>28/0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enched limits for a one-dimensional transient random walk in random environment</text:p>
          </table:table-cell>
          <table:table-cell table:style-name="ce2" office:value-type="string" calcext:value-type="string">
            <text:p>Jon Peter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8-02-11" calcext:value-type="date">
            <text:p>11/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integrate-and-fire models: a spectral approach</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02-18" calcext:value-type="date">
            <text:p>18/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marks on the CLT and the compact LIL</text:p>
          </table:table-cell>
          <table:table-cell table:style-name="ce2" office:value-type="string" calcext:value-type="string">
            <text:p>Jim Kuelbs</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8-02-25" calcext:value-type="date">
            <text:p>25/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ows through random networks: some probabilistic and statistical problems</text:p>
          </table:table-cell>
          <table:table-cell table:style-name="ce2" office:value-type="string" calcext:value-type="string">
            <text:p>Shankar Bhamidi</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03" calcext:value-type="date">
            <text:p>03/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alysis of an optimal control problem arising in portfolio optimization</text:p>
          </table:table-cell>
          <table:table-cell table:style-name="ce2" office:value-type="string" calcext:value-type="string">
            <text:p>Alex Schei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10" calcext:value-type="date">
            <text:p>10/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existence in stochastic spatial model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24" calcext:value-type="date">
            <text:p>24/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ifferent approach to strong embeddings</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31" calcext:value-type="date">
            <text:p>31/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harp asymptotics for the probability a network overloads</text:p>
          </table:table-cell>
          <table:table-cell table:style-name="ce2" office:value-type="string" calcext:value-type="string">
            <text:p>David McDonald</text:p>
          </table:table-cell>
          <table:table-cell table:style-name="ce2"/>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vie: Wolfgang Doeblin — a mathematician rediscovered</text:p>
          </table:table-cell>
          <table:table-cell table:style-name="ce2" table:number-columns-repeated="3"/>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7H15M00S" calcext:value-type="time">
            <text:p>17:15</text:p>
          </table:table-cell>
          <table:table-cell table:style-name="ce2" office:value-type="string" calcext:value-type="string">
            <text:p>Malott Bache Auditorium</text:p>
          </table:table-cell>
          <table:table-cell table:style-name="ce4"/>
          <table:table-cell table:number-columns-repeated="1014"/>
        </table:table-row>
        <table:table-row table:style-name="ro1">
          <table:table-cell table:style-name="ce4" office:value-type="string" calcext:value-type="string">
            <text:p>When knowing early matters: gossip, percolation, and Nash equilibria</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4-16" calcext:value-type="date">
            <text:p>16/04/2008</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he existence of some $\operatorname{ARCH}(\infty)$ processes</text:p>
          </table:table-cell>
          <table:table-cell table:style-name="ce2" office:value-type="string" calcext:value-type="string">
            <text:p>Philippe Soulier</text:p>
          </table:table-cell>
          <table:table-cell table:style-name="ce2"/>
          <table:table-cell table:style-name="ce2" office:value-type="string" calcext:value-type="string">
            <text:p>University of Paris X</text:p>
          </table:table-cell>
          <table:table-cell table:style-name="ce2" table:content-validation-name="val3" office:value-type="string" calcext:value-type="string">
            <text:p>Probability</text:p>
          </table:table-cell>
          <table:table-cell table:style-name="ce6" table:content-validation-name="val4" office:value-type="date" office:date-value="2008-04-21" calcext:value-type="date">
            <text:p>21/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coalescent speed of coming down from infinity</text:p>
          </table:table-cell>
          <table:table-cell table:style-name="ce2" office:value-type="string" calcext:value-type="string">
            <text:p>Vlada Limic</text:p>
          </table:table-cell>
          <table:table-cell table:style-name="ce2"/>
          <table:table-cell table:style-name="ce2" office:value-type="string" calcext:value-type="string">
            <text:p>Université de Provence, Marseille</text:p>
          </table:table-cell>
          <table:table-cell table:style-name="ce2" table:content-validation-name="val3" office:value-type="string" calcext:value-type="string">
            <text:p>Probability</text:p>
          </table:table-cell>
          <table:table-cell table:style-name="ce6" table:content-validation-name="val4" office:value-type="date" office:date-value="2008-05-05" calcext:value-type="date">
            <text:p>05/05/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pology of random clique complexes</text:p>
          </table:table-cell>
          <table:table-cell table:style-name="ce2" office:value-type="string" calcext:value-type="string">
            <text:p>Chris Hoffman</text:p>
          </table:table-cell>
          <table:table-cell table:style-name="ce2"/>
          <table:table-cell table:style-name="ce2" office:value-type="string" calcext:value-type="string">
            <text:p>University of Washington, Seattle</text:p>
          </table:table-cell>
          <table:table-cell table:style-name="ce2" table:content-validation-name="val3" office:value-type="string" calcext:value-type="string">
            <text:p>Probability</text:p>
          </table:table-cell>
          <table:table-cell table:style-name="ce6" table:content-validation-name="val4" office:value-type="date" office:date-value="2008-09-01" calcext:value-type="date">
            <text:p>01/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calar conservation law</text:p>
          </table:table-cell>
          <table:table-cell table:style-name="ce2" office:value-type="string" calcext:value-type="string">
            <text:p>Jin Feng</text:p>
          </table:table-cell>
          <table:table-cell table:style-name="ce2"/>
          <table:table-cell table:style-name="ce2" office:value-type="string" calcext:value-type="string">
            <text:p>University of Kansas</text:p>
          </table:table-cell>
          <table:table-cell table:style-name="ce2" table:content-validation-name="val3" office:value-type="string" calcext:value-type="string">
            <text:p>Probability</text:p>
          </table:table-cell>
          <table:table-cell table:style-name="ce6" table:content-validation-name="val4" office:value-type="date" office:date-value="2008-09-08" calcext:value-type="date">
            <text:p>08/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amples of merging of time inhomogeneous Markov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15" calcext:value-type="date">
            <text:p>15/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iltration shrinkage and the strange world of local Martingal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2" calcext:value-type="date">
            <text:p>22/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haos in a spatial epidemic model</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9" calcext:value-type="date">
            <text:p>29/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eometry of spaces of trees and the tree-valued diffusion arising from the Aldous move on cladograms</text:p>
          </table:table-cell>
          <table:table-cell table:style-name="ce2" office:value-type="string" calcext:value-type="string">
            <text:p>Anita Winter</text:p>
          </table:table-cell>
          <table:table-cell table:style-name="ce2"/>
          <table:table-cell table:style-name="ce2" office:value-type="string" calcext:value-type="string">
            <text:p>Friedrich-Alexander-Universität Erlangen-Nürnberg</text:p>
          </table:table-cell>
          <table:table-cell table:style-name="ce2" table:content-validation-name="val3" office:value-type="string" calcext:value-type="string">
            <text:p>Probability</text:p>
          </table:table-cell>
          <table:table-cell table:style-name="ce6" table:content-validation-name="val4" office:value-type="date" office:date-value="2008-10-06" calcext:value-type="date">
            <text:p>06/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ounds on the mixing time of a class of adaptive MCMC techniques</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0-20" calcext:value-type="date">
            <text:p>20/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volving predator-prey systems</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0-27" calcext:value-type="date">
            <text:p>27/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 decomposition of restriction measures</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8-11-03" calcext:value-type="date">
            <text:p>03/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sources and sinks for stochastic dynamical systems</text:p>
          </table:table-cell>
          <table:table-cell table:style-name="ce2" office:value-type="string" calcext:value-type="string">
            <text:p>Peter Baxendale</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1-04" calcext:value-type="date">
            <text:p>0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Pricing combinatorial prediction markets</text:p>
          </table:table-cell>
          <table:table-cell table:style-name="ce2" office:value-type="string" calcext:value-type="string">
            <text:p>Sharad Goel</text:p>
          </table:table-cell>
          <table:table-cell table:style-name="ce2"/>
          <table:table-cell table:style-name="ce2" office:value-type="string" calcext:value-type="string">
            <text:p>Yahoo Research</text:p>
          </table:table-cell>
          <table:table-cell table:style-name="ce2" table:content-validation-name="val3" office:value-type="string" calcext:value-type="string">
            <text:p>Probability</text:p>
          </table:table-cell>
          <table:table-cell table:style-name="ce6" table:content-validation-name="val4" office:value-type="date" office:date-value="2008-11-10" calcext:value-type="date">
            <text:p>10/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discretization and Markovian iteration for coupled FBSDEs</text:p>
          </table:table-cell>
          <table:table-cell table:style-name="ce2" office:value-type="string" calcext:value-type="string">
            <text:p>Christian Bender</text:p>
          </table:table-cell>
          <table:table-cell table:style-name="ce2"/>
          <table:table-cell table:style-name="ce2" office:value-type="string" calcext:value-type="string">
            <text:p>Technische Universität Carolo-Wilhelmina Zu Braunschweig</text:p>
          </table:table-cell>
          <table:table-cell table:style-name="ce2" table:content-validation-name="val3" office:value-type="string" calcext:value-type="string">
            <text:p>Probability</text:p>
          </table:table-cell>
          <table:table-cell table:style-name="ce6" table:content-validation-name="val4" office:value-type="date" office:date-value="2008-11-17" calcext:value-type="date">
            <text:p>17/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eta ensembles, random Schroedinger, and diffusion</text:p>
          </table:table-cell>
          <table:table-cell table:style-name="ce2" office:value-type="string" calcext:value-type="string">
            <text:p>Brian Rider</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2008-11-24" calcext:value-type="date">
            <text:p>2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tract Wiener space revisited</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8-11-25" calcext:value-type="date">
            <text:p>25/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arge deviations and local limit theory for explosive processes</text:p>
          </table:table-cell>
          <table:table-cell table:style-name="ce2" office:value-type="string" calcext:value-type="string">
            <text:p>Anand Vidyashanka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2-01" calcext:value-type="date">
            <text:p>01/1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recurrence equations and ruin in a Markov-dependent stochastic economic environment</text:p>
          </table:table-cell>
          <table:table-cell table:style-name="ce2" office:value-type="string" calcext:value-type="string">
            <text:p>Jeff Collamore</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9-01-19" calcext:value-type="date">
            <text:p>19/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st recent common ancestors in continuous-state branching processes</text:p>
          </table:table-cell>
          <table:table-cell table:style-name="ce2" office:value-type="string" calcext:value-type="string">
            <text:p>Peter Ralp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9-01-26" calcext:value-type="date">
            <text:p>26/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analysis of some deterministic evolutionary equations</text:p>
          </table:table-cell>
          <table:table-cell table:style-name="ce2" office:value-type="string" calcext:value-type="string">
            <text:p>Chris Orum</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2" calcext:value-type="date">
            <text:p>02/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dimensional invasion percolation</text:p>
          </table:table-cell>
          <table:table-cell table:style-name="ce2" office:value-type="string" calcext:value-type="string">
            <text:p>Michael Damro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9" calcext:value-type="date">
            <text:p>09/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esting for infinitely many jumps, for a discretely observed process</text:p>
          </table:table-cell>
          <table:table-cell table:style-name="ce2" office:value-type="string" calcext:value-type="string">
            <text:p>Jean Jacod</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9-02-16" calcext:value-type="date">
            <text:p>16/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ein’s method of exchangeable pairs for distributional approximation</text:p>
          </table:table-cell>
          <table:table-cell table:style-name="ce2" office:value-type="string" calcext:value-type="string">
            <text:p>Nathan Ross</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9-02-23" calcext:value-type="date">
            <text:p>23/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inhomogeneous Markov chains with wave-like behavior</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2" calcext:value-type="date">
            <text:p>02/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quidity risk, price impacts, and the replication problem</text:p>
          </table:table-cell>
          <table:table-cell table:style-name="ce2" office:value-type="string" calcext:value-type="string">
            <text:p>Alexandre Roc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9" calcext:value-type="date">
            <text:p>09/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ptimal portfolio choice and inference when asset returns are self-exciting</text:p>
          </table:table-cell>
          <table:table-cell table:style-name="ce2" office:value-type="string" calcext:value-type="string">
            <text:p>Yacine Ait-Sahali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23" calcext:value-type="date">
            <text:p>23/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ata networks sessions and conditional extreme value model</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30" calcext:value-type="date">
            <text:p>30/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phetic constructions of branching and related processes</text:p>
          </table:table-cell>
          <table:table-cell table:style-name="ce2" office:value-type="string" calcext:value-type="string">
            <text:p>Tom Kurtz</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9-04-06" calcext:value-type="date">
            <text:p>06/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 particle systems on random graphs</text:p>
          </table:table-cell>
          <table:table-cell table:style-name="ce2" office:value-type="string" calcext:value-type="string">
            <text:p>Shirshendu Chatterj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4-13" calcext:value-type="date">
            <text:p>13/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walk in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9-04-27" calcext:value-type="date">
            <text:p>27/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ectral properties of random walks on locally finite groups</text:p>
          </table:table-cell>
          <table:table-cell table:style-name="ce2" office:value-type="string" calcext:value-type="string">
            <text:p>Alexander Bendikov</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2009-08-26" calcext:value-type="date">
            <text:p>26/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ee polymers</text:p>
          </table:table-cell>
          <table:table-cell table:style-name="ce2" office:value-type="string" calcext:value-type="string">
            <text:p>Edward Waymire</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8-31" calcext:value-type="date">
            <text:p>31/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cursion sets over high levels of non-Gaussian infinitely divisible random fields: extreme values, algebra, and geometry</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14" calcext:value-type="date">
            <text:p>14/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s of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21" calcext:value-type="date">
            <text:p>21/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ies of random walks on some tree-like graphs and groups</text:p>
          </table:table-cell>
          <table:table-cell table:style-name="ce2" office:value-type="string" calcext:value-type="string">
            <text:p>Steve Lalley</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09-09-28" calcext:value-type="date">
            <text:p>28/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ressed counting and random projections in data stream computations and entropy estimation</text:p>
          </table:table-cell>
          <table:table-cell table:style-name="ce2" office:value-type="string" calcext:value-type="string">
            <text:p>Ping L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05" calcext:value-type="date">
            <text:p>05/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rict local martingale deflators and pricing American call-type options</text:p>
          </table:table-cell>
          <table:table-cell table:style-name="ce2" office:value-type="string" calcext:value-type="string">
            <text:p>Erhan Bayraktar</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2009-10-19" calcext:value-type="date">
            <text:p>19/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range random walk on the two-dimensional toru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26" calcext:value-type="date">
            <text:p>26/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veling waves of selective sweeps</text:p>
          </table:table-cell>
          <table:table-cell table:style-name="ce2" office:value-type="string" calcext:value-type="string">
            <text:p>John Mayberr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09" calcext:value-type="date">
            <text:p>09/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unet-Derrida particle systems, free boundary problems and Wiener-Hopf equations</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16" calcext:value-type="date">
            <text:p>16/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ritical constants for recurrence on groups of polynomial growth</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23" calcext:value-type="date">
            <text:p>23/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ubbles and futures contracts in markets with short-selling constraints</text:p>
          </table:table-cell>
          <table:table-cell table:style-name="ce2" office:value-type="string" calcext:value-type="string">
            <text:p>Sergio Pulido</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30" calcext:value-type="date">
            <text:p>30/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 for random walks on random regular graphs</text:p>
          </table:table-cell>
          <table:table-cell table:style-name="ce2" office:value-type="string" calcext:value-type="string">
            <text:p>Eyal Lubetzky</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9-12-01" calcext:value-type="date">
            <text:p>01/12/2009</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Diffusions and Laplacians on Laakso spaces</text:p>
          </table:table-cell>
          <table:table-cell table:style-name="ce2" office:value-type="string" calcext:value-type="string">
            <text:p>Ben Steinhurst</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1-25" calcext:value-type="date">
            <text:p>25/0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analysis and analytic combinatorics of discrete random structures</text:p>
          </table:table-cell>
          <table:table-cell table:style-name="ce2" office:value-type="string" calcext:value-type="string">
            <text:p>Michael Lugo</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0-02-01" calcext:value-type="date">
            <text:p>01/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Unbalanced allocations</text:p>
          </table:table-cell>
          <table:table-cell table:style-name="ce2" office:value-type="string" calcext:value-type="string">
            <text:p>Amanda Redlich</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2-08" calcext:value-type="date">
            <text:p>08/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on the group of diffeomorphisms of the unit circle</text:p>
          </table:table-cell>
          <table:table-cell table:style-name="ce2" office:value-type="string" calcext:value-type="string">
            <text:p>Mang Wu</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2-15" calcext:value-type="date">
            <text:p>15/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olutely continuous compensator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2-22" calcext:value-type="date">
            <text:p>22/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rrent fluctuations for a system of one-dimensional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1" calcext:value-type="date">
            <text:p>01/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for heat kernel measures on a class of infinite dimensional Lie groups</text:p>
          </table:table-cell>
          <table:table-cell table:style-name="ce2" office:value-type="string" calcext:value-type="string">
            <text:p>Tai Melcher</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8" calcext:value-type="date">
            <text:p>08/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variance of fluid limits for shortest remaining processing time queues</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15" calcext:value-type="date">
            <text:p>15/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évy processes in Lie groups</text:p>
          </table:table-cell>
          <table:table-cell table:style-name="ce2" office:value-type="string" calcext:value-type="string">
            <text:p>Maria Gordina</text:p>
          </table:table-cell>
          <table:table-cell table:style-name="ce2"/>
          <table:table-cell table:style-name="ce2" office:value-type="string" calcext:value-type="string">
            <text:p>University of Connecticut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29" calcext:value-type="date">
            <text:p>29/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gression to cancer and evolution of resistance in exponentially growing cell popul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05" calcext:value-type="date">
            <text:p>05/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voretzky’s theorem in metric spaces</text:p>
          </table:table-cell>
          <table:table-cell table:style-name="ce2" office:value-type="string" calcext:value-type="string">
            <text:p>Assaf Naor</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19" calcext:value-type="date">
            <text:p>19/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peed of a biased random walk on a percolation cluster</text:p>
          </table:table-cell>
          <table:table-cell table:style-name="ce2" office:value-type="string" calcext:value-type="string">
            <text:p>Alexander Fribergh</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26" calcext:value-type="date">
            <text:p>26/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rug target prediction: finding biological needles in a haystack of networks</text:p>
          </table:table-cell>
          <table:table-cell table:style-name="ce2" office:value-type="string" calcext:value-type="string">
            <text:p>Eric Kolacyz</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5-03" calcext:value-type="date">
            <text:p>03/05/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quenched limiting distributions of a one-dimensional random walk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8-30" calcext:value-type="date">
            <text:p>30/08/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point processes based on stationary sequences with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13" calcext:value-type="date">
            <text:p>13/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Laplacian growth: new challenges from integrality</text:p>
          </table:table-cell>
          <table:table-cell table:style-name="ce2" office:value-type="string" calcext:value-type="string">
            <text:p>Lionel Levine</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9-20" calcext:value-type="date">
            <text:p>20/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rate of Markov chain methods for genomic motif discovery</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27" calcext:value-type="date">
            <text:p>27/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efinition of market efficiency</text:p>
          </table:table-cell>
          <table:table-cell table:style-name="ce2" office:value-type="string" calcext:value-type="string">
            <text:p>Martin Lars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04" calcext:value-type="date">
            <text:p>04/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ypoelliptic heat kernels and Lie group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18" calcext:value-type="date">
            <text:p>18/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atistics of branching Brownian motion at the edge</text:p>
          </table:table-cell>
          <table:table-cell table:style-name="ce2" office:value-type="string" calcext:value-type="string">
            <text:p>Louis-Pierre Argui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25" calcext:value-type="date">
            <text:p>25/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ribution of trader interaction to market noise</text:p>
          </table:table-cell>
          <table:table-cell table:style-name="ce2" office:value-type="string" calcext:value-type="string">
            <text:p>Xiaofei Liu</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01" calcext:value-type="date">
            <text:p>01/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lmost sure invariance principles for random walk in mixing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0-11-08" calcext:value-type="date">
            <text:p>08/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of discrete random matrices</text:p>
          </table:table-cell>
          <table:table-cell table:style-name="ce2" office:value-type="string" calcext:value-type="string">
            <text:p>Philip Matchett Wood</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2" calcext:value-type="date">
            <text:p>12/11/2010</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nimal surfaces and coupled Brownian motion</text:p>
          </table:table-cell>
          <table:table-cell table:style-name="ce2" office:value-type="string" calcext:value-type="string">
            <text:p>Robert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5" calcext:value-type="date">
            <text:p>15/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emimartingale property of a class of infinitely divisible processes with stationary increments</text:p>
          </table:table-cell>
          <table:table-cell table:style-name="ce2" office:value-type="string" calcext:value-type="string">
            <text:p>Andreas Basse-O’Connor</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10-11-22" calcext:value-type="date">
            <text:p>22/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disorder for directed polymers in dimension $1+1$, and the continuum random polymer</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0-11-29" calcext:value-type="date">
            <text:p>29/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rm exponents in high-dimensional percolation</text:p>
          </table:table-cell>
          <table:table-cell table:style-name="ce2" office:value-type="string" calcext:value-type="string">
            <text:p>Asaf Nachmias</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12-06" calcext:value-type="date">
            <text:p>06/1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 of the 15 puzzle</text:p>
          </table:table-cell>
          <table:table-cell table:style-name="ce2" office:value-type="string" calcext:value-type="string">
            <text:p>Anastasia Raymer</text:p>
          </table:table-cell>
          <table:table-cell table:style-name="ce2"/>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6" table:content-validation-name="val4" office:value-type="date" office:date-value="2011-01-28" calcext:value-type="date">
            <text:p>28/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Zeros of polynomials arising from Markov chains</text:p>
          </table:table-cell>
          <table:table-cell table:style-name="ce2" office:value-type="string" calcext:value-type="string">
            <text:p>Alexander Vandenberg-Rod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11-01-31" calcext:value-type="date">
            <text:p>31/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stability of stochastic differential equations</text:p>
          </table:table-cell>
          <table:table-cell table:style-name="ce2" office:value-type="string" calcext:value-type="string">
            <text:p>Dave Herzog</text:p>
          </table:table-cell>
          <table:table-cell table:style-name="ce2"/>
          <table:table-cell table:style-name="ce2" office:value-type="string" calcext:value-type="string">
            <text:p>University of Arizona</text:p>
          </table:table-cell>
          <table:table-cell table:style-name="ce2" table:content-validation-name="val3" office:value-type="string" calcext:value-type="string">
            <text:p>Probability</text:p>
          </table:table-cell>
          <table:table-cell table:style-name="ce6" table:content-validation-name="val4" office:value-type="date" office:date-value="2011-02-04" calcext:value-type="date">
            <text:p>0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ittlewood-Paley theory and multiplier problem from a probabilistic approach</text:p>
          </table:table-cell>
          <table:table-cell table:style-name="ce2" office:value-type="string" calcext:value-type="string">
            <text:p>Deniz Karl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1-02-07" calcext:value-type="date">
            <text:p>07/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rate of escape of random walks on polycyclic and metabelian groups</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14" calcext:value-type="date">
            <text:p>1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the complete graph with random, vertex-dependent, infection rates</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21" calcext:value-type="date">
            <text:p>21/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limits of spiked random matrices</text:p>
          </table:table-cell>
          <table:table-cell table:style-name="ce2" office:value-type="string" calcext:value-type="string">
            <text:p>Alex Bloemendal</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Scaling limits of trap models</text:p>
          </table:table-cell>
          <table:table-cell table:style-name="ce2" office:value-type="string" calcext:value-type="string">
            <text:p>Milton Jara</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wo models of biological evolution</text:p>
          </table:table-cell>
          <table:table-cell table:style-name="ce2" office:value-type="string" calcext:value-type="string">
            <text:p>Iddo Ben-Ari</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1-03-07" calcext:value-type="date">
            <text:p>07/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cent nonuniqueness for some stochastic PDE</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1-03-14" calcext:value-type="date">
            <text:p>14/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n-polygonal limit shapes in first-passage percolation and coexistence in growth models</text:p>
          </table:table-cell>
          <table:table-cell table:style-name="ce2" office:value-type="string" calcext:value-type="string">
            <text:p>Michael Damron</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3-28" calcext:value-type="date">
            <text:p>28/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numbers, shuffling cards, and an amazing matrix</text:p>
          </table:table-cell>
          <table:table-cell table:style-name="ce2" office:value-type="string" calcext:value-type="string">
            <text:p>Persi Diaconis</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04" calcext:value-type="date">
            <text:p>04/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caling limits of beta ensembles</text:p>
          </table:table-cell>
          <table:table-cell table:style-name="ce2" office:value-type="string" calcext:value-type="string">
            <text:p>Benedek Valko</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1-04-11" calcext:value-type="date">
            <text:p>11/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east-attained-service and adventures with the $M_1$ topology</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04-18" calcext:value-type="date">
            <text:p>18/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tent voter model on random regular graphs</text:p>
          </table:table-cell>
          <table:table-cell table:style-name="ce2" office:value-type="string" calcext:value-type="string">
            <text:p>Shirshendu Chatterjee</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25" calcext:value-type="date">
            <text:p>25/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atability of random and deterministic binary sequences</text:p>
          </table:table-cell>
          <table:table-cell table:style-name="ce2" office:value-type="string" calcext:value-type="string">
            <text:p>Vladas Sidoravicius</text:p>
          </table:table-cell>
          <table:table-cell table:style-name="ce2"/>
          <table:table-cell table:style-name="ce2" office:value-type="string" calcext:value-type="string">
            <text:p>CWI, Amsterdam &amp; 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5-09" calcext:value-type="date">
            <text:p>09/05/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deviation sampling laws for constrained simulation optimization on finite sets</text:p>
          </table:table-cell>
          <table:table-cell table:style-name="ce2" office:value-type="string" calcext:value-type="string">
            <text:p>Susan Hun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8-29" calcext:value-type="date">
            <text:p>29/08/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mixing times for sequences of random walks on finite graphs</text:p>
          </table:table-cell>
          <table:table-cell table:style-name="ce2" office:value-type="string" calcext:value-type="string">
            <text:p>Takashi Kumagai</text:p>
          </table:table-cell>
          <table:table-cell table:style-name="ce2"/>
          <table:table-cell table:style-name="ce2" office:value-type="string" calcext:value-type="string">
            <text:p>RIMS, Kyoto</text:p>
          </table:table-cell>
          <table:table-cell table:style-name="ce2" table:content-validation-name="val3" office:value-type="string" calcext:value-type="string">
            <text:p>Probability</text:p>
          </table:table-cell>
          <table:table-cell table:style-name="ce6" table:content-validation-name="val4" office:value-type="date" office:date-value="2011-09-12" calcext:value-type="date">
            <text:p>12/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stimates for the heat kernel with Dirichlet boundary condition</text:p>
          </table:table-cell>
          <table:table-cell table:style-name="ce2" office:value-type="string" calcext:value-type="string">
            <text:p>Janna Lier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9-19" calcext:value-type="date">
            <text:p>19/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location of the path supremum of stationary processe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03" calcext:value-type="date">
            <text:p>03/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bisection approach to stochastic root-finding</text:p>
          </table:table-cell>
          <table:table-cell table:style-name="ce2" office:value-type="string" calcext:value-type="string">
            <text:p>Rolf Wae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17" calcext:value-type="date">
            <text:p>17/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with darning and its application to conformal mappings</text:p>
          </table:table-cell>
          <table:table-cell table:style-name="ce2" office:value-type="string" calcext:value-type="string">
            <text:p>Zhen-Qing Chen</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1-10-24" calcext:value-type="date">
            <text:p>24/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ponential functionals of Lévy processes</text:p>
          </table:table-cell>
          <table:table-cell table:style-name="ce2" office:value-type="string" calcext:value-type="string">
            <text:p>Anita Behme</text:p>
          </table:table-cell>
          <table:table-cell table:style-name="ce2"/>
          <table:table-cell table:style-name="ce2" office:value-type="string" calcext:value-type="string">
            <text:p>TU Braunschweig &amp; 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31" calcext:value-type="date">
            <text:p>31/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rmal and non-normal approximation by Stein’s method</text:p>
          </table:table-cell>
          <table:table-cell table:style-name="ce2" office:value-type="string" calcext:value-type="string">
            <text:p>Qi-Man Shao</text:p>
          </table:table-cell>
          <table:table-cell table:style-name="ce2"/>
          <table:table-cell table:style-name="ce2" office:value-type="string" calcext:value-type="string">
            <text:p>Hong Kong University of Science and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1-11-01" calcext:value-type="date">
            <text:p>01/11/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ltiple phase transitions for long-range first-passage percolation on lattices</text:p>
          </table:table-cell>
          <table:table-cell table:style-name="ce2" office:value-type="string" calcext:value-type="string">
            <text:p>Partha Dey</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07" calcext:value-type="date">
            <text:p>07/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ooth densities for processes driven by fractional Brownian motion</text:p>
          </table:table-cell>
          <table:table-cell table:style-name="ce2" office:value-type="string" calcext:value-type="string">
            <text:p>Patrick Drisc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11-14" calcext:value-type="date">
            <text:p>14/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babilities of all real zeros for random polynomials</text:p>
          </table:table-cell>
          <table:table-cell table:style-name="ce2" office:value-type="string" calcext:value-type="string">
            <text:p>Wenbo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1-11-21" calcext:value-type="date">
            <text:p>21/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Joint variable and rank selection for parsimonious estimation of high dimensional matrices</text:p>
          </table:table-cell>
          <table:table-cell table:style-name="ce2" office:value-type="string" calcext:value-type="string">
            <text:p>Marten Wegkamp</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28" calcext:value-type="date">
            <text:p>28/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pidemics and percolation in weighted random graphs</text:p>
          </table:table-cell>
          <table:table-cell table:style-name="ce2" office:value-type="string" calcext:value-type="string">
            <text:p>Hamed Amini</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11-12-05" calcext:value-type="date">
            <text:p>05/1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ariation of random polytopes in the space of convex bodies</text:p>
          </table:table-cell>
          <table:table-cell table:style-name="ce2" office:value-type="string" calcext:value-type="string">
            <text:p>Daniel Fresen</text:p>
          </table:table-cell>
          <table:table-cell table:style-name="ce2"/>
          <table:table-cell table:style-name="ce2" office:value-type="string" calcext:value-type="string">
            <text:p>University of Missouri</text:p>
          </table:table-cell>
          <table:table-cell table:style-name="ce2" table:content-validation-name="val3" office:value-type="string" calcext:value-type="string">
            <text:p>Probability</text:p>
          </table:table-cell>
          <table:table-cell table:style-name="ce6" table:content-validation-name="val4" office:value-type="date" office:date-value="2012-01-23" calcext:value-type="date">
            <text:p>23/01/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idder’s theorem for Dirichlet space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06" calcext:value-type="date">
            <text:p>06/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y for random walk on wreath product and related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20" calcext:value-type="date">
            <text:p>20/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play between bit-pattern randomness and pulse collisions in broadband fiber optics transmission lines</text:p>
          </table:table-cell>
          <table:table-cell table:style-name="ce2" office:value-type="string" calcext:value-type="string">
            <text:p>Avner Peleg</text:p>
          </table:table-cell>
          <table:table-cell table:style-name="ce2"/>
          <table:table-cell table:style-name="ce2" office:value-type="string" calcext:value-type="string">
            <text:p>University at Buffalo</text:p>
          </table:table-cell>
          <table:table-cell table:style-name="ce2" table:content-validation-name="val3" office:value-type="string" calcext:value-type="string">
            <text:p>Probability</text:p>
          </table:table-cell>
          <table:table-cell table:style-name="ce6" table:content-validation-name="val4" office:value-type="date" office:date-value="2012-03-12" calcext:value-type="date">
            <text:p>12/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ector analysis on fractals and applications</text:p>
          </table:table-cell>
          <table:table-cell table:style-name="ce2" office:value-type="string" calcext:value-type="string">
            <text:p>Michael Hinz</text:p>
          </table:table-cell>
          <table:table-cell table:style-name="ce2"/>
          <table:table-cell table:style-name="ce2" office:value-type="string" calcext:value-type="string">
            <text:p>Friedrich-Schiller-Universität Jena &amp; 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2-03-26" calcext:value-type="date">
            <text:p>26/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a lower bound for the Chung-Diaconis-Graham random process</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12-04-09" calcext:value-type="date">
            <text:p>09/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on the excursion probabilities of Gaussian random fields</text:p>
          </table:table-cell>
          <table:table-cell table:style-name="ce2" office:value-type="string" calcext:value-type="string">
            <text:p>Yimin Xiao</text:p>
          </table:table-cell>
          <table:table-cell table:style-name="ce2"/>
          <table:table-cell table:style-name="ce2" office:value-type="string" calcext:value-type="string">
            <text:p>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16" calcext:value-type="date">
            <text:p>16/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nslation-invariant random colorings of Cayley graphs</text:p>
          </table:table-cell>
          <table:table-cell table:style-name="ce2" office:value-type="string" calcext:value-type="string">
            <text:p>Clinton Conle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30" calcext:value-type="date">
            <text:p>30/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arge deviations to statistical mechanics: what is the most likely way for an unlikely event to happen?</text:p>
          </table:table-cell>
          <table:table-cell table:style-name="ce2" office:value-type="string" calcext:value-type="string">
            <text:p>Richard Ellis</text:p>
          </table:table-cell>
          <table:table-cell table:style-name="ce2"/>
          <table:table-cell table:style-name="ce2" office:value-type="string" calcext:value-type="string">
            <text:p>University of Massachusett, Amherst</text:p>
          </table:table-cell>
          <table:table-cell table:style-name="ce2" table:content-validation-name="val3" office:value-type="string" calcext:value-type="string">
            <text:p>Probability</text:p>
          </table:table-cell>
          <table:table-cell table:style-name="ce6" table:content-validation-name="val4" office:value-type="date" office:date-value="2012-05-07" calcext:value-type="date">
            <text:p>07/05/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artingales associated to minimal submanifolds and mean curvature flow</text:p>
          </table:table-cell>
          <table:table-cell table:style-name="ce2" office:value-type="string" calcext:value-type="string">
            <text:p>Rob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0" calcext:value-type="date">
            <text:p>10/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class of martingales arising, for instance, from Brownian motion on minimal submanifolds, time-inhomogeneous “Brownian motion” along backward mean curvature flow, and the natural diffusion on some sub-Riemannian structures. We give applications to parabolicity and area growth for classical minimal surfaces, and to transience and the existence of non-constant bounded harmonic functions in the more general context of minimal submanifolds of Cartan–Hadamard manifolds. Time permitting, we describe work of Soner and Touzi showing how mean curvature flow can in fact be represented in terms of a target problem for such martingales, and we briefly mention current work extending these ideas to Ricci flow on surfaces.</text:p>
          </table:table-cell>
          <table:table-cell table:number-columns-repeated="1014"/>
        </table:table-row>
        <table:table-row table:style-name="ro1">
          <table:table-cell table:style-name="ce4" office:value-type="string" calcext:value-type="string">
            <text:p>Bond Percolation on Fractals: The Trivial and the Frustrating</text:p>
          </table:table-cell>
          <table:table-cell table:style-name="ce2" office:value-type="string" calcext:value-type="string">
            <text:p>Ben Steinhurs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7" calcext:value-type="date">
            <text:p>17/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nd percolation is an elegant way of producing random subgraphs from a fixed larger graph. First this is complicated by taking percolation on a limiting family of graphs. Then complicated even more by having three fractals to consider, the diamond, the non-p.c.f. Sierpinski gasket, and the hexacarpet. I will share with you the triviality of the problem for the standard Sierpinski gasket and how to deal with the more complicated fractals as well. This is the current evolution of joint work with former Cornell undergrad Derek Lougee.</text:p>
          </table:table-cell>
          <table:table-cell table:number-columns-repeated="1014"/>
        </table:table-row>
        <table:table-row table:style-name="ro1">
          <table:table-cell table:style-name="ce4" office:value-type="string" calcext:value-type="string">
            <text:p>Random walks at random times</text:p>
          </table:table-cell>
          <table:table-cell table:style-name="ce2" office:value-type="string" calcext:value-type="string">
            <text:p>Paul Jung</text:p>
          </table:table-cell>
          <table:table-cell table:style-name="ce2"/>
          <table:table-cell table:style-name="ce2" office:value-type="string" calcext:value-type="string">
            <text:p>University of Alabama, Birmingham</text:p>
          </table:table-cell>
          <table:table-cell table:style-name="ce2" table:content-validation-name="val3" office:value-type="string" calcext:value-type="string">
            <text:p>Probability</text:p>
          </table:table-cell>
          <table:table-cell table:style-name="ce6" table:content-validation-name="val4" office:value-type="date" office:date-value="2012-09-24" calcext:value-type="date">
            <text:p>24/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esten and Spitzer (1979) introduced random walks in random scenery (RWRS) which are collective reward processes where a random walker collects a random reward (or scenery) at each site it visits. If the walker visits a site $N$ times, it collects the same reward $N$ times thus leading to correlations in the collective reward process. Cohen and Samorodnitsky (2006) studied a certain renormalization of RWRS and proposed self-similar, symmetric alpha-stable processes, which generalize fractional Brownian motion, as their scaling limits. The limiting processes have self-similarity exponents $H &gt; 1/\alpha$. We consider a modification of RWRS in which a sign associated to the reward (scenery) alternates upon successive visits of the random walk. The resulting process is what we call a random walk at random time, and it generalizes the so-called iterated random walk. We will discuss renormalizations of this discrete process, and in particular, show that the alternating scenery can lead to limiting processes which have self-similarity exponents $H &lt; 1/\alpha$.</text:p>
          </table:table-cell>
          <table:table-cell table:number-columns-repeated="1014"/>
        </table:table-row>
        <table:table-row table:style-name="ro1">
          <table:table-cell table:style-name="ce4" office:value-type="string" calcext:value-type="string">
            <text:p>Universality for beta ensembles</text:p>
          </table:table-cell>
          <table:table-cell table:style-name="ce2" office:value-type="string" calcext:value-type="string">
            <text:p>Paul Bourgade</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01" calcext:value-type="date">
            <text:p>01/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igner stated the general hypothesis that the distribution of eigenvalue spacings of large complicated quantum systems is universal in the sense that it depends only on the symmetry class of the physical system but not on other detailed structures. The simplest case for this hypothesis concerns large but finite dimensional matrices. Spectacular progress was done in the past two decades to prove universality of random matrices presenting an orthogonal, unitary or symplectic invariance. These models correspond to log-gases with respective inverse temperature 1, 2 or 4. I will report on a joint work with L. Erdős and H.-T. Yau, which yields universality for the log-gases at arbitrary temperature at the microscopic scale. A main step consists in the optimal localization of the particles, and the involved techniques include a multiscale analysis and a local logarithmic Sobolev inequality.</text:p>
          </table:table-cell>
          <table:table-cell table:number-columns-repeated="1014"/>
        </table:table-row>
        <table:table-row table:style-name="ro1">
          <table:table-cell table:style-name="ce4" office:value-type="string" calcext:value-type="string">
            <text:p>Asymptotics of cover times via Gaussian free fields: bounded-degree graphs and general trees</text:p>
          </table:table-cell>
          <table:table-cell table:style-name="ce2" office:value-type="string" calcext:value-type="string">
            <text:p>Jian Ding</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15" calcext:value-type="date">
            <text:p>15/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quickly review a joint work with Lee and Peres (2010), which shows that the cover time for any graph is equivalent up to a universal constant, to the product of the number of edges and the square of the supremum of the Gaussian free field on that graph. I will then report a progress on the asymptotics of cover times (2011): on bounded degree graphs and general trees the cover time of the simple random walk is asymptotically equal to the product of the number of edges and the square of the supremum of the Gaussian free field on the graph, assuming that the maximal hitting time is significantly smaller than the cover time. Furthermore, for general trees, we derive exponential concentration for the cover time, which implies that the standard deviation of the cover time is bounded by the geometric mean of the cover time and the maximal hitting time.</text:p>
          </table:table-cell>
          <table:table-cell table:number-columns-repeated="1014"/>
        </table:table-row>
        <table:table-row table:style-name="ro1">
          <table:table-cell table:style-name="ce4" office:value-type="string" calcext:value-type="string">
            <text:p>Scaling exponents in directed polymers in random environment</text:p>
          </table:table-cell>
          <table:table-cell table:style-name="ce2" office:value-type="string" calcext:value-type="string">
            <text:p>Antonio Auffinger</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22" calcext:value-type="date">
            <text:p>22/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model of directed polymers in random environment, we place i.i.d. non-negative random variables on the nearest-neighbor edges of $\mathbb{Z}^d$ and we study the associated Gibbs measure on simple random walk paths. A long-standing conjecture gives a relation between two “scaling exponents”: one describes the fluctuation of the point-topoint partition function and the other describes the typical maximum displacement of the random walk. This relation is sometimes referred to as the “KPZ scaling relation”. I will discuss work with Michael Damron, in which we give appropriate definitions of these exponents and a proof of the relation.</text:p>
          </table:table-cell>
          <table:table-cell table:number-columns-repeated="1014"/>
        </table:table-row>
        <table:table-row table:style-name="ro1">
          <table:table-cell table:style-name="ce4" office:value-type="string" calcext:value-type="string">
            <text:p>Emerging patterns in the Abelian Sandpile Model</text:p>
          </table:table-cell>
          <table:table-cell table:style-name="ce2" office:value-type="string" calcext:value-type="string">
            <text:p>Guglielmo Paoletti</text:p>
          </table:table-cell>
          <table:table-cell table:style-name="ce2"/>
          <table:table-cell table:style-name="ce2" office:value-type="string" calcext:value-type="string">
            <text:p>Paris-Su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29" calcext:value-type="date">
            <text:p>29/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Model is a simple cellular automaton describing the dynamics of a pile of sand under particle’s addition. It presents Self Organized Criticality and seems to display allometry. Here I will show the emergence of 2-dimensional periodic patterns (patches) and 1-dimensional periodic defects (strings). These objects play a key role in the comprehension of a number of configuration naturally emerging in the dynamics. I will present the classification of these objects and the relation between the densities and their periodicity vector, called momentum, a reminiscent of a dispersion relation. Strings interact, they can merge and split, their interaction graphs will be showed and explained. In the understanding of the whole structure $\operatorname{SL}(2, \mathbb{Z})$ plays a key role.</text:p>
          </table:table-cell>
          <table:table-cell table:number-columns-repeated="1014"/>
        </table:table-row>
        <table:table-row table:style-name="ro1">
          <table:table-cell table:style-name="ce4" office:value-type="string" calcext:value-type="string">
            <text:p>Conservation property and recurrence of Dirichlet forms</text:p>
          </table:table-cell>
          <table:table-cell table:style-name="ce2" office:value-type="string" calcext:value-type="string">
            <text:p>Jun Masamune</text:p>
          </table:table-cell>
          <table:table-cell table:style-name="ce2"/>
          <table:table-cell table:style-name="ce2" office:value-type="string" calcext:value-type="string">
            <text:p>Penn State Altoona</text:p>
          </table:table-cell>
          <table:table-cell table:style-name="ce2" table:content-validation-name="val3" office:value-type="string" calcext:value-type="string">
            <text:p>Probability</text:p>
          </table:table-cell>
          <table:table-cell table:style-name="ce6" table:content-validation-name="val4" office:value-type="date" office:date-value="2012-11-05" calcext:value-type="date">
            <text:p>05/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discuss fundamental longtime properties of a stochastic process: the conservation property and recurrence, and introduce new characterizations. The conservation property and recurrence have been extensively studied for Brownian motion on a Riemannian manifold, and we know that if the manifold doesn’t have any singular set or it has a “small” singular set, and, if the volume growth is not too “big” at infinity, then Brownian motion is</text:p>
            <text:p>conservative and recurrent depending on how rapidly the volume grows at infinity. A natural question is what remains true and what doesn’t for more general stochastic processes, for example, a symmetric jump-diffusion defined on a metric measure space. In this talk, we will answer this question from several different points of view. Time permitting, I would like to discuss the Dirichlet extensions of Markov forms as well as the essential selfadjointness of the operator restricted to a natural domain as a related topic using new and interesting examples of Riemannian manifolds and infinite graphs. These results were obtained in my recent collaborative efforts with several different groups.</text:p>
          </table:table-cell>
          <table:table-cell table:number-columns-repeated="1014"/>
        </table:table-row>
        <table:table-row table:style-name="ro1">
          <table:table-cell table:style-name="ce4" office:value-type="string" calcext:value-type="string">
            <text:p>What does a point process outside a domain tell us about what’s inside?</text:p>
          </table:table-cell>
          <table:table-cell table:style-name="ce2" office:value-type="string" calcext:value-type="string">
            <text:p>Subhro Ghos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2-11-12" calcext:value-type="date">
            <text:p>12/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Poisson point process we have independence between disjoint spatial domains, so the points outside a disk give us no information on the points inside. The story gets a lot more interesting for spatially correlated processes. We focus on the two main natural examples of repulsive point processes on the plane - the Ginibre ensemble (arising from eigenvalues of random matrices) and zero ensembles of certain Gaussian power series. We show that here the outside points actually tell us a lot—they determine almost surely the “mass” or the “centre of mass” of the inside points (as the case may be), and that they</text:p>
            <text:p>determine “nothing more”. This gives us a glimpse into a hierarchy of point processes based on their rigidity, of which we know only the simplest examples. Time permitting, we will also look at several interesting consequences of our results, with applications to continuum percolation, reconstruction of Gaussian entire functions, completeness of random exponentials, and others.</text:p>
          </table:table-cell>
          <table:table-cell table:number-columns-repeated="1014"/>
        </table:table-row>
        <table:table-row table:style-name="ro1">
          <table:table-cell table:style-name="ce4" office:value-type="string" calcext:value-type="string">
            <text:p>Gibbs samplers on convex sets</text:p>
          </table:table-cell>
          <table:table-cell table:style-name="ce2" office:value-type="string" calcext:value-type="string">
            <text:p>Aaron Smith</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1-19" calcext:value-type="date">
            <text:p>19/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performance of some Gibbs sampler based strategies for sampling from the uniform distribution on convex sets. All discussion will be focused on three examples with a great deal of symmetry. I find good, analytic, mixing time bounds for a well-known Gibbs sampler. For the remaining two, I find reasonable analytic mixing time bounds and mention simple ways to get more precise bounds when actually running these algorithms on a computer.</text:p>
          </table:table-cell>
          <table:table-cell table:number-columns-repeated="1014"/>
        </table:table-row>
        <table:table-row table:style-name="ro1">
          <table:table-cell table:style-name="ce4" office:value-type="string" calcext:value-type="string">
            <text:p>Semimartingale reflecting Brownian motion in two dimensions: exact asymptotics for the stationary distribution</text:p>
          </table:table-cell>
          <table:table-cell table:style-name="ce2" office:value-type="string" calcext:value-type="string">
            <text:p>Jim Dai</text:p>
          </table:table-cell>
          <table:table-cell table:style-name="ce2"/>
          <table:table-cell table:style-name="ce2" office:value-type="string" calcext:value-type="string">
            <text:p>Cornell University &amp; Georgia Tech</text:p>
          </table:table-cell>
          <table:table-cell table:style-name="ce2" table:content-validation-name="val3" office:value-type="string" calcext:value-type="string">
            <text:p>Probability</text:p>
          </table:table-cell>
          <table:table-cell table:style-name="ce6" table:content-validation-name="val4" office:value-type="date" office:date-value="2012-11-26" calcext:value-type="date">
            <text:p>26/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two-dimensional semimartingale reflecting Brownian motion (SRBM) in the nonnegative quadrant. The data of the SRBM consists of a two-dimensional drift vector, a $2 \times 2$ positive definite covariance matrix, and a $2 \times 2$ reflection matrix. Assuming the SRBM is positive recurrent, we are interested in tail asymptotics of its marginal stationary distribution along each direction in the quadrant. For a given direction, the marginal tail distribution has the exact asymptotic of the form $b x^\kappa \exp(−\alpha x)$ as $x$ goes to infinity, where $\alpha$ and $b$ are positive constants and $\kappa$ takes one of the values $−3/2$, $−1/2$, $0$, or $1$; both the decay rate $\alpha$ and the power $\kappa$ can be computed explicitly from the given direction and the SRBM data.&lt;br/&gt;&lt;br/&gt;</text:p>
            <text:p>A key tool in our proof is a relationship governing the moment generating function of the two-dimensional stationary distribution and two moment generating functions of the associated one-dimensional boundary measures. This relationship allows us to characterize the convergence domain of the two-dimensional moment generating function. For a given direction $c$, the line in this direction intersects the boundary of the convergence domain at one point, and that point uniquely determines the decay rate $\alpha$. The one-dimensional moment generating function of the marginal distribution along direction $c$ has a singularity at $\alpha$. Using analytic extension in complex analysis, we characterize the precise nature of the singularity there. Using that characterization and complex inversion techniques, we obtain the exact asymptotic of the marginal tail distribution. Extensions to high-dimensional problems will also be discussed. &lt;br/&gt;&lt;br/&gt;</text:p>
            <text:p>This talk is based on joint works with Masakio Miyazawa at Tokyo University of Science.</text:p>
          </table:table-cell>
          <table:table-cell table:number-columns-repeated="1014"/>
        </table:table-row>
        <table:table-row table:style-name="ro1">
          <table:table-cell table:style-name="ce4" office:value-type="string" calcext:value-type="string">
            <text:p>Random orderings and unique ergodicity of automorphism groups</text:p>
          </table:table-cell>
          <table:table-cell table:style-name="ce2" office:value-type="string" calcext:value-type="string">
            <text:p>Russ Lyons</text:p>
          </table:table-cell>
          <table:table-cell table:style-name="ce2"/>
          <table:table-cell table:style-name="ce2" office:value-type="string" calcext:value-type="string">
            <text:p>Indian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2-03" calcext:value-type="date">
            <text:p>03/12/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s there a natural way to put a random total ordering on the vertices of a finite graph? Natural here means that all finite graphs get an isomorphism-invariant random ordering and induced subgraphs get the random ordering that is inherited from the larger graph. Thus, the uniformly random ordering is natural; are there any others? What if we restrict to certain kinds of graphs? What about finite hypergraphs or finite metric spaces? We discuss these questions and sketch how their answers give unique ergodicity of corresponding automorphism groups; for example, in the case of graphs, the group is the automorphism group of the infinite random graph. This is joint work with Omer Angel and Alexander Kechris.</text:p>
          </table:table-cell>
          <table:table-cell table:number-columns-repeated="1014"/>
        </table:table-row>
        <table:table-row table:style-name="ro1">
          <table:table-cell table:style-name="ce4" office:value-type="string" calcext:value-type="string">
            <text:p>Assessing Monte Carlo errors in MCMC and adaptive MCMC</text:p>
          </table:table-cell>
          <table:table-cell table:style-name="ce2" office:value-type="string" calcext:value-type="string">
            <text:p>Yves Atchade</text:p>
          </table:table-cell>
          <table:table-cell table:style-name="ce2"/>
          <table:table-cell table:style-name="ce2" office:value-type="string" calcext:value-type="string">
            <text:p>Michig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1" calcext:value-type="date">
            <text:p>21/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talk will present some asymptotic results on quadratic forms of Markov chains and adaptive Markov chains. The results are used to derive Monte Carlo confidence intervals using the standard Gaussian distribution, and the so-called fixed-$b$ asymptotic. We will also discuss some convergence rates of quadratic forms that give some insight on the rates of convergence of these confidence intervals.</text:p>
          </table:table-cell>
          <table:table-cell table:number-columns-repeated="1014"/>
        </table:table-row>
        <table:table-row table:style-name="ro1">
          <table:table-cell table:style-name="ce4" office:value-type="string" calcext:value-type="string">
            <text:p>On the existence of paths between points in high level excursion sets of Gaussian random field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8" calcext:value-type="date">
            <text:p>28/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tructure of Gaussian random fields over high levels is a well researched and well understood area, particularly if the field is smooth. However, the question as to whether or not two or more points which lie in an excursion set belong to the same connected component has eluded analysis. We study this problem from the point of view of large deviations, analyzing the asymptotic probabilities that two such points are connected by a path laying within the excursion set, and so belong to the same component. This problem turns out to be intimately related to the problem of finding minimal energy measures with respect to the covariance kernel of the field. We characterize such measures, and prove that the optimal (most likely) paths are, in fact, the minimal capacity paths. We will conclude with considering the case of two points far away from each other, and observing the difference between the short and long memory cases. &lt;br/&gt;&lt;br/&gt;</text:p>
            <text:p>This is joint work with R. Adler and E. Moldavskaya.</text:p>
          </table:table-cell>
          <table:table-cell table:number-columns-repeated="1014"/>
        </table:table-row>
        <table:table-row table:style-name="ro1">
          <table:table-cell table:style-name="ce4" office:value-type="string" calcext:value-type="string">
            <text:p>Functional central limit theorem for heavy tailed stationary infinitely divisible processes generated by conservative flows</text:p>
          </table:table-cell>
          <table:table-cell table:style-name="ce2" office:value-type="string" calcext:value-type="string">
            <text:p>Takashi Owad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04" calcext:value-type="date">
            <text:p>04/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establish a new class of functional central limit theorems for partial sum of certain symmetric stationary infinitely divisible processes with regularly varying Lévy measures. The limit process is a new class of symmetric stable self-similar processes with stationary increments, that coincides, on a part of its parameter space, with a previously described process. The normalizing sequence and the limiting process are determined by the ergodic theoretical properties of the flow underlying the integral representation of the process. These properties can be interpreted as determining how long the memory of the stationary infinitely divisible process is. We also establish functional convergence, in a strong distributional sense, for conservative pointwise dual ergodic maps preserving an infinite measure. &lt;br/&gt;&lt;br/&gt;</text:p>
            <text:p>This is joint work with G. Samorodnitsky.</text:p>
          </table:table-cell>
          <table:table-cell table:number-columns-repeated="1014"/>
        </table:table-row>
        <table:table-row table:style-name="ro1">
          <table:table-cell table:style-name="ce4" office:value-type="string" calcext:value-type="string">
            <text:p>Random walks on free solvable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11" calcext:value-type="date">
            <text:p>11/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decay of return probability of random walks on free solvable groups. These groups may be defined as quotient groups of free groups with respect to the derived series. The main tools we use are Magnus embedding of free solvable groups into wreath products, and comparison of Dirichlet forms. If time allows, I will discuss the connection of our result to the $L^2$ isoperimetry profile of these groups.</text:p>
          </table:table-cell>
          <table:table-cell table:number-columns-repeated="1014"/>
        </table:table-row>
        <table:table-row table:style-name="ro1">
          <table:table-cell table:style-name="ce4" office:value-type="string" calcext:value-type="string">
            <text:p>Stationarity and random location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25" calcext:value-type="date">
            <text:p>25/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notion called “intrinsic location functional”. This is a large family of random locations including, for example, the location of the path supremum/infimum over an interval, the first/last hitting time, among many others. On one hand, it is proved that under stationarity, the distributions of intrinsic location functionals must satisfy the same very specific constraints, in spite of their different origins and nature. On the other hand, stationarity can actually be characterized by this group of conditions. That is, a stochastic process is stationary if and only the conditions hold for all the intrinsic location functionals. This provides a new approach to understand stationarity from the perspective of random locations. We further develop alternative descriptions of intrinsic location functional using partially ordered random point sets or piecewise linear functions. In the last part, I will discuss the generalization of the main results, the</text:p>
            <text:p>applications of this work and the links between this work and other areas, such as stochastic algebraic topology or queueing systems with deadlines.</text:p>
          </table:table-cell>
          <table:table-cell table:number-columns-repeated="1014"/>
        </table:table-row>
        <table:table-row table:style-name="ro1">
          <table:table-cell table:style-name="ce4" office:value-type="string" calcext:value-type="string">
            <text:p>Probabilistic techniques in mathematical phylogenetics: relating combinatorial and variational distances on trees</text:p>
          </table:table-cell>
          <table:table-cell table:style-name="ce2" office:value-type="string" calcext:value-type="string">
            <text:p>Sebastien Roc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3-04" calcext:value-type="date">
            <text:p>04/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escribe recent results on a deep connection between a wellstudied phase transition in Markov random fields on trees and two important problems in evolutionary biology: the inference of ancestral molecular sequences and the estimation of large phylogenies using maximum likelihood. No biology background will be assumed. (Joint work with A. Sly.)</text:p>
          </table:table-cell>
          <table:table-cell table:number-columns-repeated="1014"/>
        </table:table-row>
        <table:table-row table:style-name="ro1">
          <table:table-cell table:style-name="ce4" office:value-type="string" calcext:value-type="string">
            <text:p>Emergent metastability for dynamical systems on networks</text:p>
          </table:table-cell>
          <table:table-cell table:style-name="ce2" office:value-type="string" calcext:value-type="string">
            <text:p>Lee DeVille</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3-03-11" calcext:value-type="date">
            <text:p>11/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stochastic dynamical systems defined on networks that exhibit the phenomenon of collective metastability—by this we mean network dynamics where none of the individual nodes’ dynamics are metastable, but the configuration is metastable in its collective behavior. We will concentrate on the case of SDE with small white noise for concreteness. We also present some specific results relating to stochastic perturbations of the Kuramoto system of coupled nonlinear oscillators. Along the way, we show that there is a nonstandard spectral problem that appears in all of these calculations, and that the important features of this spectral problem is related to a certain homology group.</text:p>
          </table:table-cell>
          <table:table-cell table:number-columns-repeated="1014"/>
        </table:table-row>
        <table:table-row table:style-name="ro1">
          <table:table-cell table:style-name="ce4" office:value-type="string" calcext:value-type="string">
            <text:p>One dimensional completely asymmetric Markov processes</text:p>
          </table:table-cell>
          <table:table-cell table:style-name="ce2" office:value-type="string" calcext:value-type="string">
            <text:p>Pierre Pati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 ORIE</text:p>
          </table:table-cell>
          <table:table-cell table:style-name="ce6" table:content-validation-name="val4" office:value-type="date" office:date-value="2013-03-18" calcext:value-type="date">
            <text:p>18/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early 50’s, Feller characterized fully the analytical structure of one dimensional diffusion processes. In particular, he constructed their Green functions in terms of the two positive fundamental solutions of a second order differential equations. He also characterized completely the Laplace transform of their first exit times from an interval in terms of these two fundamental solutions. In this work, we aim to pursue Feller’s program for the class of one dimensional completely asymmetric Markov processes, that is strong Markov processes having jumps only in one direction. We will present an original methodology based mostly on potential theoretical arguments to characterize the Laplace of their first exit times from an interval which may occur by a jump. We will also describe their resolvent densities whose existence of a nice version is provided. We illustrate our approach by recovering easily the well-known fluctuations identities for spectrally negative Lévy processes.</text:p>
          </table:table-cell>
          <table:table-cell table:number-columns-repeated="1014"/>
        </table:table-row>
        <table:table-row table:style-name="ro1">
          <table:table-cell table:style-name="ce4" office:value-type="string" calcext:value-type="string">
            <text:p>Entropic repulsion of Gaussian free field on high-dimensional Sierpiński carpet graphs</text:p>
          </table:table-cell>
          <table:table-cell table:style-name="ce2" office:value-type="string" calcext:value-type="string">
            <text:p>Joe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3-25" calcext:value-type="date">
            <text:p>25/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centered Gaussian field on a fractal graph based on a high-dimensional Sierpiński carpet (e.g. Menger sponge), whose covariance is the Green’s function for simple random walk on the graph. Moreover assume that the field is positive everywhere, i.e., constrained above a hard wall at zero height. In this talk, I will present an exact height formula for the local sample mean of the free field above the hard wall on any transient Sierpiński carpet graph. This result extends previous work for the free field on $\mathbb{Z}^d$, $d \geq 3$, to the fractal setting. Our proof utilizes the theory of transient regular Dirichlet forms, in conjunction with the relative entropy and conditioning arguments introduced originally by Bolthausen–Deuschel–Zeitouni. Joint work with Baris Ugurcan.</text:p>
          </table:table-cell>
          <table:table-cell table:number-columns-repeated="1014"/>
        </table:table-row>
        <table:table-row table:style-name="ro1">
          <table:table-cell table:style-name="ce4" office:value-type="string" calcext:value-type="string">
            <text:p>Random domino tilings of the Aztec diamond</text:p>
          </table:table-cell>
          <table:table-cell table:style-name="ce2" office:value-type="string" calcext:value-type="string">
            <text:p>Greg Shinault</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3-04-01" calcext:value-type="date">
            <text:p>01/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ztec diamond is a tiling model popular for its association with combinatorics and statistical physics. A randomly chosen (i.e. from the uniform distribution) tiling for a large Aztec diamond will exhibit both a well-ordered and a disordered region with high probability. The fluctuations between these two regions are described by the Tracy–Widom GUE distribution of random matrix theory. &lt;br/&gt;&lt;br/&gt;</text:p>
            <text:p>In the current talk we will look at a generalized measure on tilings of the Aztec diamond, and see that the boundary fluctuations are still described by the Tracy–Widom GUE distribution. We will cover the necessary background from random matrix theory, as well as a few related random growth models.</text:p>
          </table:table-cell>
          <table:table-cell table:number-columns-repeated="1014"/>
        </table:table-row>
        <table:table-row table:style-name="ro1">
          <table:table-cell table:style-name="ce4" office:value-type="string" calcext:value-type="string">
            <text:p>Critical phenomena in exponential random graphs</text:p>
          </table:table-cell>
          <table:table-cell table:style-name="ce2" office:value-type="string" calcext:value-type="string">
            <text:p>Mei Yin</text:p>
          </table:table-cell>
          <table:table-cell table:style-name="ce2"/>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3-04-08" calcext:value-type="date">
            <text:p>08/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exponential family of random graphs is among the most promising class of network models. A host of analytical and numerical techniques have been developed in the past. We review recent developments in the study of exponential random graph models and concentrate on the critical phenomena associated with phase transitions. Directions for future research will also be proposed.</text:p>
          </table:table-cell>
          <table:table-cell table:number-columns-repeated="1014"/>
        </table:table-row>
        <table:table-row table:style-name="ro1">
          <table:table-cell table:style-name="ce4" office:value-type="string" calcext:value-type="string">
            <text:p>Gaussian free field, random measure and KPZ on $\mathbb{R}^4$</text:p>
          </table:table-cell>
          <table:table-cell table:style-name="ce2" office:value-type="string" calcext:value-type="string">
            <text:p>Linan Chen</text:p>
          </table:table-cell>
          <table:table-cell table:style-name="ce2"/>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4-15" calcext:value-type="date">
            <text:p>15/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highlight in the study of quantum physics was the work of Knizhnik, Polyakov and Zamolodchikov (1988), in which they proposed a relation (KPZ relation) between the scaling dimension of a statistical physics model in Euclidean geometry and its counterpart in the random geometry. Recently, Duplantier and Sheffield used the 2D Gaussian free field to construct the Liouville quantum gravity measure on a planar domain, and gave the first mathematically rigorous formulation and proof of the KPZ relation in that setting. We apply a similar approach to generalize part of their results and techniques to $\mathbb{R}^4$</text:p>
            <text:p>(as well as to $\mathbb{R}^{2n}$ for $n \geq 2$). To be specific, we construct a random Borel measure on $\mathbb{R}^4$ which formally has the density (with respect to the Lebesgue measure) being the exponential of an instance of a 4D Gaussian free field. We also establish the KPZ relation corresponding</text:p>
            <text:p>to this random measure. This is joint work with Dmitry Jakobson.</text:p>
          </table:table-cell>
          <table:table-cell table:number-columns-repeated="1014"/>
        </table:table-row>
        <table:table-row table:style-name="ro1">
          <table:table-cell table:style-name="ce4" office:value-type="string" calcext:value-type="string">
            <text:p>Precise large deviation probabilities for random walks with stationary heavy tailed step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13-04-22" calcext:value-type="date">
            <text:p>22/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Olivier Wintenberger (Paris Dauphine). We study precise large deviation probabilities in the spirit of A.V. and S.V. Nagaev; see A.V. Nagaev (1969) Theory Probab. Appl. 14, 51–64 and 193–208, and S.V. Nagaev (1979) Ann. Probab. 7, 745–789. They studied random walks of iid steps with a regularly varying right tail and showed that the right tail of the random walk at a given time is equivalent to the tail of the maximum step up to this time. In this talk, analogs are provided for random walks generated from a strictly stationary step sequence. The dependence structure is rather general, but excludes long range dependence. In particular, analogs of Nagaev’s theorem can be derived for Markov chains and return models for speculative prices (GARCH, stochastic volatility model). The general framework for these results is regular variation of the finite-dimensional distributions of the step sequence. The proofs use</text:p>
            <text:p>ideas of Adam Jakubowski developed for the central limit theory with infinite variance stable limits. Precise large deviations can be used, for example, to derive precise bounds for ruin probabilities for such random walks. For linear regularly varying processes this approach was chosen in T. Mikosch and G. Samorodnitsky (2000) Ann. Appl. Probab. 10, 1025–1064, and for solutions to affine stochastic difference equations in D. Buraczewski, E. Damek, T. Mikosch and J. Zienkiewic (2011) (2011). The results of this talk generalize the mentioned papers and also give insight how large deviations occur in a random walk with dependent heavy tail steps.</text:p>
          </table:table-cell>
          <table:table-cell table:number-columns-repeated="1014"/>
        </table:table-row>
        <table:table-row table:style-name="ro1">
          <table:table-cell table:style-name="ce4" office:value-type="string" calcext:value-type="string">
            <text:p>Hypercontractivity, reverse hypercontractivity, and simple proofs</text:p>
          </table:table-cell>
          <table:table-cell table:style-name="ce2" office:value-type="string" calcext:value-type="string">
            <text:p>Ryan O'Donnell</text:p>
          </table:table-cell>
          <table:table-cell table:style-name="ce2"/>
          <table:table-cell table:style-name="ce2" office:value-type="string" calcext:value-type="string">
            <text:p>Carnegie Mellon University</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4-29" calcext:value-type="date">
            <text:p>29/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andom variable X is said to be “$(p, q, \rho)$-hypercontractive” if some blah blah blah condition involving its moments holds. The practical upshot is that hypercontractive random variables behave very reasonably. Various simple random variables can be shown to be hypercontractive; furthermore, low-degree polynomials of independent hypercontractive random variables are also hypercontractive. These facts can be used to show some powerful theorems, like the</text:p>
            <text:p/>
          </table:table-cell>
          <table:table-cell table:number-columns-repeated="1014"/>
        </table:table-row>
        <table:table-row table:style-name="ro1">
          <table:table-cell table:style-name="ce4" office:value-type="string" calcext:value-type="string">
            <text:p>(Cancelled) Brownian rotations, and an infinite dimensional general position theorem</text:p>
          </table:table-cell>
          <table:table-cell table:style-name="ce2" office:value-type="string" calcext:value-type="string">
            <text:p>Todd Kemp</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13-05-06" calcext:value-type="date">
            <text:p>06/05/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wo random subspaces $V$ and $W$ of $\mathbb{C}^d$. Their intersection has dimension at least $\dim(V) + \dim(W) − d$; if there is equality (or 0 if $\dim(V) + \dim(W) &lt; d$) then $V$ and $W$ are said to be in general position. If $V$ and $W$ are random subspaces, they are almost surely in general position. Depending on the definition of “almost sure”, this theorem dates back 150 years or more. A more modern form could be stated thus: let $U_t$ be a Brownian motion on the unitary group $U(d)$, independent from $V$ and $W$; then, for any $t &gt; 0$, $U_t(V)$ and $W$ are in general position with probability 1. &lt;br/&gt;&lt;br/&gt;</text:p>
            <text:p>What happens when the dimension $d$ is infinite? While there is no unitarily invariant measure in infinite dimensions, it is still possible to make sense of the Brownian motion acting on some subspaces. However, the easy techniques for proving the general position theorem are unavailable. &lt;br/&gt;&lt;br/&gt;</text:p>
            <text:p>In this talk, I will address my recent joint work with Benoit Collins in this infinite dimensional setting. Using the tools of random matrix theory and free probability, the question can be reduced to one of regularity for the solution of a certain family of complex PDEs. This allows us to prove not only the general position theorem, but also (a special case of) a long-standing conjecture about free entropy and informa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ow to get more realistic models of random networks</text:p>
          </table:table-cell>
          <table:table-cell table:style-name="ce2" office:value-type="string" calcext:value-type="string">
            <text:p>Dimitris Achlioptas</text:p>
          </table:table-cell>
          <table:table-cell table:style-name="ce10" office:value-type="string" calcext:value-type="string">
            <text:p><text:a xlink:href="http://users.soe.ucsc.edu/~optas/" xlink:type="simple">http://users.soe.ucsc.edu/~optas/</text:a></text:p>
          </table:table-cell>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13" table:content-validation-name="val4" office:value-type="date" office:date-value="2013-08-28" calcext:value-type="date">
            <text:p>28/08/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Upson 5130</text:p>
          </table:table-cell>
          <table:table-cell table:style-name="ce4"/>
          <table:table-cell table:number-columns-repeated="1014"/>
        </table:table-row>
        <table:table-row table:style-name="ro1">
          <table:table-cell table:style-name="ce2" office:value-type="string" calcext:value-type="string">
            <text:p>Maximum independent sets in random $d$-regular graphs</text:p>
          </table:table-cell>
          <table:table-cell table:style-name="ce2" office:value-type="string" calcext:value-type="string">
            <text:p>Nike Sun</text:p>
          </table:table-cell>
          <table:table-cell table:style-name="ce10" office:value-type="string" calcext:value-type="string">
            <text:p><text:a xlink:href="http://statweb.stanford.edu/~nikesun/" xlink:type="simple">http://statweb.stanford.edu/~nikesu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16" calcext:value-type="date">
            <text:p>16/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or promotion and nonabelian sandpile models</text:p>
          </table:table-cell>
          <table:table-cell table:style-name="ce2" office:value-type="string" calcext:value-type="string">
            <text:p>Anne Schilling</text:p>
          </table:table-cell>
          <table:table-cell table:style-name="ce10" office:value-type="string" calcext:value-type="string">
            <text:p><text:a xlink:href="https://www.math.ucdavis.edu/~anne/" xlink:type="simple">https://www.math.ucdavis.edu/~anne/</text:a></text:p>
          </table:table-cell>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13" table:content-validation-name="val4" office:value-type="date" office:date-value="2013-09-23" calcext:value-type="date">
            <text:p>23/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fields from trees and sandpiles</text:p>
          </table:table-cell>
          <table:table-cell table:style-name="ce2" office:value-type="string" calcext:value-type="string">
            <text:p>Wei W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30" calcext:value-type="date">
            <text:p>30/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obust Gaussian noise stability</text:p>
          </table:table-cell>
          <table:table-cell table:style-name="ce2" office:value-type="string" calcext:value-type="string">
            <text:p>Joe Neeman</text:p>
          </table:table-cell>
          <table:table-cell table:style-name="ce10" office:value-type="string" calcext:value-type="string">
            <text:p><text:a xlink:href="http://www.stat.berkeley.edu/~jneeman/" xlink:type="simple">http://www.stat.berkeley.edu/~jneem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3-10-07" calcext:value-type="date">
            <text:p>07/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reduced words in Coxeter groups and periodic TASEP</text:p>
          </table:table-cell>
          <table:table-cell table:style-name="ce2" office:value-type="string" calcext:value-type="string">
            <text:p>Thomas Lam</text:p>
          </table:table-cell>
          <table:table-cell table:style-name="ce10" office:value-type="string" calcext:value-type="string">
            <text:p><text:a xlink:href="http://www.math.lsa.umich.edu/~tfylam/" xlink:type="simple">http://www.math.lsa.umich.edu/~tfylam/</text:a></text:p>
          </table:table-cell>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13" table:content-validation-name="val4" office:value-type="date" office:date-value="2013-10-21" calcext:value-type="date">
            <text:p>21/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on-commutative Central Limit Theorem(s)</text:p>
          </table:table-cell>
          <table:table-cell table:style-name="ce2" office:value-type="string" calcext:value-type="string">
            <text:p>Natasha Blitvić</text:p>
          </table:table-cell>
          <table:table-cell table:style-name="ce10" office:value-type="string" calcext:value-type="string">
            <text:p><text:a xlink:href="http://web.mit.edu/blitvic/www/" xlink:type="simple">http://web.mit.edu/blitvic/www/</text:a></text:p>
          </table:table-cell>
          <table:table-cell table:style-name="ce2" office:value-type="string" calcext:value-type="string">
            <text:p>University of California, Berkeley &amp; Indiana University Bloomington</text:p>
          </table:table-cell>
          <table:table-cell table:style-name="ce2" table:content-validation-name="val3" office:value-type="string" calcext:value-type="string">
            <text:p>Probability</text:p>
          </table:table-cell>
          <table:table-cell table:style-name="ce13" table:content-validation-name="val4" office:value-type="date" office:date-value="2013-10-28" calcext:value-type="date">
            <text:p>28/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utoff for the East Model</text:p>
          </table:table-cell>
          <table:table-cell table:style-name="ce2" office:value-type="string" calcext:value-type="string">
            <text:p>Shirshendu Gangul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13" table:content-validation-name="val4" office:value-type="date" office:date-value="2013-11-04" calcext:value-type="date">
            <text:p>04/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Divisible sandpile at the critical density</text:p>
          </table:table-cell>
          <table:table-cell table:style-name="ce2" office:value-type="string" calcext:value-type="string">
            <text:p>Baris Ugurc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11" calcext:value-type="date">
            <text:p>11/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changeable random measures</text:p>
          </table:table-cell>
          <table:table-cell table:style-name="ce2" office:value-type="string" calcext:value-type="string">
            <text:p>Tim Austin</text:p>
          </table:table-cell>
          <table:table-cell table:style-name="ce10" office:value-type="string" calcext:value-type="string">
            <text:p><text:a xlink:href="http://cims.nyu.edu/~tim/" xlink:type="simple">http://cims.nyu.edu/~tim/</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3-11-21" calcext:value-type="date">
            <text:p>21/11/2013</text:p>
          </table:table-cell>
          <table:table-cell table:style-name="ce7" table:formula="of:=FALSE()" office:value-type="float" office:value="0" calcext:value-type="float">
            <text:p>0</text:p>
          </table:table-cell>
          <table:table-cell table:style-name="ce16" office:value-type="time" office:time-value="PT14H45M00S" calcext:value-type="time">
            <text:p>14:45</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2" office:value-type="string" calcext:value-type="string">
            <text:p>Random graph models for systemic risk</text:p>
          </table:table-cell>
          <table:table-cell table:style-name="ce2" office:value-type="string" calcext:value-type="string">
            <text:p>Andreea Minca</text:p>
          </table:table-cell>
          <table:table-cell table:style-name="ce10" office:value-type="string" calcext:value-type="string">
            <text:p><text:a xlink:href="http://people.orie.cornell.edu/acm299/" xlink:type="simple">http://people.orie.cornell.edu/acm2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25" calcext:value-type="date">
            <text:p>25/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effect of drift on the volume of the Wiener sausage</text:p>
          </table:table-cell>
          <table:table-cell table:style-name="ce2" office:value-type="string" calcext:value-type="string">
            <text:p>Perla Sousi</text:p>
          </table:table-cell>
          <table:table-cell table:style-name="ce10" office:value-type="string" calcext:value-type="string">
            <text:p><text:a xlink:href="http://www.statslab.cam.ac.uk/~ps422/" xlink:type="simple">http://www.statslab.cam.ac.uk/~ps422/</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13" table:content-validation-name="val4" office:value-type="date" office:date-value="2013-12-09" calcext:value-type="date">
            <text:p>09/12/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Variational formula for the limit-shape of first-passage percolation</text:p>
          </table:table-cell>
          <table:table-cell table:style-name="ce2" office:value-type="string" calcext:value-type="string">
            <text:p>Arjun Krishnan</text:p>
          </table:table-cell>
          <table:table-cell table:style-name="ce10" office:value-type="string" calcext:value-type="string">
            <text:p><text:a xlink:href="http://cims.nyu.edu/~arjun/wordpress/" xlink:type="simple">http://cims.nyu.edu/~arjun/wordpress/</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1-27" calcext:value-type="date">
            <text:p>27/0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errington-Kirkpatrick model and its diluted version</text:p>
          </table:table-cell>
          <table:table-cell table:style-name="ce2" office:value-type="string" calcext:value-type="string">
            <text:p>Dmitry Panchenko</text:p>
          </table:table-cell>
          <table:table-cell table:style-name="ce10" office:value-type="string" calcext:value-type="string">
            <text:p><text:a xlink:href="https://sites.google.com/site/panchenkomath/" xlink:type="simple">https://sites.google.com/site/panchenkomath/</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03" calcext:value-type="date">
            <text:p>03/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rom combinatorial Hopf algebras</text:p>
          </table:table-cell>
          <table:table-cell table:style-name="ce2" office:value-type="string" calcext:value-type="string">
            <text:p>Amy Pang</text:p>
          </table:table-cell>
          <table:table-cell table:style-name="ce10" office:value-type="string" calcext:value-type="string">
            <text:p><text:a xlink:href="http://math.stanford.edu/~amyp/" xlink:type="simple">http://math.stanford.edu/~amyp/</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10" calcext:value-type="date">
            <text:p>10/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Homogeneous adjacency spectra of random hypergraphs</text:p>
          </table:table-cell>
          <table:table-cell table:style-name="ce2" office:value-type="string" calcext:value-type="string">
            <text:p>Joshua Cooper</text:p>
          </table:table-cell>
          <table:table-cell table:style-name="ce10" office:value-type="string" calcext:value-type="string">
            <text:p><text:a xlink:href="http://www.math.sc.edu/~cooper/" xlink:type="simple">http://www.math.sc.edu/~cooper/</text:a></text:p>
          </table:table-cell>
          <table:table-cell table:style-name="ce2" office:value-type="string" calcext:value-type="string">
            <text:p>University of South Carolina</text:p>
          </table:table-cell>
          <table:table-cell table:style-name="ce2" table:content-validation-name="val3" office:value-type="string" calcext:value-type="string">
            <text:p>Probability</text:p>
          </table:table-cell>
          <table:table-cell table:style-name="ce13" table:content-validation-name="val4" office:value-type="date" office:date-value="2014-02-24" calcext:value-type="date">
            <text:p>24/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Graph reconstruction and verification via distance oracles</text:p>
          </table:table-cell>
          <table:table-cell table:style-name="ce2" office:value-type="string" calcext:value-type="string">
            <text:p>Claire Mathieu</text:p>
          </table:table-cell>
          <table:table-cell table:style-name="ce10" office:value-type="string" calcext:value-type="string">
            <text:p><text:a xlink:href="http://cs.brown.edu/people/claire/" xlink:type="simple">http://cs.brown.edu/people/claire/</text:a></text:p>
          </table:table-cell>
          <table:table-cell table:style-name="ce2" office:value-type="string" calcext:value-type="string">
            <text:p>Brown University &amp; École Normale Supérieure</text:p>
          </table:table-cell>
          <table:table-cell table:style-name="ce2" table:content-validation-name="val3" office:value-type="string" calcext:value-type="string">
            <text:p>Probability</text:p>
          </table:table-cell>
          <table:table-cell table:style-name="ce13" table:content-validation-name="val4" office:value-type="date" office:date-value="2014-03-03" calcext:value-type="date">
            <text:p>03/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tructure of critical inhomogeneous random graphs</text:p>
          </table:table-cell>
          <table:table-cell table:style-name="ce2" office:value-type="string" calcext:value-type="string">
            <text:p>Sanchayan Sen</text:p>
          </table:table-cell>
          <table:table-cell table:style-name="ce10" office:value-type="string" calcext:value-type="string">
            <text:p><text:a xlink:href="http://cims.nyu.edu/~sen/" xlink:type="simple">http://cims.nyu.edu/~sen/</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3-10" calcext:value-type="date">
            <text:p>10/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ampling graphs with given degrees</text:p>
          </table:table-cell>
          <table:table-cell table:style-name="ce2" office:value-type="string" calcext:value-type="string">
            <text:p>James Zhao</text:p>
          </table:table-cell>
          <table:table-cell table:style-name="ce10" office:value-type="string" calcext:value-type="string">
            <text:p><text:a xlink:href="http://bcf.usc.edu/~jamesyzh/" xlink:type="simple">http://bcf.usc.edu/~jamesyzh/</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13" table:content-validation-name="val4" office:value-type="date" office:date-value="2014-03-17" calcext:value-type="date">
            <text:p>17/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tale of two sandpiles</text:p>
          </table:table-cell>
          <table:table-cell table:style-name="ce2" office:value-type="string" calcext:value-type="string">
            <text:p>Lionel Levine</text:p>
          </table:table-cell>
          <table:table-cell table:style-name="ce10"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3-24" calcext:value-type="date">
            <text:p>24/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Kernel-based approximation method and its application</text:p>
          </table:table-cell>
          <table:table-cell table:style-name="ce2" office:value-type="string" calcext:value-type="string">
            <text:p>Qi Ye</text:p>
          </table:table-cell>
          <table:table-cell table:style-name="ce10" office:value-type="string" calcext:value-type="string">
            <text:p><text:a xlink:href="http://qiye.mysite.syr.edu/" xlink:type="simple">http://qiye.mysite.syr.edu/</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07" calcext:value-type="date">
            <text:p>07/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ate of the kinetic Ising model</text:p>
          </table:table-cell>
          <table:table-cell table:style-name="ce2" office:value-type="string" calcext:value-type="string">
            <text:p>Paul Krapivsky</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14" calcext:value-type="date">
            <text:p>14/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earch for optimal poisoned-wine-bottle codes</text:p>
          </table:table-cell>
          <table:table-cell table:style-name="ce2" office:value-type="string" calcext:value-type="string">
            <text:p>Veit Elser</text:p>
          </table:table-cell>
          <table:table-cell table:style-name="ce10" office:value-type="string" calcext:value-type="string">
            <text:p><text:a xlink:href="http://uuuuuu.lassp.cornell.edu/" xlink:type="simple">http://uuuuuu.lassp.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21" calcext:value-type="date">
            <text:p>21/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nectivity of geometric $k$-out graphs</text:p>
          </table:table-cell>
          <table:table-cell table:style-name="ce2" office:value-type="string" calcext:value-type="string">
            <text:p>Nicolas Fraiman</text:p>
          </table:table-cell>
          <table:table-cell table:style-name="ce10" office:value-type="string" calcext:value-type="string">
            <text:p><text:a xlink:href="http://www.math.upenn.edu/~nfraiman/" xlink:type="simple">http://www.math.upenn.edu/~nfraiman/</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04-28" calcext:value-type="date">
            <text:p>28/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walks on metric measure spaces</text:p>
          </table:table-cell>
          <table:table-cell table:style-name="ce2" office:value-type="string" calcext:value-type="string">
            <text:p>Mathav Murugan</text:p>
          </table:table-cell>
          <table:table-cell table:style-name="ce10" office:value-type="string" calcext:value-type="string">
            <text:p><text:a xlink:href="https://people.cam.cornell.edu/~mkm233/" xlink:type="simple">https://people.cam.cornell.edu/~mkm233/</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5-05" calcext:value-type="date">
            <text:p>05/05/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random walk through sub-Riemannian geometry</text:p>
          </table:table-cell>
          <table:table-cell table:style-name="ce2" office:value-type="string" calcext:value-type="string">
            <text:p>Thomas Laetsch</text:p>
          </table:table-cell>
          <table:table-cell table:style-name="ce10" office:value-type="string" calcext:value-type="string">
            <text:p><text:a xlink:href="http://www.math.uconn.edu/~laetsch/" xlink:type="simple">http://www.math.uconn.edu/~laetsch/</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13" table:content-validation-name="val4" office:value-type="date" office:date-value="2014-05-20" calcext:value-type="date">
            <text:p>20/05/2014</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office:value-type="string" calcext:value-type="string">
            <text:p>On infinitely divisible semimartingales</text:p>
          </table:table-cell>
          <table:table-cell table:style-name="ce2" office:value-type="string" calcext:value-type="string">
            <text:p>Jan Rosinski</text:p>
          </table:table-cell>
          <table:table-cell table:style-name="ce10" office:value-type="string" calcext:value-type="string">
            <text:p><text:a xlink:href="http://www.math.utk.edu/~rosinski/" xlink:type="simple">http://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13" table:content-validation-name="val4" office:value-type="date" office:date-value="2014-09-08" calcext:value-type="date">
            <text:p>08/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tinuity of phase transitions and near critical geometry</text:p>
          </table:table-cell>
          <table:table-cell table:style-name="ce2" office:value-type="string" calcext:value-type="string">
            <text:p>Vladas Sidoravicius</text:p>
          </table:table-cell>
          <table:table-cell table:style-name="ce10" office:value-type="string" calcext:value-type="string">
            <text:p><text:a xlink:href="http://www.impa.br/opencms/en/pesquisa/pesquisa_pesquisadores/pesquisadores_vladas_sidoravicius/pesquisadores_vladas_sidoravicius.html" xlink:type="simple">http://www.impa.br/opencms/en/pesquisa/pesquisa_pesquisadores/pesquisadores_vladas_sidoravicius/pesquisadores_vladas_sidoravicius.html</text:a></text:p>
          </table:table-cell>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echanism design via optimal transport</text:p>
          </table:table-cell>
          <table:table-cell table:style-name="ce2" office:value-type="string" calcext:value-type="string">
            <text:p>Constantinos Daskalakis</text:p>
          </table:table-cell>
          <table:table-cell table:style-name="ce10" office:value-type="string" calcext:value-type="string">
            <text:p><text:a xlink:href="http://people.csail.mit.edu/costis/" xlink:type="simple">http://people.csail.mit.edu/cost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A conformally invariant metric on</text:p>
          </table:table-cell>
          <table:table-cell table:style-name="ce2" office:value-type="string" calcext:value-type="string">
            <text:p>Samuel Watson</text:p>
          </table:table-cell>
          <table:table-cell table:style-name="ce10" office:value-type="string" calcext:value-type="string">
            <text:p><text:a xlink:href="http://math.mit.edu/~sswatson/" xlink:type="simple">http://math.mit.edu/~sswatso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22" calcext:value-type="date">
            <text:p>22/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esting isomorphism of regular structures</text:p>
          </table:table-cell>
          <table:table-cell table:style-name="ce2" office:value-type="string" calcext:value-type="string">
            <text:p>John Wilmes</text:p>
          </table:table-cell>
          <table:table-cell table:style-name="ce10" office:value-type="string" calcext:value-type="string">
            <text:p><text:a xlink:href="http://www.johnwilmes.name/" xlink:type="simple">http://www.johnwilmes.name/</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13" table:content-validation-name="val4" office:value-type="date" office:date-value="2014-09-29" calcext:value-type="date">
            <text:p>29/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ncestries of recombining population pedigrees: A discrete structural perspective</text:p>
          </table:table-cell>
          <table:table-cell table:style-name="ce2" office:value-type="string" calcext:value-type="string">
            <text:p>Raazesh Sainudiin</text:p>
          </table:table-cell>
          <table:table-cell table:style-name="ce10" office:value-type="string" calcext:value-type="string">
            <text:p><text:a xlink:href="http://www.math.canterbury.ac.nz/~r.sainudiin/" xlink:type="simple">http://www.math.canterbury.ac.nz/~r.sainudiin/</text:a></text:p>
          </table:table-cell>
          <table:table-cell table:style-name="ce2" office:value-type="string" calcext:value-type="string">
            <text:p>University of Canterbury</text:p>
          </table:table-cell>
          <table:table-cell table:style-name="ce2" table:content-validation-name="val3" office:value-type="string" calcext:value-type="string">
            <text:p>Probability</text:p>
          </table:table-cell>
          <table:table-cell table:style-name="ce13" table:content-validation-name="val4" office:value-type="date" office:date-value="2014-10-06" calcext:value-type="date">
            <text:p>06/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epeated differentiation evens out spacings of zeros</text:p>
          </table:table-cell>
          <table:table-cell table:style-name="ce2" office:value-type="string" calcext:value-type="string">
            <text:p>Robin Pemantle</text:p>
          </table:table-cell>
          <table:table-cell table:style-name="ce10" office:value-type="string" calcext:value-type="string">
            <text:p><text:a xlink:href="http://www.math.upenn.edu/~pemantle/" xlink:type="simple">http://www.math.upenn.edu/~pemantle/</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10-20" calcext:value-type="date">
            <text:p>20/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initely dependent coloring</text:p>
          </table:table-cell>
          <table:table-cell table:style-name="ce2" office:value-type="string" calcext:value-type="string">
            <text:p>Alexander Holroyd</text:p>
          </table:table-cell>
          <table:table-cell table:style-name="ce10" office:value-type="string" calcext:value-type="string">
            <text:p><text:a xlink:href="http://research.microsoft.com/en-us/um/people/holroyd/" xlink:type="simple">http://research.microsoft.com/en-us/um/people/holroyd/</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13" table:content-validation-name="val4" office:value-type="date" office:date-value="2014-10-27" calcext:value-type="date">
            <text:p>27/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volutionary games</text:p>
          </table:table-cell>
          <table:table-cell table:style-name="ce2" office:value-type="string" calcext:value-type="string">
            <text:p>Richard Durrett</text:p>
          </table:table-cell>
          <table:table-cell table:style-name="ce10" office:value-type="string" calcext:value-type="string">
            <text:p><text:a xlink:href="http://www.math.duke.edu/~rtd/" xlink:type="simple">http://www.math.duke.edu/~rtd/</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calar conservation laws with Markov initial data</text:p>
          </table:table-cell>
          <table:table-cell table:style-name="ce2" office:value-type="string" calcext:value-type="string">
            <text:p>David Kaspar</text:p>
          </table:table-cell>
          <table:table-cell table:style-name="ce10" office:value-type="string" calcext:value-type="string">
            <text:p><text:a xlink:href="http://www.dam.brown.edu/people/dkaspar/" xlink:type="simple">http://www.dam.brown.edu/people/dkaspar/</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actly solvable Young diagram processes related to last passage percolation</text:p>
          </table:table-cell>
          <table:table-cell table:style-name="ce2" office:value-type="string" calcext:value-type="string">
            <text:p>Mihai Nica</text:p>
          </table:table-cell>
          <table:table-cell table:style-name="ce10" office:value-type="string" calcext:value-type="string">
            <text:p><text:a xlink:href="http://cims.nyu.edu/~nica/" xlink:type="simple">http://cims.nyu.edu/~nica/</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11-10" calcext:value-type="date">
            <text:p>10/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trong times for reversible Markov chains</text:p>
          </table:table-cell>
          <table:table-cell table:style-name="ce2" office:value-type="string" calcext:value-type="string">
            <text:p>Daniel Jeri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17" calcext:value-type="date">
            <text:p>17/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ameful conjecture and related results</text:p>
          </table:table-cell>
          <table:table-cell table:style-name="ce2" office:value-type="string" calcext:value-type="string">
            <text:p>Sukhada Fadnavis</text:p>
          </table:table-cell>
          <table:table-cell table:style-name="ce10" office:value-type="string" calcext:value-type="string">
            <text:p><text:a xlink:href="http://www.math.harvard.edu/~sukhada/" xlink:type="simple">http://www.math.harvard.edu/~sukhad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24" calcext:value-type="date">
            <text:p>24/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ew directions for random walk on a graph</text:p>
          </table:table-cell>
          <table:table-cell table:style-name="ce2" office:value-type="string" calcext:value-type="string">
            <text:p>Peter Winkler</text:p>
          </table:table-cell>
          <table:table-cell table:style-name="ce10" office:value-type="string" calcext:value-type="string">
            <text:p><text:a xlink:href="https://math.dartmouth.edu/~pw/" xlink:type="simple">https://math.dartmouth.edu/~pw/</text:a></text:p>
          </table:table-cell>
          <table:table-cell table:style-name="ce2" office:value-type="string" calcext:value-type="string">
            <text:p>Dartmouth College</text:p>
          </table:table-cell>
          <table:table-cell table:style-name="ce2" table:content-validation-name="val3" office:value-type="string" calcext:value-type="string">
            <text:p>Probability</text:p>
          </table:table-cell>
          <table:table-cell table:style-name="ce13" table:content-validation-name="val4" office:value-type="date" office:date-value="2014-12-01" calcext:value-type="date">
            <text:p>01/1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ome phase transitions in the stochastic block model</text:p>
          </table:table-cell>
          <table:table-cell table:style-name="ce2" office:value-type="string" calcext:value-type="string">
            <text:p>Joe Neeman</text:p>
          </table:table-cell>
          <table:table-cell table:style-name="ce10" office:value-type="string" calcext:value-type="string">
            <text:p><text:a xlink:href="https://www.ma.utexas.edu/users/jneeman/index.html" xlink:type="simple">https://www.ma.utexas.edu/users/jneeman/index.html</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4-12-05" calcext:value-type="date">
            <text:p>05/12/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Stein's method for diffusion approximations of many-server queues</text:p>
          </table:table-cell>
          <table:table-cell table:style-name="ce2" office:value-type="string" calcext:value-type="string">
            <text:p>Anton Brav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2-02" calcext:value-type="date">
            <text:p>02/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4"/>
        </table:table-row>
        <table:table-row table:style-name="ro1">
          <table:table-cell table:style-name="ce4" office:value-type="string" calcext:value-type="string">
            <text:p>Phenomena of critical regimes in invariance principles for operator-scaling Gaussian random fields</text:p>
          </table:table-cell>
          <table:table-cell table:style-name="ce2"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5-02-09" calcext:value-type="date">
            <text:p>09/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4"/>
        </table:table-row>
        <table:table-row table:style-name="ro1">
          <table:table-cell table:style-name="ce4" office:value-type="string" calcext:value-type="string">
            <text:p>Hypocoercive diffusions</text:p>
          </table:table-cell>
          <table:table-cell table:style-name="ce2"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02" calcext:value-type="date">
            <text:p>02/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4"/>
        </table:table-row>
        <table:table-row table:style-name="ro1">
          <table:table-cell table:style-name="ce4" office:value-type="string" calcext:value-type="string">
            <text:p>Hitting questions and multiple points for stochastic PDE (SPDE) in the critical case</text:p>
          </table:table-cell>
          <table:table-cell table:style-name="ce2"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03-09" calcext:value-type="date">
            <text:p>09/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4"/>
        </table:table-row>
        <table:table-row table:style-name="ro1">
          <table:table-cell table:style-name="ce4" office:value-type="string" calcext:value-type="string">
            <text:p>Random walks and isoperimetric profiles of groups</text:p>
          </table:table-cell>
          <table:table-cell table:style-name="ce2" office:value-type="string" calcext:value-type="string">
            <text:p>Tianyi Zheng</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16" calcext:value-type="date">
            <text:p>16/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4"/>
        </table:table-row>
        <table:table-row table:style-name="ro1">
          <table:table-cell table:style-name="ce4" office:value-type="string" calcext:value-type="string">
            <text:p>Characterization of cutoff for reversible Markov chains</text:p>
          </table:table-cell>
          <table:table-cell table:style-name="ce2"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03-23" calcext:value-type="date">
            <text:p>23/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4"/>
        </table:table-row>
        <table:table-row table:style-name="ro1">
          <table:table-cell table:style-name="ce4" office:value-type="string" calcext:value-type="string">
            <text:p>Rotor router walks on Galton-Watson trees</text:p>
          </table:table-cell>
          <table:table-cell table:style-name="ce2"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06" calcext:value-type="date">
            <text:p>06/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4"/>
        </table:table-row>
        <table:table-row table:style-name="ro1">
          <table:table-cell table:style-name="ce4" office:value-type="string" calcext:value-type="string">
            <text:p>The causes of metastability and their effects on transition times</text:p>
          </table:table-cell>
          <table:table-cell table:style-name="ce2"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2" office:value-type="string" calcext:value-type="string">
            <text:p>University of North Carolin, Chapel Hill</text:p>
          </table:table-cell>
          <table:table-cell table:style-name="ce2" table:content-validation-name="val3" office:value-type="string" calcext:value-type="string">
            <text:p>Probability</text:p>
          </table:table-cell>
          <table:table-cell table:style-name="ce6" table:content-validation-name="val4" office:value-type="date" office:date-value="2015-04-13" calcext:value-type="date">
            <text:p>13/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4"/>
        </table:table-row>
        <table:table-row table:style-name="ro1">
          <table:table-cell table:style-name="ce4" office:value-type="string" calcext:value-type="string">
            <text:p>Statistical matching theory</text:p>
          </table:table-cell>
          <table:table-cell table:style-name="ce2"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4-20" calcext:value-type="date">
            <text:p>20/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4"/>
        </table:table-row>
        <table:table-row table:style-name="ro1">
          <table:table-cell table:style-name="ce4" office:value-type="string" calcext:value-type="string">
            <text:p>Poisson boundaries of random walks on Baumslag-Solitar groups</text:p>
          </table:table-cell>
          <table:table-cell table:style-name="ce2"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27" calcext:value-type="date">
            <text:p>27/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4"/>
        </table:table-row>
        <table:table-row table:style-name="ro1">
          <table:table-cell table:style-name="ce4" office:value-type="string" calcext:value-type="string">
            <text:p>Nucleation scaling in jigsaw percolation</text:p>
          </table:table-cell>
          <table:table-cell table:style-name="ce2"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5-04" calcext:value-type="date">
            <text:p>04/05/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luctuation results for Hastings-Levitov planar growth</text:p>
          </table:table-cell>
          <table:table-cell table:style-name="ce2"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6" table:content-validation-name="val4" office:value-type="date" office:date-value="2015-09-14" calcext:value-type="date">
            <text:p>14/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4"/>
        </table:table-row>
        <table:table-row table:style-name="ro1">
          <table:table-cell table:style-name="ce4" office:value-type="string" calcext:value-type="string">
            <text:p>Fourientations and the Tutte polynomial</text:p>
          </table:table-cell>
          <table:table-cell table:style-name="ce2"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9-21" calcext:value-type="date">
            <text:p>21/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4"/>
        </table:table-row>
        <table:table-row table:style-name="ro1">
          <table:table-cell table:style-name="ce4" office:value-type="string" calcext:value-type="string">
            <text:p>The Parisi variational problem: a new approach</text:p>
          </table:table-cell>
          <table:table-cell table:style-name="ce2"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2" office:value-type="string" calcext:value-type="string">
            <text:p>Courant Institute of Mathematical Sciences</text:p>
          </table:table-cell>
          <table:table-cell table:style-name="ce2" table:content-validation-name="val3" office:value-type="string" calcext:value-type="string">
            <text:p>Probability</text:p>
          </table:table-cell>
          <table:table-cell table:style-name="ce6" table:content-validation-name="val4" office:value-type="date" office:date-value="2015-09-28" calcext:value-type="date">
            <text:p>28/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4"/>
        </table:table-row>
        <table:table-row table:style-name="ro1">
          <table:table-cell table:style-name="ce4" office:value-type="string" calcext:value-type="string">
            <text:p>The dimer model on the hexagonal lattice</text:p>
          </table:table-cell>
          <table:table-cell table:style-name="ce2"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10-05" calcext:value-type="date">
            <text:p>05/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4"/>
        </table:table-row>
        <table:table-row table:style-name="ro1">
          <table:table-cell table:style-name="ce4" office:value-type="string" calcext:value-type="string">
            <text:p>Non-uniqueness in SPDEs</text:p>
          </table:table-cell>
          <table:table-cell table:style-name="ce2"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10-19" calcext:value-type="date">
            <text:p>19/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4"/>
        </table:table-row>
        <table:table-row table:style-name="ro1">
          <table:table-cell table:style-name="ce4" office:value-type="string" calcext:value-type="string">
            <text:p>Longest increasing path within the critical strip</text:p>
          </table:table-cell>
          <table:table-cell table:style-name="ce2"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5-10-26" calcext:value-type="date">
            <text:p>26/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4"/>
        </table:table-row>
        <table:table-row table:style-name="ro1">
          <table:table-cell table:style-name="ce4" office:value-type="string" calcext:value-type="string">
            <text:p>Finitely dependent graph homomorphisms</text:p>
          </table:table-cell>
          <table:table-cell table:style-name="ce2"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5-11-02" calcext:value-type="date">
            <text:p>02/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4"/>
        </table:table-row>
        <table:table-row table:style-name="ro1">
          <table:table-cell table:style-name="ce4" office:value-type="string" calcext:value-type="string">
            <text:p>Phase transition for the threshold contact process, an "annealed approximation" of heterogeneous random Boolean networks</text:p>
          </table:table-cell>
          <table:table-cell table:style-name="ce2"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5-11-09" calcext:value-type="date">
            <text:p>09/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4"/>
        </table:table-row>
        <table:table-row table:style-name="ro1">
          <table:table-cell table:style-name="ce4" office:value-type="string" calcext:value-type="string">
            <text:p>Braess’s paradox for the spectral gap in random graphs and delocalization of eigenvectors</text:p>
          </table:table-cell>
          <table:table-cell table:style-name="ce2"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16" calcext:value-type="date">
            <text:p>16/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4"/>
        </table:table-row>
        <table:table-row table:style-name="ro1">
          <table:table-cell table:style-name="ce4" office:value-type="string" calcext:value-type="string">
            <text:p>Current large deviations in the boundary-driven symmetric simple exclusion process on the Sierpinski gasket</text:p>
          </table:table-cell>
          <table:table-cell table:style-name="ce2"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4H30M00S" calcext:value-type="time">
            <text:p>14:30</text:p>
          </table:table-cell>
          <table:table-cell table:style-name="ce2" office:value-type="string" calcext:value-type="string">
            <text:p>Malott 406</text:p>
          </table:table-cell>
          <table:table-cell table:style-name="ce4"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4"/>
        </table:table-row>
        <table:table-row table:style-name="ro1">
          <table:table-cell table:style-name="ce4" office:value-type="string" calcext:value-type="string">
            <text:p>Inequalities for critical exponents in $d$-dimensional sandpiles</text:p>
          </table:table-cell>
          <table:table-cell table:style-name="ce2"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4"/>
        </table:table-row>
        <table:table-row table:style-name="ro1">
          <table:table-cell table:style-name="ce4" office:value-type="string" calcext:value-type="string">
            <text:p>Analyticity of drift and entropy of random walks on regular languages</text:p>
          </table:table-cell>
          <table:table-cell table:style-name="ce2"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2" office:value-type="string" calcext:value-type="string">
            <text:p>Technische Universität Graz</text:p>
          </table:table-cell>
          <table:table-cell table:style-name="ce2" table:content-validation-name="val3" office:value-type="string" calcext:value-type="string">
            <text:p>Probability</text:p>
          </table:table-cell>
          <table:table-cell table:style-name="ce6" table:content-validation-name="val4" office:value-type="date" office:date-value="2015-11-24" calcext:value-type="date">
            <text:p>24/11/2015</text:p>
          </table:table-cell>
          <table:table-cell table:style-name="ce7" table:formula="of:=FALSE()" office:value-type="float" office:value="0" calcext:value-type="float">
            <text:p>0</text:p>
          </table:table-cell>
          <table:table-cell table:style-name="ce8" office:value-type="time" office:time-value="PT13H30M00S" calcext:value-type="time">
            <text:p>13:30</text:p>
          </table:table-cell>
          <table:table-cell table:style-name="ce2" office:value-type="string" calcext:value-type="string">
            <text:p>Malott 205</text:p>
          </table:table-cell>
          <table:table-cell table:style-name="ce4"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4"/>
        </table:table-row>
        <table:table-row table:style-name="ro1">
          <table:table-cell table:style-name="ce4" office:value-type="string" calcext:value-type="string">
            <text:p>Combinatorics of the two-species ASEP and generalizations</text:p>
          </table:table-cell>
          <table:table-cell table:style-name="ce2"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30" calcext:value-type="date">
            <text:p>30/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4"/>
        </table:table-row>
        <table:table-row table:style-name="ro1">
          <table:table-cell table:style-name="ce4" office:value-type="string" calcext:value-type="string">
            <text:p>Limit theorems for monotone subsequences in Mallows permutations</text:p>
          </table:table-cell>
          <table:table-cell table:style-name="ce2"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6-02-01" calcext:value-type="date">
            <text:p>01/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4"/>
        </table:table-row>
        <table:table-row table:style-name="ro1">
          <table:table-cell table:style-name="ce4" office:value-type="string" calcext:value-type="string">
            <text:p>Mixing on unipotent groups</text:p>
          </table:table-cell>
          <table:table-cell table:style-name="ce2"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2-08" calcext:value-type="date">
            <text:p>08/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4"/>
        </table:table-row>
        <table:table-row table:style-name="ro1">
          <table:table-cell table:style-name="ce4" office:value-type="string" calcext:value-type="string">
            <text:p>Synchronization of finite-state pulse-coupled oscillators on various graphs</text:p>
          </table:table-cell>
          <table:table-cell table:style-name="ce2"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2" calcext:value-type="date">
            <text:p>22/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4"/>
        </table:table-row>
        <table:table-row table:style-name="ro1">
          <table:table-cell table:style-name="ce4" office:value-type="string" calcext:value-type="string">
            <text:p>Spectral thresholds in the bipartite stochastic block model</text:p>
          </table:table-cell>
          <table:table-cell table:style-name="ce2"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9" calcext:value-type="date">
            <text:p>29/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4"/>
        </table:table-row>
        <table:table-row table:style-name="ro1">
          <table:table-cell table:style-name="ce4" office:value-type="string" calcext:value-type="string">
            <text:p>Boundary Harnack principle and Martin boundary at infinity for Feller processes</text:p>
          </table:table-cell>
          <table:table-cell table:style-name="ce2"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07" calcext:value-type="date">
            <text:p>07/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4"/>
        </table:table-row>
        <table:table-row table:style-name="ro1">
          <table:table-cell table:style-name="ce4" office:value-type="string" calcext:value-type="string">
            <text:p>Random walk with site-based feedback</text:p>
          </table:table-cell>
          <table:table-cell table:style-name="ce2"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2" office:value-type="string" calcext:value-type="string">
            <text:p>Indiana University, Bloomington</text:p>
          </table:table-cell>
          <table:table-cell table:style-name="ce2" table:content-validation-name="val3" office:value-type="string" calcext:value-type="string">
            <text:p>Probability</text:p>
          </table:table-cell>
          <table:table-cell table:style-name="ce6" table:content-validation-name="val4" office:value-type="date" office:date-value="2016-03-14" calcext:value-type="date">
            <text:p>14/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4"/>
        </table:table-row>
        <table:table-row table:style-name="ro1">
          <table:table-cell table:style-name="ce4" office:value-type="string" calcext:value-type="string">
            <text:p>Parabolic Harnack inequalities on Dirichlet spaces</text:p>
          </table:table-cell>
          <table:table-cell table:style-name="ce2"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21" calcext:value-type="date">
            <text:p>21/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4"/>
        </table:table-row>
        <table:table-row table:style-name="ro1">
          <table:table-cell table:style-name="ce4" office:value-type="string" calcext:value-type="string">
            <text:p>Expansion of random graphs</text:p>
          </table:table-cell>
          <table:table-cell table:style-name="ce2"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4-04" calcext:value-type="date">
            <text:p>04/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4"/>
        </table:table-row>
        <table:table-row table:style-name="ro1">
          <table:table-cell table:style-name="ce4" office:value-type="string" calcext:value-type="string">
            <text:p>Hybrid percolation, spatial epidemics, and their measure-valued scaling limits</text:p>
          </table:table-cell>
          <table:table-cell table:style-name="ce2"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6-04-11" calcext:value-type="date">
            <text:p>11/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4"/>
        </table:table-row>
        <table:table-row table:style-name="ro1">
          <table:table-cell table:style-name="ce4" office:value-type="string" calcext:value-type="string">
            <text:p>Kolmogorov extension, martingale convergence, and compositionality of processes</text:p>
          </table:table-cell>
          <table:table-cell table:style-name="ce2"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18" calcext:value-type="date">
            <text:p>18/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4"/>
        </table:table-row>
        <table:table-row table:style-name="ro1">
          <table:table-cell table:style-name="ce4" office:value-type="string" calcext:value-type="string">
            <text:p>Stein's method and distributional fixed point biasing with application to preferential attachment random graphs</text:p>
          </table:table-cell>
          <table:table-cell table:style-name="ce2"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25" calcext:value-type="date">
            <text:p>25/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4"/>
        </table:table-row>
        <table:table-row table:style-name="ro1">
          <table:table-cell table:style-name="ce4" office:value-type="string" calcext:value-type="string">
            <text:p>Stable-like processes with indices greater than two</text:p>
          </table:table-cell>
          <table:table-cell table:style-name="ce2"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6-05-02" calcext:value-type="date">
            <text:p>02/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4"/>
        </table:table-row>
        <table:table-row table:style-name="ro1">
          <table:table-cell table:style-name="ce4" office:value-type="string" calcext:value-type="string">
            <text:p>Eigenvalue attraction and disordered Hamiltonian density of states</text:p>
          </table:table-cell>
          <table:table-cell table:style-name="ce2"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05-09" calcext:value-type="date">
            <text:p>09/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ces, the Hadamard product and the free convolutions</text:p>
          </table:table-cell>
          <table:table-cell table:style-name="ce2"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2" office:value-type="string" calcext:value-type="string">
            <text:p>Indian Statistical Institute, Delhi Centre</text:p>
          </table:table-cell>
          <table:table-cell table:style-name="ce2" table:content-validation-name="val3" office:value-type="string" calcext:value-type="string">
            <text:p>Probability</text:p>
          </table:table-cell>
          <table:table-cell table:style-name="ce6" table:content-validation-name="val4" office:value-type="date" office:date-value="2016-09-06" calcext:value-type="date">
            <text:p>06/09/2016</text:p>
          </table:table-cell>
          <table:table-cell table:style-name="ce7" table:formula="of:=FALSE()" office:value-type="float" office:value="0" calcext:value-type="float">
            <text:p>0</text:p>
          </table:table-cell>
          <table:table-cell table:style-name="ce8" office:value-type="time" office:time-value="PT16H20M00S" calcext:value-type="time">
            <text:p>16:20</text:p>
          </table:table-cell>
          <table:table-cell table:style-name="ce2" office:value-type="string" calcext:value-type="string">
            <text:p>Malott 207</text:p>
          </table:table-cell>
          <table:table-cell table:style-name="ce4"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4"/>
        </table:table-row>
        <table:table-row table:style-name="ro1">
          <table:table-cell table:style-name="ce4" office:value-type="string" calcext:value-type="string">
            <text:p>Random walks: Volume growth and beyond</text:p>
          </table:table-cell>
          <table:table-cell table:style-name="ce2"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2" calcext:value-type="date">
            <text:p>12/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4"/>
        </table:table-row>
        <table:table-row table:style-name="ro1">
          <table:table-cell table:style-name="ce4" office:value-type="string" calcext:value-type="string">
            <text:p>Non-fixation for activated random walks with small particle density</text:p>
          </table:table-cell>
          <table:table-cell table:style-name="ce2"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9" calcext:value-type="date">
            <text:p>19/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4"/>
        </table:table-row>
        <table:table-row table:style-name="ro1">
          <table:table-cell table:style-name="ce4" office:value-type="string" calcext:value-type="string">
            <text:p>Time-changed extremal process as a random sup measure</text:p>
          </table:table-cell>
          <table:table-cell table:style-name="ce2"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26" calcext:value-type="date">
            <text:p>26/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4"/>
        </table:table-row>
        <table:table-row table:style-name="ro1">
          <table:table-cell table:style-name="ce4" office:value-type="string" calcext:value-type="string">
            <text:p>Random zero sets under repeated differentiation of an analytic function</text:p>
          </table:table-cell>
          <table:table-cell table:style-name="ce2"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0-03" calcext:value-type="date">
            <text:p>03/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4"/>
        </table:table-row>
        <table:table-row table:style-name="ro1">
          <table:table-cell table:style-name="ce4" office:value-type="string" calcext:value-type="string">
            <text:p>Exact recovery of chaotic systems from highly corrupted data</text:p>
          </table:table-cell>
          <table:table-cell table:style-name="ce2"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6-10-17" calcext:value-type="date">
            <text:p>17/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4"/>
        </table:table-row>
        <table:table-row table:style-name="ro1">
          <table:table-cell table:style-name="ce4" office:value-type="string" calcext:value-type="string">
            <text:p>Excited random walks in Markovian cookie environments on</text:p>
          </table:table-cell>
          <table:table-cell table:style-name="ce2"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2" office:value-type="string" calcext:value-type="string">
            <text:p>The City University of New York, 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16-10-24" calcext:value-type="date">
            <text:p>24/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4"/>
        </table:table-row>
        <table:table-row table:style-name="ro1">
          <table:table-cell table:style-name="ce4" office:value-type="string" calcext:value-type="string">
            <text:p>Current fluctuations of the stationary ASEP and six-vertex model</text:p>
          </table:table-cell>
          <table:table-cell table:style-name="ce2"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0-31" calcext:value-type="date">
            <text:p>31/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4"/>
        </table:table-row>
        <table:table-row table:style-name="ro1">
          <table:table-cell table:style-name="ce4" office:value-type="string" calcext:value-type="string">
            <text:p>Geometry of random sorting networks</text:p>
          </table:table-cell>
          <table:table-cell table:style-name="ce2"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07" calcext:value-type="date">
            <text:p>07/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4"/>
        </table:table-row>
        <table:table-row table:style-name="ro1">
          <table:table-cell table:style-name="ce4" office:value-type="string" calcext:value-type="string">
            <text:p>The Schelling model</text:p>
          </table:table-cell>
          <table:table-cell table:style-name="ce2"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14" calcext:value-type="date">
            <text:p>14/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4"/>
        </table:table-row>
        <table:table-row table:style-name="ro1">
          <table:table-cell table:style-name="ce4" office:value-type="string" calcext:value-type="string">
            <text:p>A reverse Minkowski theorem</text:p>
          </table:table-cell>
          <table:table-cell table:style-name="ce2"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1" calcext:value-type="date">
            <text:p>21/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4"/>
        </table:table-row>
        <table:table-row table:style-name="ro1">
          <table:table-cell table:style-name="ce4" office:value-type="string" calcext:value-type="string">
            <text:p>Cut-off for a class of hyperplane arrangement walks</text:p>
          </table:table-cell>
          <table:table-cell table:style-name="ce2"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8" calcext:value-type="date">
            <text:p>28/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4"/>
        </table:table-row>
        <table:table-row table:style-name="ro1">
          <table:table-cell table:style-name="ce4" office:value-type="string" calcext:value-type="string">
            <text:p>Loop-erased random surface</text:p>
          </table:table-cell>
          <table:table-cell table:style-name="ce2"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2-05" calcext:value-type="date">
            <text:p>05/1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4"/>
        </table:table-row>
        <table:table-row table:style-name="ro1">
          <table:table-cell table:style-name="ce4" office:value-type="string" calcext:value-type="string">
            <text:p>Coeulerian graphs and random matrices</text:p>
          </table:table-cell>
          <table:table-cell table:style-name="ce2"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2" office:value-type="string" calcext:value-type="string">
            <text:p>Ya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2-06" calcext:value-type="date">
            <text:p>06/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4"/>
        </table:table-row>
        <table:table-row table:style-name="ro1">
          <table:table-cell table:style-name="ce4" office:value-type="string" calcext:value-type="string">
            <text:p>Convergence of the self-avoiding walk on random quadrangulations to SLE</text:p>
          </table:table-cell>
          <table:table-cell table:style-name="ce2"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2-15" calcext:value-type="date">
            <text:p>15/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205</text:p>
          </table:table-cell>
          <table:table-cell table:style-name="ce9"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4"/>
        </table:table-row>
        <table:table-row table:style-name="ro1">
          <table:table-cell table:style-name="ce4" office:value-type="string" calcext:value-type="string">
            <text:p>Optimal concentration of information for log-concave distributions</text:p>
          </table:table-cell>
          <table:table-cell table:style-name="ce2"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7-02-27" calcext:value-type="date">
            <text:p>27/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4"/>
        </table:table-row>
        <table:table-row table:style-name="ro1">
          <table:table-cell table:style-name="ce4" office:value-type="string" calcext:value-type="string">
            <text:p>Probabilistic symmetries and random locations</text:p>
          </table:table-cell>
          <table:table-cell table:style-name="ce2"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17-03-06" calcext:value-type="date">
            <text:p>06/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4"/>
        </table:table-row>
        <table:table-row table:style-name="ro1">
          <table:table-cell table:style-name="ce4" office:value-type="string" calcext:value-type="string">
            <text:p>Convex low-rank matrix optimization with optimal storage</text:p>
          </table:table-cell>
          <table:table-cell table:style-name="ce2"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13" calcext:value-type="date">
            <text:p>13/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4"/>
        </table:table-row>
        <table:table-row table:style-name="ro1">
          <table:table-cell table:style-name="ce4" office:value-type="string" calcext:value-type="string">
            <text:p>An infinite-dimensional Skorokhod map and continuous parameter priorities</text:p>
          </table:table-cell>
          <table:table-cell table:style-name="ce2"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17-03-20" calcext:value-type="date">
            <text:p>20/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4"/>
        </table:table-row>
        <table:table-row table:style-name="ro1">
          <table:table-cell table:style-name="ce4" office:value-type="string" calcext:value-type="string">
            <text:p>Oracle-efficient online learning and applications to auction design</text:p>
          </table:table-cell>
          <table:table-cell table:style-name="ce2"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2" office:value-type="string" calcext:value-type="string">
            <text:p>Carnegie Mell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27" calcext:value-type="date">
            <text:p>27/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4"/>
        </table:table-row>
        <table:table-row table:style-name="ro1">
          <table:table-cell table:style-name="ce4" office:value-type="string" calcext:value-type="string">
            <text:p>The travel time to infinity in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4-10" calcext:value-type="date">
            <text:p>10/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4"/>
        </table:table-row>
        <table:table-row table:style-name="ro1">
          <table:table-cell table:style-name="ce4" office:value-type="string" calcext:value-type="string">
            <text:p>Limit theorems for hyperbolic random geometric graph model</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4"/>
        </table:table-row>
        <table:table-row table:style-name="ro1">
          <table:table-cell table:style-name="ce4" office:value-type="string" calcext:value-type="string">
            <text:p>Information-theoretic bounds and phase transitions in community detection and high-dimensional clustering</text:p>
          </table:table-cell>
          <table:table-cell table:style-name="ce2"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2" office:value-type="string" calcext:value-type="string">
            <text:p>Santa Fe Institute</text:p>
          </table:table-cell>
          <table:table-cell table:style-name="ce2" table:content-validation-name="val3" office:value-type="string" calcext:value-type="string">
            <text:p>Probability</text:p>
          </table:table-cell>
          <table:table-cell table:style-name="ce6" table:content-validation-name="val4" office:value-type="date" office:date-value="2017-04-24" calcext:value-type="date">
            <text:p>24/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Rhodes 253</text:p>
          </table:table-cell>
          <table:table-cell table:style-name="ce4"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4"/>
        </table:table-row>
        <table:table-row table:style-name="ro1">
          <table:table-cell table:style-name="ce4" office:value-type="string" calcext:value-type="string">
            <text:p>Probability, dynamics, and the geometry of numbers</text:p>
          </table:table-cell>
          <table:table-cell table:style-name="ce2"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05-01" calcext:value-type="date">
            <text:p>0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4"/>
        </table:table-row>
        <table:table-row table:style-name="ro1">
          <table:table-cell table:style-name="ce4" office:value-type="string" calcext:value-type="string">
            <text:p>Analyzing Markov chains using belief propagation</text:p>
          </table:table-cell>
          <table:table-cell table:style-name="ce2"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08" calcext:value-type="date">
            <text:p>08/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4"/>
        </table:table-row>
        <table:table-row table:style-name="ro1">
          <table:table-cell table:style-name="ce4" office:value-type="string" calcext:value-type="string">
            <text:p>Airy scaling of random Hermite functions at the caustic</text:p>
          </table:table-cell>
          <table:table-cell table:style-name="ce2"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11" calcext:value-type="date">
            <text:p>1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ce reconstruction for the deletion channel</text:p>
          </table:table-cell>
          <table:table-cell table:style-name="ce2"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09-11" calcext:value-type="date">
            <text:p>11/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4"/>
        </table:table-row>
        <table:table-row table:style-name="ro1">
          <table:table-cell table:style-name="ce4" office:value-type="string" calcext:value-type="string">
            <text:p>Sandpiles as dynamical systems</text:p>
          </table:table-cell>
          <table:table-cell table:style-name="ce2"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 Dynamical Systems</text:p>
          </table:table-cell>
          <table:table-cell table:style-name="ce6" table:content-validation-name="val4" office:value-type="date" office:date-value="2017-09-18" calcext:value-type="date">
            <text:p>18/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4"/>
        </table:table-row>
        <table:table-row table:style-name="ro1">
          <table:table-cell table:style-name="ce4" office:value-type="string" calcext:value-type="string">
            <text:p>Spectral reduction of non-self-adjoint self-similar semigroup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02" calcext:value-type="date">
            <text:p>02/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4"/>
        </table:table-row>
        <table:table-row table:style-name="ro1">
          <table:table-cell table:style-name="ce4" office:value-type="string" calcext:value-type="string">
            <text:p>Extreme Level Sets of Branching Brownian Motion</text:p>
          </table:table-cell>
          <table:table-cell table:style-name="ce2"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16" calcext:value-type="date">
            <text:p>16/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4"/>
        </table:table-row>
        <table:table-row table:style-name="ro1">
          <table:table-cell table:style-name="ce4" office:value-type="string" calcext:value-type="string">
            <text:p>Discrete rough paths and limit theorems</text:p>
          </table:table-cell>
          <table:table-cell table:style-name="ce2"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23" calcext:value-type="date">
            <text:p>23/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4"/>
        </table:table-row>
        <table:table-row table:style-name="ro1">
          <table:table-cell table:style-name="ce4" office:value-type="string" calcext:value-type="string">
            <text:p>The reset time of Internal DLA</text:p>
          </table:table-cell>
          <table:table-cell table:style-name="ce2"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2" office:value-type="string" calcext:value-type="string">
            <text:p>Cambridg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30" calcext:value-type="date">
            <text:p>30/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4"/>
        </table:table-row>
        <table:table-row table:style-name="ro1">
          <table:table-cell table:style-name="ce4" office:value-type="string" calcext:value-type="string">
            <text:p>Kernel-based methods for bandit convex optimization</text:p>
          </table:table-cell>
          <table:table-cell table:style-name="ce2"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11-06" calcext:value-type="date">
            <text:p>06/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Gates 114</text:p>
          </table:table-cell>
          <table:table-cell table:style-name="ce4"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4"/>
        </table:table-row>
        <table:table-row table:style-name="ro1">
          <table:table-cell table:style-name="ce4" office:value-type="string" calcext:value-type="string">
            <text:p>Polluted bootstrap percolation</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11-13" calcext:value-type="date">
            <text:p>13/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4"/>
        </table:table-row>
        <table:table-row table:style-name="ro1">
          <table:table-cell table:style-name="ce4" office:value-type="string" calcext:value-type="string">
            <text:p>Wandering exponent for random walk in a dynamic beta environment</text:p>
          </table:table-cell>
          <table:table-cell table:style-name="ce2"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7-11-20" calcext:value-type="date">
            <text:p>20/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4"/>
        </table:table-row>
        <table:table-row table:style-name="ro1">
          <table:table-cell table:style-name="ce4" office:value-type="string" calcext:value-type="string">
            <text:p>The boundary in first-passage percolation</text:p>
          </table:table-cell>
          <table:table-cell table:style-name="ce2"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7-11-27" calcext:value-type="date">
            <text:p>27/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4"/>
        </table:table-row>
        <table:table-row table:style-name="ro1">
          <table:table-cell table:style-name="ce4" office:value-type="string" calcext:value-type="string">
            <text:p>On set-valued Markov intertwinings</text:p>
          </table:table-cell>
          <table:table-cell table:style-name="ce2"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18-01-29" calcext:value-type="date">
            <text:p>29/0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4"/>
        </table:table-row>
        <table:table-row table:style-name="ro1">
          <table:table-cell table:style-name="ce4" office:value-type="string" calcext:value-type="string">
            <text:p>The evolutionary dynamics of incubation periods</text:p>
          </table:table-cell>
          <table:table-cell table:style-name="ce2"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05" calcext:value-type="date">
            <text:p>05/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4"/>
        </table:table-row>
        <table:table-row table:style-name="ro1">
          <table:table-cell table:style-name="ce4" office:value-type="string" calcext:value-type="string">
            <text:p>Poincare inequality on manifolds with ends</text:p>
          </table:table-cell>
          <table:table-cell table:style-name="ce2"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2" office:value-type="string" calcext:value-type="string">
            <text:p>University of Tsukuba</text:p>
          </table:table-cell>
          <table:table-cell table:style-name="ce2" table:content-validation-name="val3" office:value-type="string" calcext:value-type="string">
            <text:p>Probability</text:p>
          </table:table-cell>
          <table:table-cell table:style-name="ce6" table:content-validation-name="val4" office:value-type="date" office:date-value="2018-02-12" calcext:value-type="date">
            <text:p>12/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4"/>
        </table:table-row>
        <table:table-row table:style-name="ro1">
          <table:table-cell table:style-name="ce4" office:value-type="string" calcext:value-type="string">
            <text:p>Local statistics of Dyson Brownian motion</text:p>
          </table:table-cell>
          <table:table-cell table:style-name="ce2"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26" calcext:value-type="date">
            <text:p>26/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4"/>
        </table:table-row>
        <table:table-row table:style-name="ro1">
          <table:table-cell table:style-name="ce4" office:value-type="string" calcext:value-type="string">
            <text:p>On the extreme values of the Riemann zeta function on random intervals of the critical line</text:p>
          </table:table-cell>
          <table:table-cell table:style-name="ce2"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8-03-09" calcext:value-type="date">
            <text:p>09/03/2018</text:p>
          </table:table-cell>
          <table:table-cell table:style-name="ce7" table:formula="of:=FALSE()" office:value-type="float" office:value="0" calcext:value-type="float">
            <text:p>0</text:p>
          </table:table-cell>
          <table:table-cell table:style-name="ce8" office:value-type="time" office:time-value="PT12H15M00S" calcext:value-type="time">
            <text:p>12:15</text:p>
          </table:table-cell>
          <table:table-cell table:style-name="ce2" office:value-type="string" calcext:value-type="string">
            <text:p>Malott 205</text:p>
          </table:table-cell>
          <table:table-cell table:style-name="ce4"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4"/>
        </table:table-row>
        <table:table-row table:style-name="ro1">
          <table:table-cell table:style-name="ce4" office:value-type="string" calcext:value-type="string">
            <text:p>Algebraic constructions of Markov duality functions</text:p>
          </table:table-cell>
          <table:table-cell table:style-name="ce2"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3-12" calcext:value-type="date">
            <text:p>12/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4"/>
        </table:table-row>
        <table:table-row table:style-name="ro1">
          <table:table-cell table:style-name="ce4" office:value-type="string" calcext:value-type="string">
            <text:p>Sofic and percolative entropies of Gibbs measures on regular infinite trees</text:p>
          </table:table-cell>
          <table:table-cell table:style-name="ce2"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3-19" calcext:value-type="date">
            <text:p>19/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4"/>
        </table:table-row>
        <table:table-row table:style-name="ro1">
          <table:table-cell table:style-name="ce4" office:value-type="string" calcext:value-type="string">
            <text:p>Formation of large-scale random structure by competitive erosion</text:p>
          </table:table-cell>
          <table:table-cell table:style-name="ce2"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8-03-26" calcext:value-type="date">
            <text:p>26/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4"/>
        </table:table-row>
        <table:table-row table:style-name="ro1">
          <table:table-cell table:style-name="ce4" office:value-type="string" calcext:value-type="string">
            <text:p>Stochastic quantization of gauge theories</text:p>
          </table:table-cell>
          <table:table-cell table:style-name="ce2"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4-10" calcext:value-type="date">
            <text:p>10/04/2018</text:p>
          </table:table-cell>
          <table:table-cell table:style-name="ce7" table:formula="of:=FALSE()" office:value-type="float" office:value="0" calcext:value-type="float">
            <text:p>0</text:p>
          </table:table-cell>
          <table:table-cell table:style-name="ce8" office:value-type="time" office:time-value="PT11H40M00S" calcext:value-type="time">
            <text:p>11:40</text:p>
          </table:table-cell>
          <table:table-cell table:style-name="ce2" office:value-type="string" calcext:value-type="string">
            <text:p>203 Malott</text:p>
          </table:table-cell>
          <table:table-cell table:style-name="ce4"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4"/>
        </table:table-row>
        <table:table-row table:style-name="ro1">
          <table:table-cell table:style-name="ce4" office:value-type="string" calcext:value-type="string">
            <text:p>Learning Discrete Determinantal Point Processes</text:p>
          </table:table-cell>
          <table:table-cell table:style-name="ce2"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4-16" calcext:value-type="date">
            <text:p>16/04/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4"/>
        </table:table-row>
        <table:table-row table:style-name="ro1">
          <table:table-cell table:style-name="ce4" office:value-type="string" calcext:value-type="string">
            <text:p>The Archimedean limit of random sorting networks</text:p>
          </table:table-cell>
          <table:table-cell table:style-name="ce2"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8-05-07" calcext:value-type="date">
            <text:p>07/05/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oob's transform and finite Markov chains</text:p>
          </table:table-cell>
          <table:table-cell table:style-name="ce2"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8-27" calcext:value-type="date">
            <text:p>27/08/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4"/>
        </table:table-row>
        <table:table-row table:style-name="ro1">
          <table:table-cell table:style-name="ce4" office:value-type="string" calcext:value-type="string">
            <text:p>Lower bounds for fluctuations in first-passage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9-17" calcext:value-type="date">
            <text:p>17/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4"/>
        </table:table-row>
        <table:table-row table:style-name="ro1">
          <table:table-cell table:style-name="ce4" office:value-type="string" calcext:value-type="string">
            <text:p>Algorithmic thresholds for tensor principle component analysis</text:p>
          </table:table-cell>
          <table:table-cell table:style-name="ce2"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9-24" calcext:value-type="date">
            <text:p>24/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4"/>
        </table:table-row>
        <table:table-row table:style-name="ro1">
          <table:table-cell table:style-name="ce4" office:value-type="string" calcext:value-type="string">
            <text:p>Lower-tail large deviations of the KPZ equation</text:p>
          </table:table-cell>
          <table:table-cell table:style-name="ce2"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01" calcext:value-type="date">
            <text:p>01/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4"/>
        </table:table-row>
        <table:table-row table:style-name="ro1">
          <table:table-cell table:style-name="ce4" office:value-type="string" calcext:value-type="string">
            <text:p>Central limit theorems by Jack generating functions</text:p>
          </table:table-cell>
          <table:table-cell table:style-name="ce2"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15" calcext:value-type="date">
            <text:p>15/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4"/>
        </table:table-row>
        <table:table-row table:style-name="ro1">
          <table:table-cell table:style-name="ce4" office:value-type="string" calcext:value-type="string">
            <text:p>Diffusion-Limited Annihilating Systems</text:p>
          </table:table-cell>
          <table:table-cell table:style-name="ce2"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22" calcext:value-type="date">
            <text:p>22/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4"/>
        </table:table-row>
        <table:table-row table:style-name="ro1">
          <table:table-cell table:style-name="ce4" office:value-type="string" calcext:value-type="string">
            <text:p>Detection of Anomalous Path in a Noisy Network</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8-10-29" calcext:value-type="date">
            <text:p>29/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4"/>
        </table:table-row>
        <table:table-row table:style-name="ro1">
          <table:table-cell table:style-name="ce4" office:value-type="string" calcext:value-type="string">
            <text:p>Random sup-measures and long range dependence</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05" calcext:value-type="date">
            <text:p>05/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4"/>
        </table:table-row>
        <table:table-row table:style-name="ro1">
          <table:table-cell table:style-name="ce4" office:value-type="string" calcext:value-type="string">
            <text:p>Fluctuation lower bounds in planar random growth models</text:p>
          </table:table-cell>
          <table:table-cell table:style-name="ce2"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12" calcext:value-type="date">
            <text:p>12/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4"/>
        </table:table-row>
        <table:table-row table:style-name="ro1">
          <table:table-cell table:style-name="ce4" office:value-type="string" calcext:value-type="string">
            <text:p>On the uniqueness/phase-coexistence threshold for the hard-core model in $\mathbb{Z}^d$</text:p>
          </table:table-cell>
          <table:table-cell table:style-name="ce2"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11-19" calcext:value-type="date">
            <text:p>19/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4"/>
        </table:table-row>
        <table:table-row table:style-name="ro1">
          <table:table-cell table:style-name="ce4" office:value-type="string" calcext:value-type="string">
            <text:p>Central Limit Theorems from the Location of Roots of Probability Generating Functions</text:p>
          </table:table-cell>
          <table:table-cell table:style-name="ce2"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8-12-03" calcext:value-type="date">
            <text:p>03/1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4"/>
        </table:table-row>
        <table:table-row table:style-name="ro1">
          <table:table-cell table:style-name="ce4" office:value-type="string" calcext:value-type="string">
            <text:p>Survival probability for John and inner-uniform finite domains in <text:s/>integer lattices</text:p>
          </table:table-cell>
          <table:table-cell table:style-name="ce2"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1-28" calcext:value-type="date">
            <text:p>28/0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4"/>
        </table:table-row>
        <table:table-row table:style-name="ro1">
          <table:table-cell table:style-name="ce4" office:value-type="string" calcext:value-type="string">
            <text:p>Self-Exciting Processes in Queues</text:p>
          </table:table-cell>
          <table:table-cell table:style-name="ce2"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1" calcext:value-type="date">
            <text:p>11/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4"/>
        </table:table-row>
        <table:table-row table:style-name="ro1">
          <table:table-cell table:style-name="ce4" office:value-type="string" calcext:value-type="string">
            <text:p>GOE Statistics for Lévy Matrices</text:p>
          </table:table-cell>
          <table:table-cell table:style-name="ce2"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8" calcext:value-type="date">
            <text:p>18/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4"/>
        </table:table-row>
        <table:table-row table:style-name="ro1">
          <table:table-cell table:style-name="ce4" office:value-type="string" calcext:value-type="string">
            <text:p>Generalized Itô-Nisio Theorem with applications to Lévy processes and Lévy driven SDEs</text:p>
          </table:table-cell>
          <table:table-cell table:style-name="ce2"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19-03-04" calcext:value-type="date">
            <text:p>04/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tô-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ô-Nisio Theorem that covers also strong modes of convergence.&lt;br&gt;&lt;br&gt;For applications to Lévy processes, we find the optimal subspace of functions of finite $\phi$-variation where all Lévy processes without Gaussian component live and admit strongly converging series expansions. This yields an extension of the celebrated S.J. Taylor's theorem to Lévy processes. <text:s/>We apply these results to Lévy driven SDEs and infinitely divisible random fields.&lt;br&gt;&lt;br&gt;This talk is based on a joint work with A. Basse-O'Connor and J. Hoffmann-Jorgensen.</text:p>
          </table:table-cell>
          <table:table-cell table:number-columns-repeated="1014"/>
        </table:table-row>
        <table:table-row table:style-name="ro1">
          <table:table-cell table:style-name="ce4" office:value-type="string" calcext:value-type="string">
            <text:p>Double jump phase transition in a soliton cellular automaton</text:p>
          </table:table-cell>
          <table:table-cell table:style-name="ce2"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2" office:value-type="string" calcext:value-type="string">
            <text:p>Bridgewater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1" calcext:value-type="date">
            <text:p>11/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4"/>
        </table:table-row>
        <table:table-row table:style-name="ro1">
          <table:table-cell table:style-name="ce4" office:value-type="string" calcext:value-type="string">
            <text:p>Long jump random walks on finite nilpotent groups</text:p>
          </table:table-cell>
          <table:table-cell table:style-name="ce2"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8" calcext:value-type="date">
            <text:p>18/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4"/>
        </table:table-row>
        <table:table-row table:style-name="ro1">
          <table:table-cell table:style-name="ce4" office:value-type="string" calcext:value-type="string">
            <text:p>Maximum and shape of 3D Ising interfaces</text:p>
          </table:table-cell>
          <table:table-cell table:style-name="ce2"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25" calcext:value-type="date">
            <text:p>25/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4"/>
        </table:table-row>
        <table:table-row table:style-name="ro1">
          <table:table-cell table:style-name="ce4" office:value-type="string" calcext:value-type="string">
            <text:p>(Rescheduled to next semester) Moments of the Riemann Zeta Function on Short Intervals</text:p>
          </table:table-cell>
          <table:table-cell table:style-name="ce2"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9-04-08" calcext:value-type="date">
            <text:p>08/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On the circle, Kahane's Gaussian Multiplicative Chaos and <text:s/>Circular Random Matrices match</text:p>
          </table:table-cell>
          <table:table-cell table:style-name="ce2"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19-04-15" calcext:value-type="date">
            <text:p>15/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4"/>
        </table:table-row>
        <table:table-row table:style-name="ro1">
          <table:table-cell table:style-name="ce4" office:value-type="string" calcext:value-type="string">
            <text:p>Quantitative homogenization in a balanced random environment</text:p>
          </table:table-cell>
          <table:table-cell table:style-name="ce2"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9-04-22" calcext:value-type="date">
            <text:p>22/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4"/>
        </table:table-row>
        <table:table-row table:style-name="ro1">
          <table:table-cell table:style-name="ce4" office:value-type="string" calcext:value-type="string">
            <text:p>Conformal embedding and percolation on the uniform triangulation</text:p>
          </table:table-cell>
          <table:table-cell table:style-name="ce2"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4-29" calcext:value-type="date">
            <text:p>29/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4"/>
        </table:table-row>
        <table:table-row table:style-name="ro1">
          <table:table-cell table:style-name="ce4" office:value-type="string" calcext:value-type="string">
            <text:p>Probabilistic Models in Quickest Change-Point Detection</text:p>
          </table:table-cell>
          <table:table-cell table:style-name="ce2"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5-06" calcext:value-type="date">
            <text:p>06/05/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le Lévy motion with values in the Skorohod space: construction and approximation</text:p>
          </table:table-cell>
          <table:table-cell table:style-name="ce2"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19-09-09" calcext:value-type="date">
            <text:p>09/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mathbb{D} = \mathbb{D}([0, 1])$ of cadlag functions on $[0, 1]$ (i.e. right-continuous functions with left limits).&lt;br&gt;&lt;br&gt;In this talk, we examine the macroscopic limit (as time gets large) of the partial sum sequences associated to i.i.d. regularly varying elements with values in $\mathbb{D}$. This limit is an interesting object in itself, which we call a "$\mathbb{D}$-valued stable Lévy motion". Our methods were inspired by the construction of the classical stable Lévy motion (in dimension $d$), and of its approximation by partial sums of i.i.d. regularly varying vectors, as presented in the monograph Resnick (2007). We extend these two results to the infinite-dimensional setting, using the concept of regular variation for random elements in $\mathbb{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4"/>
        </table:table-row>
        <table:table-row table:style-name="ro1">
          <table:table-cell table:style-name="ce4" office:value-type="string" calcext:value-type="string">
            <text:p>Choquet-Deny groups and the infinite conjugacy class property</text:p>
          </table:table-cell>
          <table:table-cell table:style-name="ce2"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2" office:value-type="string" calcext:value-type="string">
            <text:p>Californ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9-09-16" calcext:value-type="date">
            <text:p>16/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4"/>
        </table:table-row>
        <table:table-row table:style-name="ro1">
          <table:table-cell table:style-name="ce4" office:value-type="string" calcext:value-type="string">
            <text:p>Scaling limits of sandpiles</text:p>
          </table:table-cell>
          <table:table-cell table:style-name="ce2"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9-09-23" calcext:value-type="date">
            <text:p>23/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4"/>
        </table:table-row>
        <table:table-row table:style-name="ro1">
          <table:table-cell table:style-name="ce4" office:value-type="string" calcext:value-type="string">
            <text:p>Matching Random Points</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9-09-30" calcext:value-type="date">
            <text:p>30/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4"/>
        </table:table-row>
        <table:table-row table:style-name="ro1">
          <table:table-cell table:style-name="ce4" office:value-type="string" calcext:value-type="string">
            <text:p>Iterative Collaborative Filtering for Sparse Noisy Tensor Estimation</text:p>
          </table:table-cell>
          <table:table-cell table:style-name="ce2"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07" calcext:value-type="date">
            <text:p>07/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4"/>
        </table:table-row>
        <table:table-row table:style-name="ro1">
          <table:table-cell table:style-name="ce4" office:value-type="string" calcext:value-type="string">
            <text:p>Eigenvalues for random matrices in the general linear group</text:p>
          </table:table-cell>
          <table:table-cell table:style-name="ce2"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19-10-21" calcext:value-type="date">
            <text:p>21/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4"/>
        </table:table-row>
        <table:table-row table:style-name="ro1">
          <table:table-cell table:style-name="ce4" office:value-type="string" calcext:value-type="string">
            <text:p>An algebraic inverse theorem for the quadratic Littlewood-Offord problem</text:p>
          </table:table-cell>
          <table:table-cell table:style-name="ce2"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28" calcext:value-type="date">
            <text:p>28/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4"/>
        </table:table-row>
        <table:table-row table:style-name="ro1">
          <table:table-cell table:style-name="ce4" office:value-type="string" calcext:value-type="string">
            <text:p>Gaussian fluctuations in two-dimensional surface <text:s/>growth models</text:p>
          </table:table-cell>
          <table:table-cell table:style-name="ce2"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19-11-04" calcext:value-type="date">
            <text:p>04/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4"/>
        </table:table-row>
        <table:table-row table:style-name="ro1">
          <table:table-cell table:style-name="ce4" office:value-type="string" calcext:value-type="string">
            <text:p>Moments of the Riemann Zeta Function on Short Intervals</text:p>
          </table:table-cell>
          <table:table-cell table:style-name="ce2"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 Baruch</text:p>
          </table:table-cell>
          <table:table-cell table:style-name="ce2" table:content-validation-name="val3" office:value-type="string" calcext:value-type="string">
            <text:p>Probability</text:p>
          </table:table-cell>
          <table:table-cell table:style-name="ce6" table:content-validation-name="val4" office:value-type="date" office:date-value="2019-11-18" calcext:value-type="date">
            <text:p>18/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Homogenization of a class of one-dimensional nonconvex viscous Hamilton-Jacobi equations with random potential</text:p>
          </table:table-cell>
          <table:table-cell table:style-name="ce2"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2" office:value-type="string" calcext:value-type="string">
            <text:p>Temp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1-25" calcext:value-type="date">
            <text:p>25/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2" calcext:value-type="date">
            <text:p>02/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On the model of non-overlapping hard-disks in discrete $2D$</text:p>
          </table:table-cell>
          <table:table-cell table:style-name="ce2" office:value-type="string" calcext:value-type="string">
            <text:p>Izabella Stuhl</text:p>
          </table:table-cell>
          <table:table-cell table:style-name="ce2"/>
          <table:table-cell table:style-name="ce2" office:value-type="string" calcext:value-type="string">
            <text:p>Pen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9" calcext:value-type="date">
            <text:p>09/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4"/>
        </table:table-row>
        <table:table-row table:style-name="ro1">
          <table:table-cell table:style-name="ce4" office:value-type="string" calcext:value-type="string">
            <text:p>Mean-field disordered systems and Hamilton-Jacobi equations</text:p>
          </table:table-cell>
          <table:table-cell table:style-name="ce2"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1-27" calcext:value-type="date">
            <text:p>27/0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4"/>
        </table:table-row>
        <table:table-row table:style-name="ro1">
          <table:table-cell table:style-name="ce4" office:value-type="string" calcext:value-type="string">
            <text:p>Arctic curves for groves</text:p>
          </table:table-cell>
          <table:table-cell table:style-name="ce2"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03" calcext:value-type="date">
            <text:p>03/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Recent results on the phase transition for activated random walk</text:p>
          </table:table-cell>
          <table:table-cell table:style-name="ce2"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0-02-10" calcext:value-type="date">
            <text:p>10/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4"/>
        </table:table-row>
        <table:table-row table:style-name="ro1">
          <table:table-cell table:style-name="ce4" office:value-type="string" calcext:value-type="string">
            <text:p>On Stationary DLA</text:p>
          </table:table-cell>
          <table:table-cell table:style-name="ce2"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17" calcext:value-type="date">
            <text:p>17/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4"/>
        </table:table-row>
        <table:table-row table:style-name="ro1">
          <table:table-cell table:style-name="ce4" office:value-type="string" calcext:value-type="string">
            <text:p>Asymptotic behaviour of high Gaussian minima</text:p>
          </table:table-cell>
          <table:table-cell table:style-name="ce2"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2" office:value-type="string" calcext:value-type="string">
            <text:p>Indian Statistical Institute</text:p>
          </table:table-cell>
          <table:table-cell table:style-name="ce2" table:content-validation-name="val3" office:value-type="string" calcext:value-type="string">
            <text:p>Probability</text:p>
          </table:table-cell>
          <table:table-cell table:style-name="ce6" table:content-validation-name="val4" office:value-type="date" office:date-value="2020-03-02" calcext:value-type="date">
            <text:p>02/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09" calcext:value-type="date">
            <text:p>09/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16" calcext:value-type="date">
            <text:p>16/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23" calcext:value-type="date">
            <text:p>23/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06" calcext:value-type="date">
            <text:p>06/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13" calcext:value-type="date">
            <text:p>13/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20" calcext:value-type="date">
            <text:p>20/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ames Michael Leahy</text:p>
          </table:table-cell>
          <table:table-cell table:style-name="ce2"/>
          <table:table-cell table:style-name="ce2" office:value-type="string" calcext:value-type="string">
            <text:p>Imperial College London</text:p>
          </table:table-cell>
          <table:table-cell table:style-name="ce2" table:content-validation-name="val3" office:value-type="string" calcext:value-type="string">
            <text:p>Probability</text:p>
          </table:table-cell>
          <table:table-cell table:style-name="ce6" table:content-validation-name="val4" office:value-type="date" office:date-value="2020-04-27" calcext:value-type="date">
            <text:p>27/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0-05-04" calcext:value-type="date">
            <text:p>04/05/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x Statistics though Pseudo-Randomness</text:p>
          </table:table-cell>
          <table:table-cell table:style-name="ce2" office:value-type="string" calcext:value-type="string">
            <text:p>Arka Adhikari</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02" calcext:value-type="date">
            <text:p>02/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4"/>
        </table:table-row>
        <table:table-row table:style-name="ro1">
          <table:table-cell table:style-name="ce4" office:value-type="string" calcext:value-type="string">
            <text:p>Algorithmic Pure States for the Negative Spherical Perceptron</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23" calcext:value-type="date">
            <text:p>23/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4"/>
        </table:table-row>
        <table:table-row table:style-name="ro1">
          <table:table-cell table:style-name="ce4" office:value-type="string" calcext:value-type="string">
            <text:p>General solutions and invariant measures for systems of KdV- and Toda-type locally-defined dynamics</text:p>
          </table:table-cell>
          <table:table-cell table:style-name="ce2"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2" office:value-type="string" calcext:value-type="string">
            <text:p>University of Tokyo &amp;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2-07" calcext:value-type="date">
            <text:p>07/1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4"/>
        </table:table-row>
        <table:table-row table:style-name="ro1">
          <table:table-cell table:style-name="ce4" office:value-type="string" calcext:value-type="string">
            <text:p>Persistence exponent for Gaussian Stationary Processes</text:p>
          </table:table-cell>
          <table:table-cell table:style-name="ce2"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2" calcext:value-type="date">
            <text:p>22/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4"/>
        </table:table-row>
        <table:table-row table:style-name="ro1">
          <table:table-cell table:style-name="ce4" office:value-type="string" calcext:value-type="string">
            <text:p>Cooperative Motion Random Walks</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9" calcext:value-type="date">
            <text:p>29/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4"/>
        </table:table-row>
        <table:table-row table:style-name="ro1">
          <table:table-cell table:style-name="ce4" office:value-type="string" calcext:value-type="string">
            <text:p>Plaquette Percolation on the Torus</text:p>
          </table:table-cell>
          <table:table-cell table:style-name="ce2"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21-04-05" calcext:value-type="date">
            <text:p>05/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4"/>
        </table:table-row>
        <table:table-row table:style-name="ro1">
          <table:table-cell table:style-name="ce4" office:value-type="string" calcext:value-type="string">
            <text:p>Contact process on trees</text:p>
          </table:table-cell>
          <table:table-cell table:style-name="ce2"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2" calcext:value-type="date">
            <text:p>12/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4"/>
        </table:table-row>
        <table:table-row table:style-name="ro1">
          <table:table-cell table:style-name="ce4" office:value-type="string" calcext:value-type="string">
            <text:p>Tails of the empirical distribution on a geodesic in first-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9" calcext:value-type="date">
            <text:p>19/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4"/>
        </table:table-row>
        <table:table-row table:style-name="ro1">
          <table:table-cell table:style-name="ce4" office:value-type="string" calcext:value-type="string">
            <text:p>The Airy difference profile and Brownian local time</text:p>
          </table:table-cell>
          <table:table-cell table:style-name="ce2"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1-04-26" calcext:value-type="date">
            <text:p>26/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4"/>
        </table:table-row>
        <table:table-row table:style-name="ro1">
          <table:table-cell table:style-name="ce4" office:value-type="string" calcext:value-type="string">
            <text:p>Long Memory and Conservative Flows on Multiple Stochastic Integrals</text:p>
          </table:table-cell>
          <table:table-cell table:style-name="ce2"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2" office:value-type="string" calcext:value-type="string">
            <text:p>University of Georgia</text:p>
          </table:table-cell>
          <table:table-cell table:style-name="ce2" table:content-validation-name="val3" office:value-type="string" calcext:value-type="string">
            <text:p>Probability</text:p>
          </table:table-cell>
          <table:table-cell table:style-name="ce6" table:content-validation-name="val4" office:value-type="date" office:date-value="2021-05-03" calcext:value-type="date">
            <text:p>03/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4"/>
        </table:table-row>
        <table:table-row table:style-name="ro1">
          <table:table-cell table:style-name="ce4" office:value-type="string" calcext:value-type="string">
            <text:p>Scaling limits of three-dimensional uniform spanning trees and loop-erased random walks</text:p>
          </table:table-cell>
          <table:table-cell table:style-name="ce2"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21-05-10" calcext:value-type="date">
            <text:p>10/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rting probability for Young diagrams</text:p>
          </table:table-cell>
          <table:table-cell table:style-name="ce2"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21-09-13" calcext:value-type="date">
            <text:p>13/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4"/>
        </table:table-row>
        <table:table-row table:style-name="ro1">
          <table:table-cell table:style-name="ce4" office:value-type="string" calcext:value-type="string">
            <text:p>Singularities in the spectrum of random block matrices</text:p>
          </table:table-cell>
          <table:table-cell table:style-name="ce2"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0" calcext:value-type="date">
            <text:p>20/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4"/>
        </table:table-row>
        <table:table-row table:style-name="ro1">
          <table:table-cell table:style-name="ce4" office:value-type="string" calcext:value-type="string">
            <text:p>Exact sampling and mixing time of Activated Random Walk</text:p>
          </table:table-cell>
          <table:table-cell table:style-name="ce2"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7" calcext:value-type="date">
            <text:p>27/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4"/>
        </table:table-row>
        <table:table-row table:style-name="ro1">
          <table:table-cell table:style-name="ce4" office:value-type="string" calcext:value-type="string">
            <text:p>The limit shape of the Leaky Abelian Sandpile Model</text:p>
          </table:table-cell>
          <table:table-cell table:style-name="ce2"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1-10-04" calcext:value-type="date">
            <text:p>04/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4"/>
        </table:table-row>
        <table:table-row table:style-name="ro1">
          <table:table-cell table:style-name="ce4" office:value-type="string" calcext:value-type="string">
            <text:p>KPZ universality of random growing interfaces</text:p>
          </table:table-cell>
          <table:table-cell table:style-name="ce2"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18" calcext:value-type="date">
            <text:p>18/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4"/>
        </table:table-row>
        <table:table-row table:style-name="ro1">
          <table:table-cell table:style-name="ce4" office:value-type="string" calcext:value-type="string">
            <text:p>Edge Statistics for Lozenge Tilings of Polygons</text:p>
          </table:table-cell>
          <table:table-cell table:style-name="ce2"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25" calcext:value-type="date">
            <text:p>25/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4"/>
        </table:table-row>
        <table:table-row table:style-name="ro1">
          <table:table-cell table:style-name="ce4" office:value-type="string" calcext:value-type="string">
            <text:p>Card guessing and a variant of the birthday problem</text:p>
          </table:table-cell>
          <table:table-cell table:style-name="ce2"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11-01" calcext:value-type="date">
            <text:p>01/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4"/>
        </table:table-row>
        <table:table-row table:style-name="ro1">
          <table:table-cell table:style-name="ce4" office:value-type="string" calcext:value-type="string">
            <text:p>Chemical distance for 2d critical percolation and random cluster model</text:p>
          </table:table-cell>
          <table:table-cell table:style-name="ce2"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08" calcext:value-type="date">
            <text:p>08/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4"/>
        </table:table-row>
        <table:table-row table:style-name="ro1">
          <table:table-cell table:style-name="ce4" office:value-type="string" calcext:value-type="string">
            <text:p>Random planar geometry and the directed landscape</text:p>
          </table:table-cell>
          <table:table-cell table:style-name="ce2"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2" calcext:value-type="date">
            <text:p>22/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4"/>
        </table:table-row>
        <table:table-row table:style-name="ro1">
          <table:table-cell table:style-name="ce4" office:value-type="string" calcext:value-type="string">
            <text:p>Covering systems of congruences</text:p>
          </table:table-cell>
          <table:table-cell table:style-name="ce2"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2" office:value-type="string" calcext:value-type="string">
            <text:p>Stony Broo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9" calcext:value-type="date">
            <text:p>29/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4"/>
        </table:table-row>
        <table:table-row table:style-name="ro1">
          <table:table-cell table:style-name="ce4" office:value-type="string" calcext:value-type="string">
            <text:p>Gibbsian line ensembles and beta-corners processes</text:p>
          </table:table-cell>
          <table:table-cell table:style-name="ce2"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2-06" calcext:value-type="date">
            <text:p>06/12/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4"/>
        </table:table-row>
        <table:table-row table:style-name="ro1">
          <table:table-cell table:style-name="ce4" office:value-type="string" calcext:value-type="string">
            <text:p>The stochastic heat equation with multiplicative Lévy noise: Existence, intermittency, and multifractality</text:p>
          </table:table-cell>
          <table:table-cell table:style-name="ce2"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07" calcext:value-type="date">
            <text:p>07/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Self-similar and some ergodic Markov chains</text:p>
          </table:table-cell>
          <table:table-cell table:style-name="ce2"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14" calcext:value-type="date">
            <text:p>14/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4"/>
        </table:table-row>
        <table:table-row table:style-name="ro1">
          <table:table-cell table:style-name="ce4" office:value-type="string" calcext:value-type="string">
            <text:p>Large deviations, persistent homology, and Brownian conductors with negative resistance</text:p>
          </table:table-cell>
          <table:table-cell table:style-name="ce2"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22-02-21" calcext:value-type="date">
            <text:p>21/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4"/>
        </table:table-row>
        <table:table-row table:style-name="ro1">
          <table:table-cell table:style-name="ce4" office:value-type="string" calcext:value-type="string">
            <text:p>The Brownian transport map</text:p>
          </table:table-cell>
          <table:table-cell table:style-name="ce2"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07" calcext:value-type="date">
            <text:p>07/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ô'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4"/>
        </table:table-row>
        <table:table-row table:style-name="ro1">
          <table:table-cell table:style-name="ce4" office:value-type="string" calcext:value-type="string">
            <text:p>Dynamical critical 2d first-passage percolation</text:p>
          </table:table-cell>
          <table:table-cell table:style-name="ce2"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14" calcext:value-type="date">
            <text:p>14/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4"/>
        </table:table-row>
        <table:table-row table:style-name="ro1">
          <table:table-cell table:style-name="ce4" office:value-type="string" calcext:value-type="string">
            <text:p>Scaling limits of the Laguerre unitary ensemble</text:p>
          </table:table-cell>
          <table:table-cell table:style-name="ce2"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2-03-21" calcext:value-type="date">
            <text:p>21/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4"/>
        </table:table-row>
        <table:table-row table:style-name="ro1">
          <table:table-cell table:style-name="ce4" office:value-type="string" calcext:value-type="string">
            <text:p>Lyapunov Exponents of Random Matrix Products and Brownian Motion on GL(n,C)</text:p>
          </table:table-cell>
          <table:table-cell table:style-name="ce2"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3-28" calcext:value-type="date">
            <text:p>28/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4"/>
        </table:table-row>
        <table:table-row table:style-name="ro1">
          <table:table-cell table:style-name="ce4" office:value-type="string" calcext:value-type="string">
            <text:p>Lozenge Tilings and the Gaussian Free Field on a Cylinder</text:p>
          </table:table-cell>
          <table:table-cell table:style-name="ce2"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4-11" calcext:value-type="date">
            <text:p>11/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4"/>
        </table:table-row>
        <table:table-row table:style-name="ro1">
          <table:table-cell table:style-name="ce4" office:value-type="string" calcext:value-type="string">
            <text:p>A half-space beta distributed random walk in random environment</text:p>
          </table:table-cell>
          <table:table-cell table:style-name="ce2"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22-04-18" calcext:value-type="date">
            <text:p>18/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4"/>
        </table:table-row>
        <table:table-row table:style-name="ro1">
          <table:table-cell table:style-name="ce4" office:value-type="string" calcext:value-type="string">
            <text:p>Structure and stability for sparse exponential random graphs</text:p>
          </table:table-cell>
          <table:table-cell table:style-name="ce2"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4-25" calcext:value-type="date">
            <text:p>25/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4"/>
        </table:table-row>
        <table:table-row table:style-name="ro1">
          <table:table-cell table:style-name="ce4" office:value-type="string" calcext:value-type="string">
            <text:p>Exponential decay of correlations in finite gauge group lattice gauge theories</text:p>
          </table:table-cell>
          <table:table-cell table:style-name="ce2"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5-02" calcext:value-type="date">
            <text:p>02/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4"/>
        </table:table-row>
        <table:table-row table:style-name="ro1">
          <table:table-cell table:style-name="ce4" office:value-type="string" calcext:value-type="string">
            <text:p>Exact Results for the Quantum Benjamin-Ono Equation on the Torus</text:p>
          </table:table-cell>
          <table:table-cell table:style-name="ce2"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2" office:value-type="string" calcext:value-type="string">
            <text:p>University of Massachusetts, Boston</text:p>
          </table:table-cell>
          <table:table-cell table:style-name="ce2" table:content-validation-name="val3" office:value-type="string" calcext:value-type="string">
            <text:p>Probability</text:p>
          </table:table-cell>
          <table:table-cell table:style-name="ce6" table:content-validation-name="val4" office:value-type="date" office:date-value="2022-05-09" calcext:value-type="date">
            <text:p>09/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ong Quantum Unique Ergodicity and its Gaussian fluctuations for Wigner matrices</text:p>
          </table:table-cell>
          <table:table-cell table:style-name="ce2"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9-12" calcext:value-type="date">
            <text:p>12/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4"/>
        </table:table-row>
        <table:table-row table:style-name="ro1">
          <table:table-cell table:style-name="ce4" office:value-type="string" calcext:value-type="string">
            <text:p>Surface Growth and the Six Vertex Model</text:p>
          </table:table-cell>
          <table:table-cell table:style-name="ce2" office:value-type="string" calcext:value-type="string">
            <text:p>Matthew Nicoletti</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9-19" calcext:value-type="date">
            <text:p>19/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4"/>
        </table:table-row>
        <table:table-row table:style-name="ro1">
          <table:table-cell table:style-name="ce4" office:value-type="string" calcext:value-type="string">
            <text:p>Large deviations in random matrix theory and number theory</text:p>
          </table:table-cell>
          <table:table-cell table:style-name="ce2"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22-09-26" calcext:value-type="date">
            <text:p>26/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4"/>
        </table:table-row>
        <table:table-row table:style-name="ro1">
          <table:table-cell table:style-name="ce4" office:value-type="string" calcext:value-type="string">
            <text:p>Superdiffusivity and localization of continuous polymers</text:p>
          </table:table-cell>
          <table:table-cell table:style-name="ce2"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03" calcext:value-type="date">
            <text:p>03/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4"/>
        </table:table-row>
        <table:table-row table:style-name="ro1">
          <table:table-cell table:style-name="ce4" office:value-type="string" calcext:value-type="string">
            <text:p>Edge universality of random normal matrices generalizing to higher dimensions</text:p>
          </table:table-cell>
          <table:table-cell table:style-name="ce2"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2" office:value-type="string" calcext:value-type="string">
            <text:p>Bielefel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17" calcext:value-type="date">
            <text:p>17/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4"/>
        </table:table-row>
        <table:table-row table:style-name="ro1">
          <table:table-cell table:style-name="ce4" office:value-type="string" calcext:value-type="string">
            <text:p>Random growth on a random surface</text:p>
          </table:table-cell>
          <table:table-cell table:style-name="ce2"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24" calcext:value-type="date">
            <text:p>24/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4"/>
        </table:table-row>
        <table:table-row table:style-name="ro1">
          <table:table-cell table:style-name="ce4" office:value-type="string" calcext:value-type="string">
            <text:p>Random dimer coverings of the Aztec diamond with doubly periodic edge weights</text:p>
          </table:table-cell>
          <table:table-cell table:style-name="ce2"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0-31" calcext:value-type="date">
            <text:p>31/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4"/>
        </table:table-row>
        <table:table-row table:style-name="ro1">
          <table:table-cell table:style-name="ce4" office:value-type="string" calcext:value-type="string">
            <text:p>Random matrices, random groups, and universality</text:p>
          </table:table-cell>
          <table:table-cell table:style-name="ce2"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1-07" calcext:value-type="date">
            <text:p>07/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4"/>
        </table:table-row>
        <table:table-row table:style-name="ro1">
          <table:table-cell table:style-name="ce4" office:value-type="string" calcext:value-type="string">
            <text:p>Ballistic Annihilation</text:p>
          </table:table-cell>
          <table:table-cell table:style-name="ce2"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2-11-13" calcext:value-type="date">
            <text:p>13/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4"/>
        </table:table-row>
        <table:table-row table:style-name="ro1">
          <table:table-cell table:style-name="ce4" office:value-type="string" calcext:value-type="string">
            <text:p>$C_0$-semigroups on the Weyl Chamber with examples</text:p>
          </table:table-cell>
          <table:table-cell table:style-name="ce2" office:value-type="string" calcext:value-type="string">
            <text:p>Andrew Ch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1" calcext:value-type="date">
            <text:p>21/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4"/>
        </table:table-row>
        <table:table-row table:style-name="ro1">
          <table:table-cell table:style-name="ce4" office:value-type="string" calcext:value-type="string">
            <text:p>Extremal statistics of quadratic forms of GOE/GUE eigenvectors</text:p>
          </table:table-cell>
          <table:table-cell table:style-name="ce2"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8" calcext:value-type="date">
            <text:p>28/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4"/>
        </table:table-row>
        <table:table-row table:style-name="ro1">
          <table:table-cell table:style-name="ce4" office:value-type="string" calcext:value-type="string">
            <text:p>Efficient Mean Estimation with Pure Differential Privacy via a Sum-Of-Squares Exponential Mechanism</text:p>
          </table:table-cell>
          <table:table-cell table:style-name="ce2"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22-12-05" calcext:value-type="date">
            <text:p>05/1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114 Gates Hall</text:p>
          </table:table-cell>
          <table:table-cell table:style-name="ce4"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4"/>
        </table:table-row>
        <table:table-row table:style-name="ro1">
          <table:table-cell table:style-name="ce4" office:value-type="string" calcext:value-type="string">
            <text:p>Invariant Gibbs measures for the three-dimensional cubic nonlinear wave equation</text:p>
          </table:table-cell>
          <table:table-cell table:style-name="ce2"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1-23" calcext:value-type="date">
            <text:p>23/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4"/>
        </table:table-row>
        <table:table-row table:style-name="ro1">
          <table:table-cell table:style-name="ce4" office:value-type="string" calcext:value-type="string">
            <text:p>Characterizing nonamenability through  stochastic domination and finitary factors</text:p>
          </table:table-cell>
          <table:table-cell table:style-name="ce2"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23-01-30" calcext:value-type="date">
            <text:p>30/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4"/>
        </table:table-row>
        <table:table-row table:style-name="ro1">
          <table:table-cell table:style-name="ce4" office:value-type="string" calcext:value-type="string">
            <text:p>Cooperative motion in one dimension</text:p>
          </table:table-cell>
          <table:table-cell table:style-name="ce2"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2" office:value-type="string" calcext:value-type="string">
            <text:p>Utah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06" calcext:value-type="date">
            <text:p>06/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4"/>
        </table:table-row>
        <table:table-row table:style-name="ro1">
          <table:table-cell table:style-name="ce4" office:value-type="string" calcext:value-type="string">
            <text:p>Geodesics on random regular graphs and random hyperbolic surfaces</text:p>
          </table:table-cell>
          <table:table-cell table:style-name="ce2"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13" calcext:value-type="date">
            <text:p>13/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4"/>
        </table:table-row>
        <table:table-row table:style-name="ro1">
          <table:table-cell table:style-name="ce4" office:value-type="string" calcext:value-type="string">
            <text:p>Hamilton-Jacobi scaling limit of Pareto hull peeling</text:p>
          </table:table-cell>
          <table:table-cell table:style-name="ce2"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02-20" calcext:value-type="date">
            <text:p>20/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4"/>
        </table:table-row>
        <table:table-row table:style-name="ro1">
          <table:table-cell table:style-name="ce4" office:value-type="string" calcext:value-type="string">
            <text:p>Universality and well-posedness for a time-inhomogeneous KPZ equation</text:p>
          </table:table-cell>
          <table:table-cell table:style-name="ce2"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03-06" calcext:value-type="date">
            <text:p>06/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4"/>
        </table:table-row>
        <table:table-row table:style-name="ro1">
          <table:table-cell table:style-name="ce4" office:value-type="string" calcext:value-type="string">
            <text:p>The random matrix Fyodorov-Hiary-Keating conjecture.</text:p>
          </table:table-cell>
          <table:table-cell table:style-name="ce2"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13" calcext:value-type="date">
            <text:p>13/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4"/>
        </table:table-row>
        <table:table-row table:style-name="ro1">
          <table:table-cell table:style-name="ce4" office:value-type="string" calcext:value-type="string">
            <text:p>Homogenization for the random G equation</text:p>
          </table:table-cell>
          <table:table-cell table:style-name="ce2"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3-03-20" calcext:value-type="date">
            <text:p>20/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4"/>
        </table:table-row>
        <table:table-row table:style-name="ro1">
          <table:table-cell table:style-name="ce4" office:value-type="string" calcext:value-type="string">
            <text:p>Bulk deviation lower bounds for the simple random walk</text:p>
          </table:table-cell>
          <table:table-cell table:style-name="ce2"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27" calcext:value-type="date">
            <text:p>27/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4"/>
        </table:table-row>
        <table:table-row table:style-name="ro1">
          <table:table-cell table:style-name="ce4" office:value-type="string" calcext:value-type="string">
            <text:p>Scaling limit of soliton lengths in a multicolor box-ball system</text:p>
          </table:table-cell>
          <table:table-cell table:style-name="ce2"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23-04-10" calcext:value-type="date">
            <text:p>10/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4"/>
        </table:table-row>
        <table:table-row table:style-name="ro1">
          <table:table-cell table:style-name="ce4" office:value-type="string" calcext:value-type="string">
            <text:p>The nonlinear stochastic heat equation in the critical dimension</text:p>
          </table:table-cell>
          <table:table-cell table:style-name="ce2"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4-17" calcext:value-type="date">
            <text:p>17/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4"/>
        </table:table-row>
        <table:table-row table:style-name="ro1">
          <table:table-cell table:style-name="ce4" office:value-type="string" calcext:value-type="string">
            <text:p>Cluster expansion approach in mean-field disordered models.</text:p>
          </table:table-cell>
          <table:table-cell table:style-name="ce2"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04-24" calcext:value-type="date">
            <text:p>24/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4"/>
        </table:table-row>
        <table:table-row table:style-name="ro1">
          <table:table-cell table:style-name="ce4" office:value-type="string" calcext:value-type="string">
            <text:p>Traces, Eigenvalues, and Eigenvectors</text:p>
          </table:table-cell>
          <table:table-cell table:style-name="ce2"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5-01" calcext:value-type="date">
            <text:p>01/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4"/>
        </table:table-row>
        <table:table-row table:style-name="ro1">
          <table:table-cell table:style-name="ce4" office:value-type="string" calcext:value-type="string">
            <text:p>Finding the source</text:p>
          </table:table-cell>
          <table:table-cell table:style-name="ce2"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23-05-08" calcext:value-type="date">
            <text:p>08/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hase transition issue of focusing Gibbs measures for Schroedinger-wave systems</text:p>
          </table:table-cell>
          <table:table-cell table:style-name="ce2"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8-28" calcext:value-type="date">
            <text:p>28/08/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4"/>
        </table:table-row>
        <table:table-row table:style-name="ro1">
          <table:table-cell table:style-name="ce4" office:value-type="string" calcext:value-type="string">
            <text:p>Tail estimates for the stationary six vertex model and ASEP</text:p>
          </table:table-cell>
          <table:table-cell table:style-name="ce2"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9-11" calcext:value-type="date">
            <text:p>11/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reshold for detecting changes in Erdős-Rényi graphs</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City College New York</text:p>
          </table:table-cell>
          <table:table-cell table:style-name="ce2" table:content-validation-name="val3" office:value-type="string" calcext:value-type="string">
            <text:p>Probability</text:p>
          </table:table-cell>
          <table:table-cell table:style-name="ce6" table:content-validation-name="val4" office:value-type="date" office:date-value="2023-09-25" calcext:value-type="date">
            <text:p>25/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4"/>
        </table:table-row>
        <table:table-row table:style-name="ro1">
          <table:table-cell table:style-name="ce4" office:value-type="string" calcext:value-type="string">
            <text:p>Moment Intermittency in the PAM with Asymptotically Singular Noise</text:p>
          </table:table-cell>
          <table:table-cell table:style-name="ce2"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02" calcext:value-type="date">
            <text:p>02/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4"/>
        </table:table-row>
        <table:table-row table:style-name="ro1">
          <table:table-cell table:style-name="ce4" office:value-type="string" calcext:value-type="string">
            <text:p>Heat flow, random matrices, and random polynomials</text:p>
          </table:table-cell>
          <table:table-cell table:style-name="ce2"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23-10-16" calcext:value-type="date">
            <text:p>16/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4"/>
        </table:table-row>
        <table:table-row table:style-name="ro1">
          <table:table-cell table:style-name="ce4" office:value-type="string" calcext:value-type="string">
            <text:p>Veridical Data Science Toward Trustworthy AI</text:p>
          </table:table-cell>
          <table:table-cell table:style-name="ce2"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10-23" calcext:value-type="date">
            <text:p>23/10/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Bill and Melinda Gates, 114</text:p>
          </table:table-cell>
          <table:table-cell table:style-name="ce4"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4"/>
        </table:table-row>
        <table:table-row table:style-name="ro1">
          <table:table-cell table:style-name="ce4" office:value-type="string" calcext:value-type="string">
            <text:p>Homogeneous approximations of semi-Markov models and applications to life insurance</text:p>
          </table:table-cell>
          <table:table-cell table:style-name="ce2"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30" calcext:value-type="date">
            <text:p>30/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4"/>
        </table:table-row>
        <table:table-row table:style-name="ro1">
          <table:table-cell table:style-name="ce4" office:value-type="string" calcext:value-type="string">
            <text:p>Convergence problems for singular stochastic dynamics</text:p>
          </table:table-cell>
          <table:table-cell table:style-name="ce2"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23-11-06" calcext:value-type="date">
            <text:p>06/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4"/>
        </table:table-row>
        <table:table-row table:style-name="ro1">
          <table:table-cell table:style-name="ce4" office:value-type="string" calcext:value-type="string">
            <text:p>Active Phase for the Stochastic Sandpile on $\mathbb{Z}$</text:p>
          </table:table-cell>
          <table:table-cell table:style-name="ce2"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23-11-13" calcext:value-type="date">
            <text:p>13/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4"/>
        </table:table-row>
        <table:table-row table:style-name="ro1">
          <table:table-cell table:style-name="ce4" office:value-type="string" calcext:value-type="string">
            <text:p>Stochastic dynamics and the Polchinski equation</text:p>
          </table:table-cell>
          <table:table-cell table:style-name="ce2" office:value-type="string" calcext:value-type="string">
            <text:p>Benoit Dagallier</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11-20" calcext:value-type="date">
            <text:p>20/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4"/>
        </table:table-row>
        <table:table-row table:style-name="ro1">
          <table:table-cell table:style-name="ce4" office:value-type="string" calcext:value-type="string">
            <text:p>Dark matter might be a condensate of nonlinear quantum particles</text:p>
          </table:table-cell>
          <table:table-cell table:style-name="ce2"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11-27" calcext:value-type="date">
            <text:p>27/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4"/>
        </table:table-row>
        <table:table-row table:style-name="ro1">
          <table:table-cell table:style-name="ce4" office:value-type="string" calcext:value-type="string">
            <text:p>A Sobolev space theory for SPDEs with space-time non-local operators</text:p>
          </table:table-cell>
          <table:table-cell table:style-name="ce2" office:value-type="string" calcext:value-type="string">
            <text:p>Junhee Ry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2-04" calcext:value-type="date">
            <text:p>04/12/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4"/>
        </table:table-row>
        <table:table-row table:style-name="ro1">
          <table:table-cell table:style-name="ce4" office:value-type="string" calcext:value-type="string">
            <text:p>Transition State Theory for $\Phi^4_3$</text:p>
          </table:table-cell>
          <table:table-cell table:style-name="ce2" office:value-type="string" calcext:value-type="string">
            <text:p>Nikolay Barashkov</text:p>
          </table:table-cell>
          <table:table-cell table:style-name="ce2"/>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4-01-22" calcext:value-type="date">
            <text:p>22/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4"/>
        </table:table-row>
        <table:table-row table:style-name="ro1">
          <table:table-cell table:style-name="ce4" office:value-type="string" calcext:value-type="string">
            <text:p>Stable-like Random Walks on Group of Polynomial Growth</text:p>
          </table:table-cell>
          <table:table-cell table:style-name="ce2" office:value-type="string" calcext:value-type="string">
            <text:p>Ruoqi Zh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1-29" calcext:value-type="date">
            <text:p>29/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Some rigorous results on the Lévy spin glass model</text:p>
          </table:table-cell>
          <table:table-cell table:style-name="ce2"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24-02-05" calcext:value-type="date">
            <text:p>05/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4"/>
        </table:table-row>
        <table:table-row table:style-name="ro1">
          <table:table-cell table:style-name="ce4" office:value-type="string" calcext:value-type="string">
            <text:p>New lower bounds for sphere packings and independence sets via randomness</text:p>
          </table:table-cell>
          <table:table-cell table:style-name="ce2"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2" office:value-type="string" calcext:value-type="string">
            <text:p>University of Illinois,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2" calcext:value-type="date">
            <text:p>12/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4"/>
        </table:table-row>
        <table:table-row table:style-name="ro1">
          <table:table-cell table:style-name="ce4" office:value-type="string" calcext:value-type="string">
            <text:p>Yang-Mills theory and random surfaces</text:p>
          </table:table-cell>
          <table:table-cell table:style-name="ce2" office:value-type="string" calcext:value-type="string">
            <text:p>Minjae Park</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9" calcext:value-type="date">
            <text:p>19/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4"/>
        </table:table-row>
        <table:table-row table:style-name="ro1">
          <table:table-cell table:style-name="ce4" office:value-type="string" calcext:value-type="string">
            <text:p>The coupling method for central moment bounds in exponential last-passage percolation</text:p>
          </table:table-cell>
          <table:table-cell table:style-name="ce2"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2" office:value-type="string" calcext:value-type="string">
            <text:p>University of Quebec in Montreal</text:p>
          </table:table-cell>
          <table:table-cell table:style-name="ce2" table:content-validation-name="val3" office:value-type="string" calcext:value-type="string">
            <text:p>Probability</text:p>
          </table:table-cell>
          <table:table-cell table:style-name="ce6" table:content-validation-name="val4" office:value-type="date" office:date-value="2024-03-04" calcext:value-type="date">
            <text:p>04/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4"/>
        </table:table-row>
        <table:table-row table:style-name="ro1">
          <table:table-cell table:style-name="ce4" office:value-type="string" calcext:value-type="string">
            <text:p>Large deviations for the volume of $k$-nearest neighbor balls</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11" calcext:value-type="date">
            <text:p>11/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4"/>
        </table:table-row>
        <table:table-row table:style-name="ro1">
          <table:table-cell table:style-name="ce4" office:value-type="string" calcext:value-type="string">
            <text:p>Two-point function of KPZ fixed point with Gaussian initial data</text:p>
          </table:table-cell>
          <table:table-cell table:style-name="ce2"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4-03-18" calcext:value-type="date">
            <text:p>18/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4"/>
        </table:table-row>
        <table:table-row table:style-name="ro1">
          <table:table-cell table:style-name="ce4" office:value-type="string" calcext:value-type="string">
            <text:p>Matrix displacement convexity and intrinsic dimensionality</text:p>
          </table:table-cell>
          <table:table-cell table:style-name="ce2"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25" calcext:value-type="date">
            <text:p>25/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4"/>
        </table:table-row>
        <table:table-row table:style-name="ro1">
          <table:table-cell table:style-name="ce4" office:value-type="string" calcext:value-type="string">
            <text:p>Jointly invariant measures for the Kardar-Parisi-Zhang equation</text:p>
          </table:table-cell>
          <table:table-cell table:style-name="ce2"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08" calcext:value-type="date">
            <text:p>08/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4"/>
        </table:table-row>
        <table:table-row table:style-name="ro1">
          <table:table-cell table:style-name="ce4" office:value-type="string" calcext:value-type="string">
            <text:p>A spectral and algebraic algorithm: the centralizer and the fixed points, scaling and universality classe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15" calcext:value-type="date">
            <text:p>15/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4"/>
        </table:table-row>
        <table:table-row table:style-name="ro1">
          <table:table-cell table:style-name="ce4" office:value-type="string" calcext:value-type="string">
            <text:p>Universality in the Persistence of Random Polynomials</text:p>
          </table:table-cell>
          <table:table-cell table:style-name="ce2"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2" office:value-type="string" calcext:value-type="string">
            <text:p>Brande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2" calcext:value-type="date">
            <text:p>22/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4"/>
        </table:table-row>
        <table:table-row table:style-name="ro1">
          <table:table-cell table:style-name="ce4" office:value-type="string" calcext:value-type="string">
            <text:p>Groups, embeddings, and random walks</text:p>
          </table:table-cell>
          <table:table-cell table:style-name="ce2"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9" calcext:value-type="date">
            <text:p>29/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ing from mean-field spin glass Gibbs measures and obstruction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8-26" calcext:value-type="date">
            <text:p>26/08/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4"/>
        </table:table-row>
        <table:table-row table:style-name="ro1">
          <table:table-cell table:style-name="ce4" office:value-type="string" calcext:value-type="string">
            <text:p>Infinite geodesics and Busemann functions in inhomogeneous exponential last 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09" calcext:value-type="date">
            <text:p>09/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4"/>
        </table:table-row>
        <table:table-row table:style-name="ro1">
          <table:table-cell table:style-name="ce4" office:value-type="string" calcext:value-type="string">
            <text:p>Algorithmic threshold for the random perceptron</text:p>
          </table:table-cell>
          <table:table-cell table:style-name="ce2"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4-09-16" calcext:value-type="date">
            <text:p>16/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4"/>
        </table:table-row>
        <table:table-row table:style-name="ro1">
          <table:table-cell table:style-name="ce4" office:value-type="string" calcext:value-type="string">
            <text:p>Novel algebraic perspectives on self-similarity</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23" calcext:value-type="date">
            <text:p>23/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4"/>
        </table:table-row>
        <table:table-row table:style-name="ro1">
          <table:table-cell table:style-name="ce4" office:value-type="string" calcext:value-type="string">
            <text:p>Language models for mathematicians</text:p>
          </table:table-cell>
          <table:table-cell table:style-name="ce2"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30" calcext:value-type="date">
            <text:p>30/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4"/>
        </table:table-row>
        <table:table-row table:style-name="ro1">
          <table:table-cell table:style-name="ce4" office:value-type="string" calcext:value-type="string">
            <text:p>Why is nature critical?</text:p>
          </table:table-cell>
          <table:table-cell table:style-name="ce2"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4-10-07" calcext:value-type="date">
            <text:p>07/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4"/>
        </table:table-row>
        <table:table-row table:style-name="ro1">
          <table:table-cell table:style-name="ce4" office:value-type="string" calcext:value-type="string">
            <text:p>Zigzag strategy for random matrices</text:p>
          </table:table-cell>
          <table:table-cell table:style-name="ce2"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2" office:value-type="string" calcext:value-type="string">
            <text:p>IST Austria</text:p>
          </table:table-cell>
          <table:table-cell table:style-name="ce2" table:content-validation-name="val3" office:value-type="string" calcext:value-type="string">
            <text:p>Probability</text:p>
          </table:table-cell>
          <table:table-cell table:style-name="ce6" table:content-validation-name="val4" office:value-type="date" office:date-value="2024-10-21" calcext:value-type="date">
            <text:p>21/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4"/>
        </table:table-row>
        <table:table-row table:style-name="ro1">
          <table:table-cell table:style-name="ce4" office:value-type="string" calcext:value-type="string">
            <text:p>Clustering of large deviations in heavy tailed moving average process</text:p>
          </table:table-cell>
          <table:table-cell table:style-name="ce2"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0-28" calcext:value-type="date">
            <text:p>28/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4"/>
        </table:table-row>
        <table:table-row table:style-name="ro1">
          <table:table-cell table:style-name="ce4" office:value-type="string" calcext:value-type="string">
            <text:p>Gaussian fluctuations in the infinite volume limit for the focusing $\Phi^4$ measure in 1D</text:p>
          </table:table-cell>
          <table:table-cell table:style-name="ce2" office:value-type="string" calcext:value-type="string">
            <text:p>Philippe Soso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04" calcext:value-type="date">
            <text:p>04/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4"/>
        </table:table-row>
        <table:table-row table:style-name="ro1">
          <table:table-cell table:style-name="ce4" office:value-type="string" calcext:value-type="string">
            <text:p>Lower bounds on Lyapunov exponents for linear PDEs driven by random velocity</text:p>
          </table:table-cell>
          <table:table-cell table:style-name="ce2"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14" table:content-validation-name="val4" office:value-type="date" office:date-value="2024-11-11" calcext:value-type="date">
            <text:p>11/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2"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4"/>
        </table:table-row>
        <table:table-row table:style-name="ro1">
          <table:table-cell table:style-name="ce4" office:value-type="string" calcext:value-type="string">
            <text:p>Darboux transformation of diffusion processes</text:p>
          </table:table-cell>
          <table:table-cell table:style-name="ce2"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2" office:value-type="string" calcext:value-type="string">
            <text:p>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18" calcext:value-type="date">
            <text:p>18/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4"/>
        </table:table-row>
        <table:table-row table:style-name="ro1">
          <table:table-cell table:style-name="ce4" office:value-type="string" calcext:value-type="string">
            <text:p>Wetting and pre-wetting in (2+1)D solid-on-solid interfaces</text:p>
          </table:table-cell>
          <table:table-cell table:style-name="ce2"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2" office:value-type="string" calcext:value-type="string">
            <text:p>Northwester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2-09" calcext:value-type="date">
            <text:p>09/1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4"/>
        </table:table-row>
        <table:table-row table:style-name="ro1">
          <table:table-cell table:style-name="ce4" office:value-type="string" calcext:value-type="string">
            <text:p>Strongly Tail-Optimal Scheduling in the Light-Tailed M/G/1</text:p>
          </table:table-cell>
          <table:table-cell table:style-name="ce2"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2-03" calcext:value-type="date">
            <text:p>03/0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4"/>
        </table:table-row>
        <table:table-row table:style-name="ro1">
          <table:table-cell table:style-name="ce4" office:value-type="string" calcext:value-type="string">
            <text:p>Heat Kernels of Schrödinger Operators on Manifolds</text:p>
          </table:table-cell>
          <table:table-cell table:style-name="ce2"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03" calcext:value-type="date">
            <text:p>03/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4"/>
        </table:table-row>
        <table:table-row table:style-name="ro1">
          <table:table-cell table:style-name="ce4" office:value-type="string" calcext:value-type="string">
            <text:p>Universality for Self-Organized Criticality</text:p>
          </table:table-cell>
          <table:table-cell table:style-name="ce2"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5-03-10" calcext:value-type="date">
            <text:p>10/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4"/>
        </table:table-row>
        <table:table-row table:style-name="ro1">
          <table:table-cell table:style-name="ce4" office:value-type="string" calcext:value-type="string">
            <text:p>Models of random spanning trees</text:p>
          </table:table-cell>
          <table:table-cell table:style-name="ce2"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17" calcext:value-type="date">
            <text:p>17/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4"/>
        </table:table-row>
        <table:table-row table:style-name="ro1">
          <table:table-cell table:style-name="ce4" office:value-type="string" calcext:value-type="string">
            <text:p>Homological percolation in a torus</text:p>
          </table:table-cell>
          <table:table-cell table:style-name="ce2"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24" calcext:value-type="date">
            <text:p>24/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4"/>
        </table:table-row>
        <table:table-row table:style-name="ro1">
          <table:table-cell table:style-name="ce4" office:value-type="string" calcext:value-type="string">
            <text:p>A remarkable example of stochastic processes with long-range dependence</text:p>
          </table:table-cell>
          <table:table-cell table:style-name="ce2"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25-04-07" calcext:value-type="date">
            <text:p>07/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4"/>
        </table:table-row>
        <table:table-row table:style-name="ro1">
          <table:table-cell table:style-name="ce4" office:value-type="string" calcext:value-type="string">
            <text:p>Ergodicity of the stochastic nonlinear Schrodinger equation</text:p>
          </table:table-cell>
          <table:table-cell table:style-name="ce2"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25-04-14" calcext:value-type="date">
            <text:p>14/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4"/>
        </table:table-row>
        <table:table-row table:style-name="ro1">
          <table:table-cell table:style-name="ce4" office:value-type="string" calcext:value-type="string">
            <text:p>Existence of Full Replica Symmetry Breaking for the Sherrington-Kirkpatrick Model</text:p>
          </table:table-cell>
          <table:table-cell table:style-name="ce2"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5-04-21" calcext:value-type="date">
            <text:p>21/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4"/>
        </table:table-row>
        <table:table-row table:style-name="ro1">
          <table:table-cell table:style-name="ce4" office:value-type="string" calcext:value-type="string">
            <text:p>Continuity of asymptotic entropy on groups</text:p>
          </table:table-cell>
          <table:table-cell table:style-name="ce2"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2" office:value-type="string" calcext:value-type="string">
            <text:p>University of Münster</text:p>
          </table:table-cell>
          <table:table-cell table:style-name="ce2" table:content-validation-name="val3" office:value-type="string" calcext:value-type="string">
            <text:p>Probability</text:p>
          </table:table-cell>
          <table:table-cell table:style-name="ce6" table:content-validation-name="val4" office:value-type="date" office:date-value="2025-05-05" calcext:value-type="date">
            <text:p>05/05/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4"/>
        </table:table-row>
        <table:table-row table:style-name="ro2" table:number-rows-repeated="1047649">
          <table:table-cell table:number-columns-repeated="1024"/>
        </table:table-row>
        <table:table-row table:style-name="ro2">
          <table:table-cell table:number-columns-repeated="1024"/>
        </table:table-row>
      </table:table>
      <table:named-expressions/>
      <table:database-ranges>
        <table:database-range table:name="Seminars" table:target-range-address="Current.A1:Current.J20"/>
        <table:database-range table:name="Seminars_Archive" table:target-range-address="Archive.A1:Archive.J92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5-1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urrent" style:display-name="PageStyle_Current" style:page-layout-name="Mpm3">
      <style:header style:display="false"/>
      <style:header-left style:display="false"/>
      <style:footer style:display="false"/>
      <style:footer-left style:display="false"/>
    </style:master-page>
    <style:master-page style:name="PageStyle_5f_Archive" style:display-name="PageStyle_Archiv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503" meta:object-count="0"/>
    <meta:generator>LibreOfficeDev/6.0.5.2$Linux_X86_64 LibreOffice_project/</meta:generator>
  </office:meta>
</office:document-meta>
</file>